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30216_092939conf_memo" table:style-name="ta1">
        <table:shapes>
          <draw:frame draw:z-index="0" draw:style-name="gr1" draw:text-style-name="P1" svg:width="15.999cm" svg:height="8.999cm" svg:x="3.567cm" svg:y="479.201cm">
            <draw:object draw:notify-on-update-of-ranges="20230216_092939conf_memo.A1:20230216_092939conf_memo.A108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.88770717382431" calcext:value-type="float">
            <text:p>0.88770717382431</text:p>
          </table:table-cell>
          <table:table-cell table:number-columns-repeated="2"/>
        </table:table-row>
        <table:table-row table:style-name="ro1">
          <table:table-cell office:value-type="float" office:value="0.891654670238495" calcext:value-type="float">
            <text:p>0.891654670238495</text:p>
          </table:table-cell>
          <table:table-cell table:number-columns-repeated="2"/>
        </table:table-row>
        <table:table-row table:style-name="ro1">
          <table:table-cell office:value-type="float" office:value="0.891800940036774" calcext:value-type="float">
            <text:p>0.891800940036774</text:p>
          </table:table-cell>
          <table:table-cell table:number-columns-repeated="2"/>
        </table:table-row>
        <table:table-row table:style-name="ro1">
          <table:table-cell office:value-type="float" office:value="0.847040057182312" calcext:value-type="float">
            <text:p>0.847040057182312</text:p>
          </table:table-cell>
          <table:table-cell table:number-columns-repeated="2"/>
        </table:table-row>
        <table:table-row table:style-name="ro1">
          <table:table-cell office:value-type="float" office:value="0.896663725376129" calcext:value-type="float">
            <text:p>0.896663725376129</text:p>
          </table:table-cell>
          <table:table-cell table:number-columns-repeated="2"/>
        </table:table-row>
        <table:table-row table:style-name="ro1">
          <table:table-cell office:value-type="float" office:value="0.909752726554871" calcext:value-type="float">
            <text:p>0.909752726554871</text:p>
          </table:table-cell>
          <table:table-cell table:number-columns-repeated="2"/>
        </table:table-row>
        <table:table-row table:style-name="ro1">
          <table:table-cell office:value-type="float" office:value="0.896743297576904" calcext:value-type="float">
            <text:p>0.896743297576904</text:p>
          </table:table-cell>
          <table:table-cell table:number-columns-repeated="2"/>
        </table:table-row>
        <table:table-row table:style-name="ro1">
          <table:table-cell office:value-type="float" office:value="0.87828403711319" calcext:value-type="float">
            <text:p>0.87828403711319</text:p>
          </table:table-cell>
          <table:table-cell table:number-columns-repeated="2"/>
        </table:table-row>
        <table:table-row table:style-name="ro1">
          <table:table-cell office:value-type="float" office:value="0.891656339168549" calcext:value-type="float">
            <text:p>0.891656339168549</text:p>
          </table:table-cell>
          <table:table-cell table:number-columns-repeated="2"/>
        </table:table-row>
        <table:table-row table:style-name="ro1">
          <table:table-cell office:value-type="float" office:value="0.89324688911438" calcext:value-type="float">
            <text:p>0.89324688911438</text:p>
          </table:table-cell>
          <table:table-cell table:number-columns-repeated="2"/>
        </table:table-row>
        <table:table-row table:style-name="ro1">
          <table:table-cell office:value-type="float" office:value="0.886900126934052" calcext:value-type="float">
            <text:p>0.886900126934052</text:p>
          </table:table-cell>
          <table:table-cell table:number-columns-repeated="2"/>
        </table:table-row>
        <table:table-row table:style-name="ro1">
          <table:table-cell office:value-type="float" office:value="0.883015811443329" calcext:value-type="float">
            <text:p>0.883015811443329</text:p>
          </table:table-cell>
          <table:table-cell table:number-columns-repeated="2"/>
        </table:table-row>
        <table:table-row table:style-name="ro1">
          <table:table-cell office:value-type="float" office:value="0.885711193084717" calcext:value-type="float">
            <text:p>0.885711193084717</text:p>
          </table:table-cell>
          <table:table-cell table:number-columns-repeated="2"/>
        </table:table-row>
        <table:table-row table:style-name="ro1">
          <table:table-cell office:value-type="float" office:value="0.889528572559357" calcext:value-type="float">
            <text:p>0.889528572559357</text:p>
          </table:table-cell>
          <table:table-cell table:number-columns-repeated="2"/>
        </table:table-row>
        <table:table-row table:style-name="ro1">
          <table:table-cell office:value-type="float" office:value="0.85877001285553" calcext:value-type="float">
            <text:p>0.85877001285553</text:p>
          </table:table-cell>
          <table:table-cell table:number-columns-repeated="2"/>
        </table:table-row>
        <table:table-row table:style-name="ro1">
          <table:table-cell office:value-type="float" office:value="0.878835678100586" calcext:value-type="float">
            <text:p>0.878835678100586</text:p>
          </table:table-cell>
          <table:table-cell table:number-columns-repeated="2"/>
        </table:table-row>
        <table:table-row table:style-name="ro1">
          <table:table-cell office:value-type="float" office:value="0.87701028585434" calcext:value-type="float">
            <text:p>0.87701028585434</text:p>
          </table:table-cell>
          <table:table-cell table:number-columns-repeated="2"/>
        </table:table-row>
        <table:table-row table:style-name="ro1">
          <table:table-cell office:value-type="float" office:value="0.857974767684937" calcext:value-type="float">
            <text:p>0.857974767684937</text:p>
          </table:table-cell>
          <table:table-cell table:number-columns-repeated="2"/>
        </table:table-row>
        <table:table-row table:style-name="ro1">
          <table:table-cell office:value-type="float" office:value="0.863240003585815" calcext:value-type="float">
            <text:p>0.863240003585815</text:p>
          </table:table-cell>
          <table:table-cell table:number-columns-repeated="2"/>
        </table:table-row>
        <table:table-row table:style-name="ro1">
          <table:table-cell office:value-type="float" office:value="0.881197035312653" calcext:value-type="float">
            <text:p>0.881197035312653</text:p>
          </table:table-cell>
          <table:table-cell table:number-columns-repeated="2"/>
        </table:table-row>
        <table:table-row table:style-name="ro1">
          <table:table-cell office:value-type="float" office:value="0.811513602733612" calcext:value-type="float">
            <text:p>0.811513602733612</text:p>
          </table:table-cell>
          <table:table-cell table:number-columns-repeated="2"/>
        </table:table-row>
        <table:table-row table:style-name="ro1">
          <table:table-cell office:value-type="float" office:value="0.890026092529297" calcext:value-type="float">
            <text:p>0.890026092529297</text:p>
          </table:table-cell>
          <table:table-cell table:number-columns-repeated="2"/>
        </table:table-row>
        <table:table-row table:style-name="ro1">
          <table:table-cell office:value-type="float" office:value="0.875745534896851" calcext:value-type="float">
            <text:p>0.875745534896851</text:p>
          </table:table-cell>
          <table:table-cell table:number-columns-repeated="2"/>
        </table:table-row>
        <table:table-row table:style-name="ro1">
          <table:table-cell office:value-type="float" office:value="0.828578114509583" calcext:value-type="float">
            <text:p>0.828578114509583</text:p>
          </table:table-cell>
          <table:table-cell table:number-columns-repeated="2"/>
        </table:table-row>
        <table:table-row table:style-name="ro1">
          <table:table-cell office:value-type="float" office:value="0.767140984535217" calcext:value-type="float">
            <text:p>0.767140984535217</text:p>
          </table:table-cell>
          <table:table-cell table:number-columns-repeated="2"/>
        </table:table-row>
        <table:table-row table:style-name="ro1">
          <table:table-cell office:value-type="float" office:value="0.886046171188355" calcext:value-type="float">
            <text:p>0.886046171188355</text:p>
          </table:table-cell>
          <table:table-cell table:number-columns-repeated="2"/>
        </table:table-row>
        <table:table-row table:style-name="ro1">
          <table:table-cell office:value-type="float" office:value="0.858395040035248" calcext:value-type="float">
            <text:p>0.858395040035248</text:p>
          </table:table-cell>
          <table:table-cell table:number-columns-repeated="2"/>
        </table:table-row>
        <table:table-row table:style-name="ro1">
          <table:table-cell office:value-type="float" office:value="0.902391016483307" calcext:value-type="float">
            <text:p>0.902391016483307</text:p>
          </table:table-cell>
          <table:table-cell table:number-columns-repeated="2"/>
        </table:table-row>
        <table:table-row table:style-name="ro1">
          <table:table-cell office:value-type="float" office:value="0.837608993053436" calcext:value-type="float">
            <text:p>0.837608993053436</text:p>
          </table:table-cell>
          <table:table-cell table:number-columns-repeated="2"/>
        </table:table-row>
        <table:table-row table:style-name="ro1">
          <table:table-cell office:value-type="float" office:value="0.89303058385849" calcext:value-type="float">
            <text:p>0.89303058385849</text:p>
          </table:table-cell>
          <table:table-cell table:number-columns-repeated="2"/>
        </table:table-row>
        <table:table-row table:style-name="ro1">
          <table:table-cell office:value-type="float" office:value="0.900435924530029" calcext:value-type="float">
            <text:p>0.900435924530029</text:p>
          </table:table-cell>
          <table:table-cell table:number-columns-repeated="2"/>
        </table:table-row>
        <table:table-row table:style-name="ro1">
          <table:table-cell office:value-type="float" office:value="0.904691159725189" calcext:value-type="float">
            <text:p>0.904691159725189</text:p>
          </table:table-cell>
          <table:table-cell table:number-columns-repeated="2"/>
        </table:table-row>
        <table:table-row table:style-name="ro1">
          <table:table-cell office:value-type="float" office:value="0.877677738666534" calcext:value-type="float">
            <text:p>0.877677738666534</text:p>
          </table:table-cell>
          <table:table-cell table:number-columns-repeated="2"/>
        </table:table-row>
        <table:table-row table:style-name="ro1">
          <table:table-cell office:value-type="float" office:value="0.87906140089035" calcext:value-type="float">
            <text:p>0.87906140089035</text:p>
          </table:table-cell>
          <table:table-cell table:number-columns-repeated="2"/>
        </table:table-row>
        <table:table-row table:style-name="ro1">
          <table:table-cell office:value-type="float" office:value="0.892728626728058" calcext:value-type="float">
            <text:p>0.892728626728058</text:p>
          </table:table-cell>
          <table:table-cell table:number-columns-repeated="2"/>
        </table:table-row>
        <table:table-row table:style-name="ro1">
          <table:table-cell office:value-type="float" office:value="0.875553786754608" calcext:value-type="float">
            <text:p>0.875553786754608</text:p>
          </table:table-cell>
          <table:table-cell table:number-columns-repeated="2"/>
        </table:table-row>
        <table:table-row table:style-name="ro1">
          <table:table-cell office:value-type="float" office:value="0.89302784204483" calcext:value-type="float">
            <text:p>0.89302784204483</text:p>
          </table:table-cell>
          <table:table-cell table:number-columns-repeated="2"/>
        </table:table-row>
        <table:table-row table:style-name="ro1">
          <table:table-cell office:value-type="float" office:value="0.888564348220825" calcext:value-type="float">
            <text:p>0.888564348220825</text:p>
          </table:table-cell>
          <table:table-cell table:number-columns-repeated="2"/>
        </table:table-row>
        <table:table-row table:style-name="ro1">
          <table:table-cell office:value-type="float" office:value="0.890563070774078" calcext:value-type="float">
            <text:p>0.890563070774078</text:p>
          </table:table-cell>
          <table:table-cell table:number-columns-repeated="2"/>
        </table:table-row>
        <table:table-row table:style-name="ro1">
          <table:table-cell office:value-type="float" office:value="0.892196118831635" calcext:value-type="float">
            <text:p>0.892196118831635</text:p>
          </table:table-cell>
          <table:table-cell table:number-columns-repeated="2"/>
        </table:table-row>
        <table:table-row table:style-name="ro1">
          <table:table-cell office:value-type="float" office:value="0.891423642635345" calcext:value-type="float">
            <text:p>0.891423642635345</text:p>
          </table:table-cell>
          <table:table-cell table:number-columns-repeated="2"/>
        </table:table-row>
        <table:table-row table:style-name="ro1">
          <table:table-cell office:value-type="float" office:value="0.890252888202667" calcext:value-type="float">
            <text:p>0.890252888202667</text:p>
          </table:table-cell>
          <table:table-cell table:number-columns-repeated="2"/>
        </table:table-row>
        <table:table-row table:style-name="ro1">
          <table:table-cell office:value-type="float" office:value="0.891952514648438" calcext:value-type="float">
            <text:p>0.891952514648438</text:p>
          </table:table-cell>
          <table:table-cell table:number-columns-repeated="2"/>
        </table:table-row>
        <table:table-row table:style-name="ro1">
          <table:table-cell office:value-type="float" office:value="0.893203675746918" calcext:value-type="float">
            <text:p>0.893203675746918</text:p>
          </table:table-cell>
          <table:table-cell table:number-columns-repeated="2"/>
        </table:table-row>
        <table:table-row table:style-name="ro1">
          <table:table-cell office:value-type="float" office:value="0.895769774913788" calcext:value-type="float">
            <text:p>0.895769774913788</text:p>
          </table:table-cell>
          <table:table-cell table:number-columns-repeated="2"/>
        </table:table-row>
        <table:table-row table:style-name="ro1">
          <table:table-cell office:value-type="float" office:value="0.885987281799316" calcext:value-type="float">
            <text:p>0.885987281799316</text:p>
          </table:table-cell>
          <table:table-cell table:number-columns-repeated="2"/>
        </table:table-row>
        <table:table-row table:style-name="ro1">
          <table:table-cell office:value-type="float" office:value="0.87775844335556" calcext:value-type="float">
            <text:p>0.87775844335556</text:p>
          </table:table-cell>
          <table:table-cell table:number-columns-repeated="2"/>
        </table:table-row>
        <table:table-row table:style-name="ro1">
          <table:table-cell office:value-type="float" office:value="0.89552491903305" calcext:value-type="float">
            <text:p>0.89552491903305</text:p>
          </table:table-cell>
          <table:table-cell table:number-columns-repeated="2"/>
        </table:table-row>
        <table:table-row table:style-name="ro1">
          <table:table-cell office:value-type="float" office:value="0.891599714756012" calcext:value-type="float">
            <text:p>0.891599714756012</text:p>
          </table:table-cell>
          <table:table-cell table:number-columns-repeated="2"/>
        </table:table-row>
        <table:table-row table:style-name="ro1">
          <table:table-cell office:value-type="float" office:value="0.889355838298798" calcext:value-type="float">
            <text:p>0.889355838298798</text:p>
          </table:table-cell>
          <table:table-cell table:number-columns-repeated="2"/>
        </table:table-row>
        <table:table-row table:style-name="ro1">
          <table:table-cell office:value-type="float" office:value="0.88762640953064" calcext:value-type="float">
            <text:p>0.88762640953064</text:p>
          </table:table-cell>
          <table:table-cell table:number-columns-repeated="2"/>
        </table:table-row>
        <table:table-row table:style-name="ro1">
          <table:table-cell office:value-type="float" office:value="0.890326857566834" calcext:value-type="float">
            <text:p>0.890326857566834</text:p>
          </table:table-cell>
          <table:table-cell table:number-columns-repeated="2"/>
        </table:table-row>
        <table:table-row table:style-name="ro1">
          <table:table-cell office:value-type="float" office:value="0.893916606903076" calcext:value-type="float">
            <text:p>0.893916606903076</text:p>
          </table:table-cell>
          <table:table-cell table:number-columns-repeated="2"/>
        </table:table-row>
        <table:table-row table:style-name="ro1">
          <table:table-cell office:value-type="float" office:value="0.90079927444458" calcext:value-type="float">
            <text:p>0.90079927444458</text:p>
          </table:table-cell>
          <table:table-cell table:number-columns-repeated="2"/>
        </table:table-row>
        <table:table-row table:style-name="ro1">
          <table:table-cell office:value-type="float" office:value="0.898479342460632" calcext:value-type="float">
            <text:p>0.898479342460632</text:p>
          </table:table-cell>
          <table:table-cell table:number-columns-repeated="2"/>
        </table:table-row>
        <table:table-row table:style-name="ro1">
          <table:table-cell office:value-type="float" office:value="0.89242434501648" calcext:value-type="float">
            <text:p>0.89242434501648</text:p>
          </table:table-cell>
          <table:table-cell table:number-columns-repeated="2"/>
        </table:table-row>
        <table:table-row table:style-name="ro1">
          <table:table-cell office:value-type="float" office:value="0.890147984027862" calcext:value-type="float">
            <text:p>0.890147984027862</text:p>
          </table:table-cell>
          <table:table-cell table:number-columns-repeated="2"/>
        </table:table-row>
        <table:table-row table:style-name="ro1">
          <table:table-cell office:value-type="float" office:value="0.898112893104553" calcext:value-type="float">
            <text:p>0.898112893104553</text:p>
          </table:table-cell>
          <table:table-cell table:number-columns-repeated="2"/>
        </table:table-row>
        <table:table-row table:style-name="ro1">
          <table:table-cell office:value-type="float" office:value="0.895679116249085" calcext:value-type="float">
            <text:p>0.895679116249085</text:p>
          </table:table-cell>
          <table:table-cell table:number-columns-repeated="2"/>
        </table:table-row>
        <table:table-row table:style-name="ro1">
          <table:table-cell office:value-type="float" office:value="0.883952558040619" calcext:value-type="float">
            <text:p>0.883952558040619</text:p>
          </table:table-cell>
          <table:table-cell table:number-columns-repeated="2"/>
        </table:table-row>
        <table:table-row table:style-name="ro1">
          <table:table-cell office:value-type="float" office:value="0.885258316993713" calcext:value-type="float">
            <text:p>0.885258316993713</text:p>
          </table:table-cell>
          <table:table-cell table:number-columns-repeated="2"/>
        </table:table-row>
        <table:table-row table:style-name="ro1">
          <table:table-cell office:value-type="float" office:value="0.883992850780487" calcext:value-type="float">
            <text:p>0.883992850780487</text:p>
          </table:table-cell>
          <table:table-cell table:number-columns-repeated="2"/>
        </table:table-row>
        <table:table-row table:style-name="ro1">
          <table:table-cell office:value-type="float" office:value="0.883352160453796" calcext:value-type="float">
            <text:p>0.883352160453796</text:p>
          </table:table-cell>
          <table:table-cell table:number-columns-repeated="2"/>
        </table:table-row>
        <table:table-row table:style-name="ro1">
          <table:table-cell office:value-type="float" office:value="0.875603079795837" calcext:value-type="float">
            <text:p>0.875603079795837</text:p>
          </table:table-cell>
          <table:table-cell table:number-columns-repeated="2"/>
        </table:table-row>
        <table:table-row table:style-name="ro1">
          <table:table-cell office:value-type="float" office:value="0.876582384109497" calcext:value-type="float">
            <text:p>0.876582384109497</text:p>
          </table:table-cell>
          <table:table-cell table:number-columns-repeated="2"/>
        </table:table-row>
        <table:table-row table:style-name="ro1">
          <table:table-cell office:value-type="float" office:value="0.872713625431061" calcext:value-type="float">
            <text:p>0.872713625431061</text:p>
          </table:table-cell>
          <table:table-cell table:number-columns-repeated="2"/>
        </table:table-row>
        <table:table-row table:style-name="ro1">
          <table:table-cell office:value-type="float" office:value="0.87689995765686" calcext:value-type="float">
            <text:p>0.87689995765686</text:p>
          </table:table-cell>
          <table:table-cell table:number-columns-repeated="2"/>
        </table:table-row>
        <table:table-row table:style-name="ro1">
          <table:table-cell office:value-type="float" office:value="0.87256920337677" calcext:value-type="float">
            <text:p>0.87256920337677</text:p>
          </table:table-cell>
          <table:table-cell table:number-columns-repeated="2"/>
        </table:table-row>
        <table:table-row table:style-name="ro1">
          <table:table-cell office:value-type="float" office:value="0.874426484107971" calcext:value-type="float">
            <text:p>0.874426484107971</text:p>
          </table:table-cell>
          <table:table-cell table:number-columns-repeated="2"/>
        </table:table-row>
        <table:table-row table:style-name="ro1">
          <table:table-cell office:value-type="float" office:value="0.873573124408722" calcext:value-type="float">
            <text:p>0.873573124408722</text:p>
          </table:table-cell>
          <table:table-cell table:number-columns-repeated="2"/>
        </table:table-row>
        <table:table-row table:style-name="ro1">
          <table:table-cell office:value-type="float" office:value="0.867227613925934" calcext:value-type="float">
            <text:p>0.867227613925934</text:p>
          </table:table-cell>
          <table:table-cell table:number-columns-repeated="2"/>
        </table:table-row>
        <table:table-row table:style-name="ro1">
          <table:table-cell office:value-type="float" office:value="0.866791129112244" calcext:value-type="float">
            <text:p>0.866791129112244</text:p>
          </table:table-cell>
          <table:table-cell table:number-columns-repeated="2"/>
        </table:table-row>
        <table:table-row table:style-name="ro1">
          <table:table-cell office:value-type="float" office:value="0.887941360473633" calcext:value-type="float">
            <text:p>0.887941360473633</text:p>
          </table:table-cell>
          <table:table-cell table:number-columns-repeated="2"/>
        </table:table-row>
        <table:table-row table:style-name="ro1">
          <table:table-cell office:value-type="float" office:value="0.881123304367065" calcext:value-type="float">
            <text:p>0.881123304367065</text:p>
          </table:table-cell>
          <table:table-cell table:number-columns-repeated="2"/>
        </table:table-row>
        <table:table-row table:style-name="ro1">
          <table:table-cell office:value-type="float" office:value="0.893102526664734" calcext:value-type="float">
            <text:p>0.893102526664734</text:p>
          </table:table-cell>
          <table:table-cell table:number-columns-repeated="2"/>
        </table:table-row>
        <table:table-row table:style-name="ro1">
          <table:table-cell office:value-type="float" office:value="0.882797122001648" calcext:value-type="float">
            <text:p>0.882797122001648</text:p>
          </table:table-cell>
          <table:table-cell table:number-columns-repeated="2"/>
        </table:table-row>
        <table:table-row table:style-name="ro1">
          <table:table-cell office:value-type="float" office:value="0.886879861354828" calcext:value-type="float">
            <text:p>0.886879861354828</text:p>
          </table:table-cell>
          <table:table-cell table:number-columns-repeated="2"/>
        </table:table-row>
        <table:table-row table:style-name="ro1">
          <table:table-cell office:value-type="float" office:value="0.894316256046295" calcext:value-type="float">
            <text:p>0.894316256046295</text:p>
          </table:table-cell>
          <table:table-cell table:number-columns-repeated="2"/>
        </table:table-row>
        <table:table-row table:style-name="ro1">
          <table:table-cell office:value-type="float" office:value="0.885472655296326" calcext:value-type="float">
            <text:p>0.885472655296326</text:p>
          </table:table-cell>
          <table:table-cell table:number-columns-repeated="2"/>
        </table:table-row>
        <table:table-row table:style-name="ro1">
          <table:table-cell office:value-type="float" office:value="0.883012473583221" calcext:value-type="float">
            <text:p>0.883012473583221</text:p>
          </table:table-cell>
          <table:table-cell table:number-columns-repeated="2"/>
        </table:table-row>
        <table:table-row table:style-name="ro1">
          <table:table-cell office:value-type="float" office:value="0.87520569562912" calcext:value-type="float">
            <text:p>0.87520569562912</text:p>
          </table:table-cell>
          <table:table-cell table:number-columns-repeated="2"/>
        </table:table-row>
        <table:table-row table:style-name="ro1">
          <table:table-cell office:value-type="float" office:value="0.885199368000031" calcext:value-type="float">
            <text:p>0.885199368000031</text:p>
          </table:table-cell>
          <table:table-cell table:number-columns-repeated="2"/>
        </table:table-row>
        <table:table-row table:style-name="ro1">
          <table:table-cell office:value-type="float" office:value="0.880658626556397" calcext:value-type="float">
            <text:p>0.880658626556397</text:p>
          </table:table-cell>
          <table:table-cell table:number-columns-repeated="2"/>
        </table:table-row>
        <table:table-row table:style-name="ro1">
          <table:table-cell office:value-type="float" office:value="0.880074203014374" calcext:value-type="float">
            <text:p>0.880074203014374</text:p>
          </table:table-cell>
          <table:table-cell table:number-columns-repeated="2"/>
        </table:table-row>
        <table:table-row table:style-name="ro1">
          <table:table-cell office:value-type="float" office:value="0.896153748035431" calcext:value-type="float">
            <text:p>0.896153748035431</text:p>
          </table:table-cell>
          <table:table-cell table:number-columns-repeated="2"/>
        </table:table-row>
        <table:table-row table:style-name="ro1">
          <table:table-cell office:value-type="float" office:value="0.88039368391037" calcext:value-type="float">
            <text:p>0.88039368391037</text:p>
          </table:table-cell>
          <table:table-cell table:number-columns-repeated="2"/>
        </table:table-row>
        <table:table-row table:style-name="ro1">
          <table:table-cell office:value-type="float" office:value="0.869491994380951" calcext:value-type="float">
            <text:p>0.869491994380951</text:p>
          </table:table-cell>
          <table:table-cell table:number-columns-repeated="2"/>
        </table:table-row>
        <table:table-row table:style-name="ro1">
          <table:table-cell office:value-type="float" office:value="0.847127974033356" calcext:value-type="float">
            <text:p>0.847127974033356</text:p>
          </table:table-cell>
          <table:table-cell table:number-columns-repeated="2"/>
        </table:table-row>
        <table:table-row table:style-name="ro1">
          <table:table-cell office:value-type="float" office:value="0.861982822418213" calcext:value-type="float">
            <text:p>0.861982822418213</text:p>
          </table:table-cell>
          <table:table-cell table:number-columns-repeated="2"/>
        </table:table-row>
        <table:table-row table:style-name="ro1">
          <table:table-cell office:value-type="float" office:value="0.886156857013702" calcext:value-type="float">
            <text:p>0.886156857013702</text:p>
          </table:table-cell>
          <table:table-cell table:number-columns-repeated="2"/>
        </table:table-row>
        <table:table-row table:style-name="ro1">
          <table:table-cell office:value-type="float" office:value="0.894102156162262" calcext:value-type="float">
            <text:p>0.894102156162262</text:p>
          </table:table-cell>
          <table:table-cell table:number-columns-repeated="2"/>
        </table:table-row>
        <table:table-row table:style-name="ro1">
          <table:table-cell office:value-type="float" office:value="0.884021103382111" calcext:value-type="float">
            <text:p>0.884021103382111</text:p>
          </table:table-cell>
          <table:table-cell table:number-columns-repeated="2"/>
        </table:table-row>
        <table:table-row table:style-name="ro1">
          <table:table-cell office:value-type="float" office:value="0.898433208465576" calcext:value-type="float">
            <text:p>0.898433208465576</text:p>
          </table:table-cell>
          <table:table-cell table:number-columns-repeated="2"/>
        </table:table-row>
        <table:table-row table:style-name="ro1">
          <table:table-cell office:value-type="float" office:value="0.899390280246735" calcext:value-type="float">
            <text:p>0.899390280246735</text:p>
          </table:table-cell>
          <table:table-cell table:number-columns-repeated="2"/>
        </table:table-row>
        <table:table-row table:style-name="ro1">
          <table:table-cell office:value-type="float" office:value="0.912543475627899" calcext:value-type="float">
            <text:p>0.912543475627899</text:p>
          </table:table-cell>
          <table:table-cell table:number-columns-repeated="2"/>
        </table:table-row>
        <table:table-row table:style-name="ro1">
          <table:table-cell office:value-type="float" office:value="0.909317672252655" calcext:value-type="float">
            <text:p>0.909317672252655</text:p>
          </table:table-cell>
          <table:table-cell table:number-columns-repeated="2"/>
        </table:table-row>
        <table:table-row table:style-name="ro1">
          <table:table-cell office:value-type="float" office:value="0.890763998031616" calcext:value-type="float">
            <text:p>0.890763998031616</text:p>
          </table:table-cell>
          <table:table-cell table:number-columns-repeated="2"/>
        </table:table-row>
        <table:table-row table:style-name="ro1">
          <table:table-cell office:value-type="float" office:value="0.894878566265106" calcext:value-type="float">
            <text:p>0.894878566265106</text:p>
          </table:table-cell>
          <table:table-cell table:number-columns-repeated="2"/>
        </table:table-row>
        <table:table-row table:style-name="ro1">
          <table:table-cell office:value-type="float" office:value="0.879668533802033" calcext:value-type="float">
            <text:p>0.879668533802033</text:p>
          </table:table-cell>
          <table:table-cell table:number-columns-repeated="2"/>
        </table:table-row>
        <table:table-row table:style-name="ro1">
          <table:table-cell office:value-type="float" office:value="0.887891232967377" calcext:value-type="float">
            <text:p>0.887891232967377</text:p>
          </table:table-cell>
          <table:table-cell table:number-columns-repeated="2"/>
        </table:table-row>
        <table:table-row table:style-name="ro1">
          <table:table-cell office:value-type="float" office:value="0.910381019115448" calcext:value-type="float">
            <text:p>0.910381019115448</text:p>
          </table:table-cell>
          <table:table-cell table:number-columns-repeated="2"/>
        </table:table-row>
        <table:table-row table:style-name="ro1">
          <table:table-cell office:value-type="float" office:value="0.907160401344299" calcext:value-type="float">
            <text:p>0.907160401344299</text:p>
          </table:table-cell>
          <table:table-cell table:number-columns-repeated="2"/>
        </table:table-row>
        <table:table-row table:style-name="ro1">
          <table:table-cell office:value-type="float" office:value="0.913255751132965" calcext:value-type="float">
            <text:p>0.913255751132965</text:p>
          </table:table-cell>
          <table:table-cell table:number-columns-repeated="2"/>
        </table:table-row>
        <table:table-row table:style-name="ro1">
          <table:table-cell office:value-type="float" office:value="0.880760848522186" calcext:value-type="float">
            <text:p>0.880760848522186</text:p>
          </table:table-cell>
          <table:table-cell table:number-columns-repeated="2"/>
        </table:table-row>
        <table:table-row table:style-name="ro1">
          <table:table-cell office:value-type="float" office:value="0.889265894889831" calcext:value-type="float">
            <text:p>0.889265894889831</text:p>
          </table:table-cell>
          <table:table-cell table:number-columns-repeated="2"/>
        </table:table-row>
        <table:table-row table:style-name="ro1">
          <table:table-cell office:value-type="float" office:value="0.889336585998535" calcext:value-type="float">
            <text:p>0.889336585998535</text:p>
          </table:table-cell>
          <table:table-cell table:number-columns-repeated="2"/>
        </table:table-row>
        <table:table-row table:style-name="ro1">
          <table:table-cell office:value-type="float" office:value="0.902301907539368" calcext:value-type="float">
            <text:p>0.902301907539368</text:p>
          </table:table-cell>
          <table:table-cell table:number-columns-repeated="2"/>
        </table:table-row>
        <table:table-row table:style-name="ro1">
          <table:table-cell office:value-type="float" office:value="0.904627859592438" calcext:value-type="float">
            <text:p>0.904627859592438</text:p>
          </table:table-cell>
          <table:table-cell table:number-columns-repeated="2"/>
        </table:table-row>
        <table:table-row table:style-name="ro1">
          <table:table-cell office:value-type="float" office:value="0.906907320022583" calcext:value-type="float">
            <text:p>0.906907320022583</text:p>
          </table:table-cell>
          <table:table-cell table:number-columns-repeated="2"/>
        </table:table-row>
        <table:table-row table:style-name="ro1">
          <table:table-cell office:value-type="float" office:value="0.884701073169708" calcext:value-type="float">
            <text:p>0.884701073169708</text:p>
          </table:table-cell>
          <table:table-cell table:number-columns-repeated="2"/>
        </table:table-row>
        <table:table-row table:style-name="ro1">
          <table:table-cell office:value-type="float" office:value="0.90755957365036" calcext:value-type="float">
            <text:p>0.90755957365036</text:p>
          </table:table-cell>
          <table:table-cell table:number-columns-repeated="2"/>
        </table:table-row>
        <table:table-row table:style-name="ro1">
          <table:table-cell office:value-type="float" office:value="0.914771497249603" calcext:value-type="float">
            <text:p>0.914771497249603</text:p>
          </table:table-cell>
          <table:table-cell table:number-columns-repeated="2"/>
        </table:table-row>
        <table:table-row table:style-name="ro1">
          <table:table-cell office:value-type="float" office:value="0.911182701587677" calcext:value-type="float">
            <text:p>0.911182701587677</text:p>
          </table:table-cell>
          <table:table-cell table:number-columns-repeated="2"/>
        </table:table-row>
        <table:table-row table:style-name="ro1">
          <table:table-cell office:value-type="float" office:value="0.901091873645782" calcext:value-type="float">
            <text:p>0.901091873645782</text:p>
          </table:table-cell>
          <table:table-cell table:number-columns-repeated="2"/>
        </table:table-row>
        <table:table-row table:style-name="ro1">
          <table:table-cell office:value-type="float" office:value="0.897441744804382" calcext:value-type="float">
            <text:p>0.897441744804382</text:p>
          </table:table-cell>
          <table:table-cell table:number-columns-repeated="2"/>
        </table:table-row>
        <table:table-row table:style-name="ro1">
          <table:table-cell office:value-type="float" office:value="0.93213278055191" calcext:value-type="float">
            <text:p>0.93213278055191</text:p>
          </table:table-cell>
          <table:table-cell table:number-columns-repeated="2"/>
        </table:table-row>
        <table:table-row table:style-name="ro1">
          <table:table-cell office:value-type="float" office:value="0.911794662475586" calcext:value-type="float">
            <text:p>0.911794662475586</text:p>
          </table:table-cell>
          <table:table-cell table:number-columns-repeated="2"/>
        </table:table-row>
        <table:table-row table:style-name="ro1">
          <table:table-cell office:value-type="float" office:value="0.905102431774139" calcext:value-type="float">
            <text:p>0.905102431774139</text:p>
          </table:table-cell>
          <table:table-cell table:number-columns-repeated="2"/>
        </table:table-row>
        <table:table-row table:style-name="ro1">
          <table:table-cell office:value-type="float" office:value="0.883331120014191" calcext:value-type="float">
            <text:p>0.883331120014191</text:p>
          </table:table-cell>
          <table:table-cell table:number-columns-repeated="2"/>
        </table:table-row>
        <table:table-row table:style-name="ro1">
          <table:table-cell office:value-type="float" office:value="0.868661522865295" calcext:value-type="float">
            <text:p>0.868661522865295</text:p>
          </table:table-cell>
          <table:table-cell table:number-columns-repeated="2"/>
        </table:table-row>
        <table:table-row table:style-name="ro1">
          <table:table-cell office:value-type="float" office:value="0.841615259647369" calcext:value-type="float">
            <text:p>0.841615259647369</text:p>
          </table:table-cell>
          <table:table-cell table:number-columns-repeated="2"/>
        </table:table-row>
        <table:table-row table:style-name="ro1">
          <table:table-cell office:value-type="float" office:value="0.899555921554565" calcext:value-type="float">
            <text:p>0.899555921554565</text:p>
          </table:table-cell>
          <table:table-cell table:number-columns-repeated="2"/>
        </table:table-row>
        <table:table-row table:style-name="ro1">
          <table:table-cell office:value-type="float" office:value="0.8874272108078" calcext:value-type="float">
            <text:p>0.8874272108078</text:p>
          </table:table-cell>
          <table:table-cell table:number-columns-repeated="2"/>
        </table:table-row>
        <table:table-row table:style-name="ro1">
          <table:table-cell office:value-type="float" office:value="0.855269372463226" calcext:value-type="float">
            <text:p>0.855269372463226</text:p>
          </table:table-cell>
          <table:table-cell table:number-columns-repeated="2"/>
        </table:table-row>
        <table:table-row table:style-name="ro1">
          <table:table-cell office:value-type="float" office:value="0.907324314117431" calcext:value-type="float">
            <text:p>0.907324314117431</text:p>
          </table:table-cell>
          <table:table-cell table:number-columns-repeated="2"/>
        </table:table-row>
        <table:table-row table:style-name="ro1">
          <table:table-cell office:value-type="float" office:value="0.869778573513031" calcext:value-type="float">
            <text:p>0.869778573513031</text:p>
          </table:table-cell>
          <table:table-cell table:number-columns-repeated="2"/>
        </table:table-row>
        <table:table-row table:style-name="ro1">
          <table:table-cell office:value-type="float" office:value="0.8996222615242" calcext:value-type="float">
            <text:p>0.8996222615242</text:p>
          </table:table-cell>
          <table:table-cell table:number-columns-repeated="2"/>
        </table:table-row>
        <table:table-row table:style-name="ro1">
          <table:table-cell office:value-type="float" office:value="0.892989039421081" calcext:value-type="float">
            <text:p>0.892989039421081</text:p>
          </table:table-cell>
          <table:table-cell table:number-columns-repeated="2"/>
        </table:table-row>
        <table:table-row table:style-name="ro1">
          <table:table-cell office:value-type="float" office:value="0.889615178108215" calcext:value-type="float">
            <text:p>0.889615178108215</text:p>
          </table:table-cell>
          <table:table-cell table:number-columns-repeated="2"/>
        </table:table-row>
        <table:table-row table:style-name="ro1">
          <table:table-cell office:value-type="float" office:value="0.908942937850952" calcext:value-type="float">
            <text:p>0.908942937850952</text:p>
          </table:table-cell>
          <table:table-cell table:number-columns-repeated="2"/>
        </table:table-row>
        <table:table-row table:style-name="ro1">
          <table:table-cell office:value-type="float" office:value="0.907880187034607" calcext:value-type="float">
            <text:p>0.907880187034607</text:p>
          </table:table-cell>
          <table:table-cell table:number-columns-repeated="2"/>
        </table:table-row>
        <table:table-row table:style-name="ro1">
          <table:table-cell office:value-type="float" office:value="0.913306176662445" calcext:value-type="float">
            <text:p>0.913306176662445</text:p>
          </table:table-cell>
          <table:table-cell table:number-columns-repeated="2"/>
        </table:table-row>
        <table:table-row table:style-name="ro1">
          <table:table-cell office:value-type="float" office:value="0.923406958580017" calcext:value-type="float">
            <text:p>0.923406958580017</text:p>
          </table:table-cell>
          <table:table-cell table:number-columns-repeated="2"/>
        </table:table-row>
        <table:table-row table:style-name="ro1">
          <table:table-cell office:value-type="float" office:value="0.917272686958313" calcext:value-type="float">
            <text:p>0.917272686958313</text:p>
          </table:table-cell>
          <table:table-cell table:number-columns-repeated="2"/>
        </table:table-row>
        <table:table-row table:style-name="ro1">
          <table:table-cell office:value-type="float" office:value="0.923531770706177" calcext:value-type="float">
            <text:p>0.923531770706177</text:p>
          </table:table-cell>
          <table:table-cell table:number-columns-repeated="2"/>
        </table:table-row>
        <table:table-row table:style-name="ro1">
          <table:table-cell office:value-type="float" office:value="0.922946691513062" calcext:value-type="float">
            <text:p>0.922946691513062</text:p>
          </table:table-cell>
          <table:table-cell table:number-columns-repeated="2"/>
        </table:table-row>
        <table:table-row table:style-name="ro1">
          <table:table-cell office:value-type="float" office:value="0.919850051403046" calcext:value-type="float">
            <text:p>0.919850051403046</text:p>
          </table:table-cell>
          <table:table-cell table:number-columns-repeated="2"/>
        </table:table-row>
        <table:table-row table:style-name="ro1">
          <table:table-cell office:value-type="float" office:value="0.91763699054718" calcext:value-type="float">
            <text:p>0.91763699054718</text:p>
          </table:table-cell>
          <table:table-cell table:number-columns-repeated="2"/>
        </table:table-row>
        <table:table-row table:style-name="ro1">
          <table:table-cell office:value-type="float" office:value="0.919592022895813" calcext:value-type="float">
            <text:p>0.919592022895813</text:p>
          </table:table-cell>
          <table:table-cell table:number-columns-repeated="2"/>
        </table:table-row>
        <table:table-row table:style-name="ro1">
          <table:table-cell office:value-type="float" office:value="0.921066343784332" calcext:value-type="float">
            <text:p>0.921066343784332</text:p>
          </table:table-cell>
          <table:table-cell table:number-columns-repeated="2"/>
        </table:table-row>
        <table:table-row table:style-name="ro1">
          <table:table-cell office:value-type="float" office:value="0.931514859199524" calcext:value-type="float">
            <text:p>0.931514859199524</text:p>
          </table:table-cell>
          <table:table-cell table:number-columns-repeated="2"/>
        </table:table-row>
        <table:table-row table:style-name="ro1">
          <table:table-cell office:value-type="float" office:value="0.932813346385956" calcext:value-type="float">
            <text:p>0.932813346385956</text:p>
          </table:table-cell>
          <table:table-cell table:number-columns-repeated="2"/>
        </table:table-row>
        <table:table-row table:style-name="ro1">
          <table:table-cell office:value-type="float" office:value="0.940414071083069" calcext:value-type="float">
            <text:p>0.940414071083069</text:p>
          </table:table-cell>
          <table:table-cell table:number-columns-repeated="2"/>
        </table:table-row>
        <table:table-row table:style-name="ro1">
          <table:table-cell office:value-type="float" office:value="0.937498569488525" calcext:value-type="float">
            <text:p>0.937498569488525</text:p>
          </table:table-cell>
          <table:table-cell table:number-columns-repeated="2"/>
        </table:table-row>
        <table:table-row table:style-name="ro1">
          <table:table-cell office:value-type="float" office:value="0.916039526462555" calcext:value-type="float">
            <text:p>0.916039526462555</text:p>
          </table:table-cell>
          <table:table-cell table:number-columns-repeated="2"/>
        </table:table-row>
        <table:table-row table:style-name="ro1">
          <table:table-cell office:value-type="float" office:value="0.912079274654388" calcext:value-type="float">
            <text:p>0.912079274654388</text:p>
          </table:table-cell>
          <table:table-cell table:number-columns-repeated="2"/>
        </table:table-row>
        <table:table-row table:style-name="ro1">
          <table:table-cell office:value-type="float" office:value="0.91234415769577" calcext:value-type="float">
            <text:p>0.91234415769577</text:p>
          </table:table-cell>
          <table:table-cell table:number-columns-repeated="2"/>
        </table:table-row>
        <table:table-row table:style-name="ro1">
          <table:table-cell office:value-type="float" office:value="0.918487191200256" calcext:value-type="float">
            <text:p>0.918487191200256</text:p>
          </table:table-cell>
          <table:table-cell table:number-columns-repeated="2"/>
        </table:table-row>
        <table:table-row table:style-name="ro1">
          <table:table-cell office:value-type="float" office:value="0.914782106876373" calcext:value-type="float">
            <text:p>0.914782106876373</text:p>
          </table:table-cell>
          <table:table-cell table:number-columns-repeated="2"/>
        </table:table-row>
        <table:table-row table:style-name="ro1">
          <table:table-cell office:value-type="float" office:value="0.920979857444763" calcext:value-type="float">
            <text:p>0.920979857444763</text:p>
          </table:table-cell>
          <table:table-cell table:number-columns-repeated="2"/>
        </table:table-row>
        <table:table-row table:style-name="ro1">
          <table:table-cell office:value-type="float" office:value="0.933447122573852" calcext:value-type="float">
            <text:p>0.933447122573852</text:p>
          </table:table-cell>
          <table:table-cell table:number-columns-repeated="2"/>
        </table:table-row>
        <table:table-row table:style-name="ro1">
          <table:table-cell office:value-type="float" office:value="0.939461410045624" calcext:value-type="float">
            <text:p>0.939461410045624</text:p>
          </table:table-cell>
          <table:table-cell table:number-columns-repeated="2"/>
        </table:table-row>
        <table:table-row table:style-name="ro1">
          <table:table-cell office:value-type="float" office:value="0.948274374008179" calcext:value-type="float">
            <text:p>0.948274374008179</text:p>
          </table:table-cell>
          <table:table-cell table:number-columns-repeated="2"/>
        </table:table-row>
        <table:table-row table:style-name="ro1">
          <table:table-cell office:value-type="float" office:value="0.95772796869278" calcext:value-type="float">
            <text:p>0.95772796869278</text:p>
          </table:table-cell>
          <table:table-cell table:number-columns-repeated="2"/>
        </table:table-row>
        <table:table-row table:style-name="ro1">
          <table:table-cell office:value-type="float" office:value="0.923515617847443" calcext:value-type="float">
            <text:p>0.923515617847443</text:p>
          </table:table-cell>
          <table:table-cell table:number-columns-repeated="2"/>
        </table:table-row>
        <table:table-row table:style-name="ro1">
          <table:table-cell office:value-type="float" office:value="0.930464088916779" calcext:value-type="float">
            <text:p>0.930464088916779</text:p>
          </table:table-cell>
          <table:table-cell table:number-columns-repeated="2"/>
        </table:table-row>
        <table:table-row table:style-name="ro1">
          <table:table-cell office:value-type="float" office:value="0.926074981689453" calcext:value-type="float">
            <text:p>0.926074981689453</text:p>
          </table:table-cell>
          <table:table-cell table:number-columns-repeated="2"/>
        </table:table-row>
        <table:table-row table:style-name="ro1">
          <table:table-cell office:value-type="float" office:value="0.908895909786224" calcext:value-type="float">
            <text:p>0.908895909786224</text:p>
          </table:table-cell>
          <table:table-cell table:number-columns-repeated="2"/>
        </table:table-row>
        <table:table-row table:style-name="ro1">
          <table:table-cell office:value-type="float" office:value="0.932474136352539" calcext:value-type="float">
            <text:p>0.932474136352539</text:p>
          </table:table-cell>
          <table:table-cell table:number-columns-repeated="2"/>
        </table:table-row>
        <table:table-row table:style-name="ro1">
          <table:table-cell office:value-type="float" office:value="0.913622379302978" calcext:value-type="float">
            <text:p>0.913622379302978</text:p>
          </table:table-cell>
          <table:table-cell table:number-columns-repeated="2"/>
        </table:table-row>
        <table:table-row table:style-name="ro1">
          <table:table-cell office:value-type="float" office:value="0.895972073078156" calcext:value-type="float">
            <text:p>0.895972073078156</text:p>
          </table:table-cell>
          <table:table-cell table:number-columns-repeated="2"/>
        </table:table-row>
        <table:table-row table:style-name="ro1">
          <table:table-cell office:value-type="float" office:value="0.893576323986053" calcext:value-type="float">
            <text:p>0.893576323986053</text:p>
          </table:table-cell>
          <table:table-cell table:number-columns-repeated="2"/>
        </table:table-row>
        <table:table-row table:style-name="ro1">
          <table:table-cell office:value-type="float" office:value="0.902402102947235" calcext:value-type="float">
            <text:p>0.902402102947235</text:p>
          </table:table-cell>
          <table:table-cell table:number-columns-repeated="2"/>
        </table:table-row>
        <table:table-row table:style-name="ro1">
          <table:table-cell office:value-type="float" office:value="0.893060266971588" calcext:value-type="float">
            <text:p>0.893060266971588</text:p>
          </table:table-cell>
          <table:table-cell table:number-columns-repeated="2"/>
        </table:table-row>
        <table:table-row table:style-name="ro1">
          <table:table-cell office:value-type="float" office:value="0.929306626319885" calcext:value-type="float">
            <text:p>0.929306626319885</text:p>
          </table:table-cell>
          <table:table-cell table:number-columns-repeated="2"/>
        </table:table-row>
        <table:table-row table:style-name="ro1">
          <table:table-cell office:value-type="float" office:value="0.904293239116669" calcext:value-type="float">
            <text:p>0.904293239116669</text:p>
          </table:table-cell>
          <table:table-cell table:number-columns-repeated="2"/>
        </table:table-row>
        <table:table-row table:style-name="ro1">
          <table:table-cell office:value-type="float" office:value="0.923360824584961" calcext:value-type="float">
            <text:p>0.923360824584961</text:p>
          </table:table-cell>
          <table:table-cell table:number-columns-repeated="2"/>
        </table:table-row>
        <table:table-row table:style-name="ro1">
          <table:table-cell office:value-type="float" office:value="0.905580222606659" calcext:value-type="float">
            <text:p>0.905580222606659</text:p>
          </table:table-cell>
          <table:table-cell table:number-columns-repeated="2"/>
        </table:table-row>
        <table:table-row table:style-name="ro1">
          <table:table-cell office:value-type="float" office:value="0.902897357940674" calcext:value-type="float">
            <text:p>0.902897357940674</text:p>
          </table:table-cell>
          <table:table-cell table:number-columns-repeated="2"/>
        </table:table-row>
        <table:table-row table:style-name="ro1">
          <table:table-cell office:value-type="float" office:value="0.895260334014893" calcext:value-type="float">
            <text:p>0.895260334014893</text:p>
          </table:table-cell>
          <table:table-cell table:number-columns-repeated="2"/>
        </table:table-row>
        <table:table-row table:style-name="ro1">
          <table:table-cell office:value-type="float" office:value="0.859299778938293" calcext:value-type="float">
            <text:p>0.859299778938293</text:p>
          </table:table-cell>
          <table:table-cell table:number-columns-repeated="2"/>
        </table:table-row>
        <table:table-row table:style-name="ro1">
          <table:table-cell office:value-type="float" office:value="0.866408824920654" calcext:value-type="float">
            <text:p>0.866408824920654</text:p>
          </table:table-cell>
          <table:table-cell table:number-columns-repeated="2"/>
        </table:table-row>
        <table:table-row table:style-name="ro1">
          <table:table-cell office:value-type="float" office:value="0.894534111022949" calcext:value-type="float">
            <text:p>0.894534111022949</text:p>
          </table:table-cell>
          <table:table-cell table:number-columns-repeated="2"/>
        </table:table-row>
        <table:table-row table:style-name="ro1">
          <table:table-cell office:value-type="float" office:value="0.890765011310577" calcext:value-type="float">
            <text:p>0.890765011310577</text:p>
          </table:table-cell>
          <table:table-cell table:number-columns-repeated="2"/>
        </table:table-row>
        <table:table-row table:style-name="ro1">
          <table:table-cell office:value-type="float" office:value="0.871553242206574" calcext:value-type="float">
            <text:p>0.871553242206574</text:p>
          </table:table-cell>
          <table:table-cell table:number-columns-repeated="2"/>
        </table:table-row>
        <table:table-row table:style-name="ro1">
          <table:table-cell office:value-type="float" office:value="0.856355369091034" calcext:value-type="float">
            <text:p>0.856355369091034</text:p>
          </table:table-cell>
          <table:table-cell table:number-columns-repeated="2"/>
        </table:table-row>
        <table:table-row table:style-name="ro1">
          <table:table-cell office:value-type="float" office:value="0.877517998218536" calcext:value-type="float">
            <text:p>0.877517998218536</text:p>
          </table:table-cell>
          <table:table-cell table:number-columns-repeated="2"/>
        </table:table-row>
        <table:table-row table:style-name="ro1">
          <table:table-cell office:value-type="float" office:value="0.889791429042816" calcext:value-type="float">
            <text:p>0.889791429042816</text:p>
          </table:table-cell>
          <table:table-cell table:number-columns-repeated="2"/>
        </table:table-row>
        <table:table-row table:style-name="ro1">
          <table:table-cell office:value-type="float" office:value="0.895784437656403" calcext:value-type="float">
            <text:p>0.895784437656403</text:p>
          </table:table-cell>
          <table:table-cell table:number-columns-repeated="2"/>
        </table:table-row>
        <table:table-row table:style-name="ro1">
          <table:table-cell office:value-type="float" office:value="0.906951367855072" calcext:value-type="float">
            <text:p>0.906951367855072</text:p>
          </table:table-cell>
          <table:table-cell table:number-columns-repeated="2"/>
        </table:table-row>
        <table:table-row table:style-name="ro1">
          <table:table-cell office:value-type="float" office:value="0.90615302324295" calcext:value-type="float">
            <text:p>0.90615302324295</text:p>
          </table:table-cell>
          <table:table-cell table:number-columns-repeated="2"/>
        </table:table-row>
        <table:table-row table:style-name="ro1">
          <table:table-cell office:value-type="float" office:value="0.904432058334351" calcext:value-type="float">
            <text:p>0.904432058334351</text:p>
          </table:table-cell>
          <table:table-cell table:number-columns-repeated="2"/>
        </table:table-row>
        <table:table-row table:style-name="ro1">
          <table:table-cell office:value-type="float" office:value="0.902938425540924" calcext:value-type="float">
            <text:p>0.902938425540924</text:p>
          </table:table-cell>
          <table:table-cell table:number-columns-repeated="2"/>
        </table:table-row>
        <table:table-row table:style-name="ro1">
          <table:table-cell office:value-type="float" office:value="0.920746147632599" calcext:value-type="float">
            <text:p>0.920746147632599</text:p>
          </table:table-cell>
          <table:table-cell table:number-columns-repeated="2"/>
        </table:table-row>
        <table:table-row table:style-name="ro1">
          <table:table-cell office:value-type="float" office:value="0.903726816177368" calcext:value-type="float">
            <text:p>0.903726816177368</text:p>
          </table:table-cell>
          <table:table-cell table:number-columns-repeated="2"/>
        </table:table-row>
        <table:table-row table:style-name="ro1">
          <table:table-cell office:value-type="float" office:value="0.905834138393402" calcext:value-type="float">
            <text:p>0.905834138393402</text:p>
          </table:table-cell>
          <table:table-cell table:number-columns-repeated="2"/>
        </table:table-row>
        <table:table-row table:style-name="ro1">
          <table:table-cell office:value-type="float" office:value="0.928009927272797" calcext:value-type="float">
            <text:p>0.928009927272797</text:p>
          </table:table-cell>
          <table:table-cell table:number-columns-repeated="2"/>
        </table:table-row>
        <table:table-row table:style-name="ro1">
          <table:table-cell office:value-type="float" office:value="0.90839296579361" calcext:value-type="float">
            <text:p>0.90839296579361</text:p>
          </table:table-cell>
          <table:table-cell table:number-columns-repeated="2"/>
        </table:table-row>
        <table:table-row table:style-name="ro1">
          <table:table-cell office:value-type="float" office:value="0.908749878406525" calcext:value-type="float">
            <text:p>0.908749878406525</text:p>
          </table:table-cell>
          <table:table-cell table:number-columns-repeated="2"/>
        </table:table-row>
        <table:table-row table:style-name="ro1">
          <table:table-cell office:value-type="float" office:value="0.897660434246063" calcext:value-type="float">
            <text:p>0.897660434246063</text:p>
          </table:table-cell>
          <table:table-cell table:number-columns-repeated="2"/>
        </table:table-row>
        <table:table-row table:style-name="ro1">
          <table:table-cell office:value-type="float" office:value="0.90919828414917" calcext:value-type="float">
            <text:p>0.90919828414917</text:p>
          </table:table-cell>
          <table:table-cell table:number-columns-repeated="2"/>
        </table:table-row>
        <table:table-row table:style-name="ro1">
          <table:table-cell office:value-type="float" office:value="0.894156754016876" calcext:value-type="float">
            <text:p>0.894156754016876</text:p>
          </table:table-cell>
          <table:table-cell table:number-columns-repeated="2"/>
        </table:table-row>
        <table:table-row table:style-name="ro1">
          <table:table-cell office:value-type="float" office:value="0.837048351764679" calcext:value-type="float">
            <text:p>0.837048351764679</text:p>
          </table:table-cell>
          <table:table-cell table:number-columns-repeated="2"/>
        </table:table-row>
        <table:table-row table:style-name="ro1">
          <table:table-cell office:value-type="float" office:value="0.809702634811401" calcext:value-type="float">
            <text:p>0.809702634811401</text:p>
          </table:table-cell>
          <table:table-cell table:number-columns-repeated="2"/>
        </table:table-row>
        <table:table-row table:style-name="ro1">
          <table:table-cell office:value-type="float" office:value="0.889641225337982" calcext:value-type="float">
            <text:p>0.889641225337982</text:p>
          </table:table-cell>
          <table:table-cell table:number-columns-repeated="2"/>
        </table:table-row>
        <table:table-row table:style-name="ro1">
          <table:table-cell office:value-type="float" office:value="0.91090190410614" calcext:value-type="float">
            <text:p>0.91090190410614</text:p>
          </table:table-cell>
          <table:table-cell table:number-columns-repeated="2"/>
        </table:table-row>
        <table:table-row table:style-name="ro1">
          <table:table-cell office:value-type="float" office:value="0.894186198711395" calcext:value-type="float">
            <text:p>0.894186198711395</text:p>
          </table:table-cell>
          <table:table-cell table:number-columns-repeated="2"/>
        </table:table-row>
        <table:table-row table:style-name="ro1">
          <table:table-cell office:value-type="float" office:value="0.903968572616577" calcext:value-type="float">
            <text:p>0.903968572616577</text:p>
          </table:table-cell>
          <table:table-cell table:number-columns-repeated="2"/>
        </table:table-row>
        <table:table-row table:style-name="ro1">
          <table:table-cell office:value-type="float" office:value="0.886134684085846" calcext:value-type="float">
            <text:p>0.886134684085846</text:p>
          </table:table-cell>
          <table:table-cell table:number-columns-repeated="2"/>
        </table:table-row>
        <table:table-row table:style-name="ro1">
          <table:table-cell office:value-type="float" office:value="0.886305212974548" calcext:value-type="float">
            <text:p>0.886305212974548</text:p>
          </table:table-cell>
          <table:table-cell table:number-columns-repeated="2"/>
        </table:table-row>
        <table:table-row table:style-name="ro1">
          <table:table-cell office:value-type="float" office:value="0.908536374568939" calcext:value-type="float">
            <text:p>0.908536374568939</text:p>
          </table:table-cell>
          <table:table-cell table:number-columns-repeated="2"/>
        </table:table-row>
        <table:table-row table:style-name="ro1">
          <table:table-cell office:value-type="float" office:value="0.901710331439972" calcext:value-type="float">
            <text:p>0.901710331439972</text:p>
          </table:table-cell>
          <table:table-cell table:number-columns-repeated="2"/>
        </table:table-row>
        <table:table-row table:style-name="ro1">
          <table:table-cell office:value-type="float" office:value="0.912124454975128" calcext:value-type="float">
            <text:p>0.912124454975128</text:p>
          </table:table-cell>
          <table:table-cell table:number-columns-repeated="2"/>
        </table:table-row>
        <table:table-row table:style-name="ro1">
          <table:table-cell office:value-type="float" office:value="0.904655456542969" calcext:value-type="float">
            <text:p>0.904655456542969</text:p>
          </table:table-cell>
          <table:table-cell table:number-columns-repeated="2"/>
        </table:table-row>
        <table:table-row table:style-name="ro1">
          <table:table-cell office:value-type="float" office:value="0.909506559371948" calcext:value-type="float">
            <text:p>0.909506559371948</text:p>
          </table:table-cell>
          <table:table-cell table:number-columns-repeated="2"/>
        </table:table-row>
        <table:table-row table:style-name="ro1">
          <table:table-cell office:value-type="float" office:value="0.909566462039948" calcext:value-type="float">
            <text:p>0.909566462039948</text:p>
          </table:table-cell>
          <table:table-cell table:number-columns-repeated="2"/>
        </table:table-row>
        <table:table-row table:style-name="ro1">
          <table:table-cell office:value-type="float" office:value="0.900444090366364" calcext:value-type="float">
            <text:p>0.900444090366364</text:p>
          </table:table-cell>
          <table:table-cell table:number-columns-repeated="2"/>
        </table:table-row>
        <table:table-row table:style-name="ro1">
          <table:table-cell office:value-type="float" office:value="0.900456607341766" calcext:value-type="float">
            <text:p>0.900456607341766</text:p>
          </table:table-cell>
          <table:table-cell table:number-columns-repeated="2"/>
        </table:table-row>
        <table:table-row table:style-name="ro1">
          <table:table-cell office:value-type="float" office:value="0.898961246013641" calcext:value-type="float">
            <text:p>0.898961246013641</text:p>
          </table:table-cell>
          <table:table-cell table:number-columns-repeated="2"/>
        </table:table-row>
        <table:table-row table:style-name="ro1">
          <table:table-cell office:value-type="float" office:value="0.892312169075012" calcext:value-type="float">
            <text:p>0.892312169075012</text:p>
          </table:table-cell>
          <table:table-cell table:number-columns-repeated="2"/>
        </table:table-row>
        <table:table-row table:style-name="ro1">
          <table:table-cell office:value-type="float" office:value="0.883256793022156" calcext:value-type="float">
            <text:p>0.883256793022156</text:p>
          </table:table-cell>
          <table:table-cell table:number-columns-repeated="2"/>
        </table:table-row>
        <table:table-row table:style-name="ro1">
          <table:table-cell office:value-type="float" office:value="0.874680936336517" calcext:value-type="float">
            <text:p>0.874680936336517</text:p>
          </table:table-cell>
          <table:table-cell table:number-columns-repeated="2"/>
        </table:table-row>
        <table:table-row table:style-name="ro1">
          <table:table-cell office:value-type="float" office:value="0.867268025875092" calcext:value-type="float">
            <text:p>0.867268025875092</text:p>
          </table:table-cell>
          <table:table-cell table:number-columns-repeated="2"/>
        </table:table-row>
        <table:table-row table:style-name="ro1">
          <table:table-cell office:value-type="float" office:value="0.878800928592682" calcext:value-type="float">
            <text:p>0.878800928592682</text:p>
          </table:table-cell>
          <table:table-cell table:number-columns-repeated="2"/>
        </table:table-row>
        <table:table-row table:style-name="ro1">
          <table:table-cell office:value-type="float" office:value="0.884143173694611" calcext:value-type="float">
            <text:p>0.884143173694611</text:p>
          </table:table-cell>
          <table:table-cell table:number-columns-repeated="2"/>
        </table:table-row>
        <table:table-row table:style-name="ro1">
          <table:table-cell office:value-type="float" office:value="0.874967813491821" calcext:value-type="float">
            <text:p>0.874967813491821</text:p>
          </table:table-cell>
          <table:table-cell table:number-columns-repeated="2"/>
        </table:table-row>
        <table:table-row table:style-name="ro1">
          <table:table-cell office:value-type="float" office:value="0.871203601360321" calcext:value-type="float">
            <text:p>0.871203601360321</text:p>
          </table:table-cell>
          <table:table-cell table:number-columns-repeated="2"/>
        </table:table-row>
        <table:table-row table:style-name="ro1">
          <table:table-cell office:value-type="float" office:value="0.876631259918213" calcext:value-type="float">
            <text:p>0.876631259918213</text:p>
          </table:table-cell>
          <table:table-cell table:number-columns-repeated="2"/>
        </table:table-row>
        <table:table-row table:style-name="ro1">
          <table:table-cell office:value-type="float" office:value="0.88584166765213" calcext:value-type="float">
            <text:p>0.88584166765213</text:p>
          </table:table-cell>
          <table:table-cell table:number-columns-repeated="2"/>
        </table:table-row>
        <table:table-row table:style-name="ro1">
          <table:table-cell office:value-type="float" office:value="0.904283583164215" calcext:value-type="float">
            <text:p>0.904283583164215</text:p>
          </table:table-cell>
          <table:table-cell table:number-columns-repeated="2"/>
        </table:table-row>
        <table:table-row table:style-name="ro1">
          <table:table-cell office:value-type="float" office:value="0.913701176643372" calcext:value-type="float">
            <text:p>0.913701176643372</text:p>
          </table:table-cell>
          <table:table-cell table:number-columns-repeated="2"/>
        </table:table-row>
        <table:table-row table:style-name="ro1">
          <table:table-cell office:value-type="float" office:value="0.905356109142303" calcext:value-type="float">
            <text:p>0.905356109142303</text:p>
          </table:table-cell>
          <table:table-cell table:number-columns-repeated="2"/>
        </table:table-row>
        <table:table-row table:style-name="ro1">
          <table:table-cell office:value-type="float" office:value="0.899610638618469" calcext:value-type="float">
            <text:p>0.899610638618469</text:p>
          </table:table-cell>
          <table:table-cell table:number-columns-repeated="2"/>
        </table:table-row>
        <table:table-row table:style-name="ro1">
          <table:table-cell office:value-type="float" office:value="0.906527042388916" calcext:value-type="float">
            <text:p>0.906527042388916</text:p>
          </table:table-cell>
          <table:table-cell table:number-columns-repeated="2"/>
        </table:table-row>
        <table:table-row table:style-name="ro1">
          <table:table-cell office:value-type="float" office:value="0.915597856044769" calcext:value-type="float">
            <text:p>0.915597856044769</text:p>
          </table:table-cell>
          <table:table-cell table:number-columns-repeated="2"/>
        </table:table-row>
        <table:table-row table:style-name="ro1">
          <table:table-cell office:value-type="float" office:value="0.902986407279968" calcext:value-type="float">
            <text:p>0.902986407279968</text:p>
          </table:table-cell>
          <table:table-cell table:number-columns-repeated="2"/>
        </table:table-row>
        <table:table-row table:style-name="ro1">
          <table:table-cell office:value-type="float" office:value="0.90203046798706" calcext:value-type="float">
            <text:p>0.90203046798706</text:p>
          </table:table-cell>
          <table:table-cell table:number-columns-repeated="2"/>
        </table:table-row>
        <table:table-row table:style-name="ro1">
          <table:table-cell office:value-type="float" office:value="0.89627468585968" calcext:value-type="float">
            <text:p>0.89627468585968</text:p>
          </table:table-cell>
          <table:table-cell table:number-columns-repeated="2"/>
        </table:table-row>
        <table:table-row table:style-name="ro1">
          <table:table-cell office:value-type="float" office:value="0.897146224975586" calcext:value-type="float">
            <text:p>0.897146224975586</text:p>
          </table:table-cell>
          <table:table-cell table:number-columns-repeated="2"/>
        </table:table-row>
        <table:table-row table:style-name="ro1">
          <table:table-cell office:value-type="float" office:value="0.899844408035278" calcext:value-type="float">
            <text:p>0.899844408035278</text:p>
          </table:table-cell>
          <table:table-cell table:number-columns-repeated="2"/>
        </table:table-row>
        <table:table-row table:style-name="ro1">
          <table:table-cell office:value-type="float" office:value="0.895394504070282" calcext:value-type="float">
            <text:p>0.895394504070282</text:p>
          </table:table-cell>
          <table:table-cell table:number-columns-repeated="2"/>
        </table:table-row>
        <table:table-row table:style-name="ro1">
          <table:table-cell office:value-type="float" office:value="0.888490200042725" calcext:value-type="float">
            <text:p>0.888490200042725</text:p>
          </table:table-cell>
          <table:table-cell table:number-columns-repeated="2"/>
        </table:table-row>
        <table:table-row table:style-name="ro1">
          <table:table-cell office:value-type="float" office:value="0.881860554218292" calcext:value-type="float">
            <text:p>0.881860554218292</text:p>
          </table:table-cell>
          <table:table-cell table:number-columns-repeated="2"/>
        </table:table-row>
        <table:table-row table:style-name="ro1">
          <table:table-cell office:value-type="float" office:value="0.882856070995331" calcext:value-type="float">
            <text:p>0.882856070995331</text:p>
          </table:table-cell>
          <table:table-cell table:number-columns-repeated="2"/>
        </table:table-row>
        <table:table-row table:style-name="ro1">
          <table:table-cell office:value-type="float" office:value="0.897247612476349" calcext:value-type="float">
            <text:p>0.897247612476349</text:p>
          </table:table-cell>
          <table:table-cell table:number-columns-repeated="2"/>
        </table:table-row>
        <table:table-row table:style-name="ro1">
          <table:table-cell office:value-type="float" office:value="0.918934643268585" calcext:value-type="float">
            <text:p>0.918934643268585</text:p>
          </table:table-cell>
          <table:table-cell table:number-columns-repeated="2"/>
        </table:table-row>
        <table:table-row table:style-name="ro1">
          <table:table-cell office:value-type="float" office:value="0.92108029127121" calcext:value-type="float">
            <text:p>0.92108029127121</text:p>
          </table:table-cell>
          <table:table-cell table:number-columns-repeated="2"/>
        </table:table-row>
        <table:table-row table:style-name="ro1">
          <table:table-cell office:value-type="float" office:value="0.897479891777039" calcext:value-type="float">
            <text:p>0.897479891777039</text:p>
          </table:table-cell>
          <table:table-cell table:number-columns-repeated="2"/>
        </table:table-row>
        <table:table-row table:style-name="ro1">
          <table:table-cell office:value-type="float" office:value="0.908658623695374" calcext:value-type="float">
            <text:p>0.908658623695374</text:p>
          </table:table-cell>
          <table:table-cell table:number-columns-repeated="2"/>
        </table:table-row>
        <table:table-row table:style-name="ro1">
          <table:table-cell office:value-type="float" office:value="0.900566637516022" calcext:value-type="float">
            <text:p>0.900566637516022</text:p>
          </table:table-cell>
          <table:table-cell table:number-columns-repeated="2"/>
        </table:table-row>
        <table:table-row table:style-name="ro1">
          <table:table-cell office:value-type="float" office:value="0.896480083465576" calcext:value-type="float">
            <text:p>0.896480083465576</text:p>
          </table:table-cell>
          <table:table-cell table:number-columns-repeated="2"/>
        </table:table-row>
        <table:table-row table:style-name="ro1">
          <table:table-cell office:value-type="float" office:value="0.884227693080902" calcext:value-type="float">
            <text:p>0.884227693080902</text:p>
          </table:table-cell>
          <table:table-cell table:number-columns-repeated="2"/>
        </table:table-row>
        <table:table-row table:style-name="ro1">
          <table:table-cell office:value-type="float" office:value="0.859650135040283" calcext:value-type="float">
            <text:p>0.859650135040283</text:p>
          </table:table-cell>
          <table:table-cell table:number-columns-repeated="2"/>
        </table:table-row>
        <table:table-row table:style-name="ro1">
          <table:table-cell office:value-type="float" office:value="0.896792411804199" calcext:value-type="float">
            <text:p>0.896792411804199</text:p>
          </table:table-cell>
          <table:table-cell table:number-columns-repeated="2"/>
        </table:table-row>
        <table:table-row table:style-name="ro1">
          <table:table-cell office:value-type="float" office:value="0.895291805267334" calcext:value-type="float">
            <text:p>0.895291805267334</text:p>
          </table:table-cell>
          <table:table-cell table:number-columns-repeated="2"/>
        </table:table-row>
        <table:table-row table:style-name="ro1">
          <table:table-cell office:value-type="float" office:value="0.891334712505341" calcext:value-type="float">
            <text:p>0.891334712505341</text:p>
          </table:table-cell>
          <table:table-cell table:number-columns-repeated="2"/>
        </table:table-row>
        <table:table-row table:style-name="ro1">
          <table:table-cell office:value-type="float" office:value="0.822049856185913" calcext:value-type="float">
            <text:p>0.822049856185913</text:p>
          </table:table-cell>
          <table:table-cell table:number-columns-repeated="2"/>
        </table:table-row>
        <table:table-row table:style-name="ro1">
          <table:table-cell office:value-type="float" office:value="0.601467311382294" calcext:value-type="float">
            <text:p>0.601467311382294</text:p>
          </table:table-cell>
          <table:table-cell table:number-columns-repeated="2"/>
        </table:table-row>
        <table:table-row table:style-name="ro1">
          <table:table-cell office:value-type="float" office:value="0.900752127170563" calcext:value-type="float">
            <text:p>0.900752127170563</text:p>
          </table:table-cell>
          <table:table-cell table:number-columns-repeated="2"/>
        </table:table-row>
        <table:table-row table:style-name="ro1">
          <table:table-cell office:value-type="float" office:value="0.904783844947815" calcext:value-type="float">
            <text:p>0.904783844947815</text:p>
          </table:table-cell>
          <table:table-cell table:number-columns-repeated="2"/>
        </table:table-row>
        <table:table-row table:style-name="ro1">
          <table:table-cell office:value-type="float" office:value="0.912465214729309" calcext:value-type="float">
            <text:p>0.912465214729309</text:p>
          </table:table-cell>
          <table:table-cell table:number-columns-repeated="2"/>
        </table:table-row>
        <table:table-row table:style-name="ro1">
          <table:table-cell office:value-type="float" office:value="0.896571934223175" calcext:value-type="float">
            <text:p>0.896571934223175</text:p>
          </table:table-cell>
          <table:table-cell table:number-columns-repeated="2"/>
        </table:table-row>
        <table:table-row table:style-name="ro1">
          <table:table-cell office:value-type="float" office:value="0.907231509685516" calcext:value-type="float">
            <text:p>0.907231509685516</text:p>
          </table:table-cell>
          <table:table-cell table:number-columns-repeated="2"/>
        </table:table-row>
        <table:table-row table:style-name="ro1">
          <table:table-cell office:value-type="float" office:value="0.88471257686615" calcext:value-type="float">
            <text:p>0.88471257686615</text:p>
          </table:table-cell>
          <table:table-cell table:number-columns-repeated="2"/>
        </table:table-row>
        <table:table-row table:style-name="ro1">
          <table:table-cell office:value-type="float" office:value="0.901491403579712" calcext:value-type="float">
            <text:p>0.901491403579712</text:p>
          </table:table-cell>
          <table:table-cell table:number-columns-repeated="2"/>
        </table:table-row>
        <table:table-row table:style-name="ro1">
          <table:table-cell office:value-type="float" office:value="0.890479028224945" calcext:value-type="float">
            <text:p>0.890479028224945</text:p>
          </table:table-cell>
          <table:table-cell table:number-columns-repeated="2"/>
        </table:table-row>
        <table:table-row table:style-name="ro1">
          <table:table-cell office:value-type="float" office:value="0.893398344516754" calcext:value-type="float">
            <text:p>0.893398344516754</text:p>
          </table:table-cell>
          <table:table-cell table:number-columns-repeated="2"/>
        </table:table-row>
        <table:table-row table:style-name="ro1">
          <table:table-cell office:value-type="float" office:value="0.86506587266922" calcext:value-type="float">
            <text:p>0.86506587266922</text:p>
          </table:table-cell>
          <table:table-cell table:number-columns-repeated="2"/>
        </table:table-row>
        <table:table-row table:style-name="ro1">
          <table:table-cell office:value-type="float" office:value="0.91470593214035" calcext:value-type="float">
            <text:p>0.91470593214035</text:p>
          </table:table-cell>
          <table:table-cell table:number-columns-repeated="2"/>
        </table:table-row>
        <table:table-row table:style-name="ro1">
          <table:table-cell office:value-type="float" office:value="0.903957784175873" calcext:value-type="float">
            <text:p>0.903957784175873</text:p>
          </table:table-cell>
          <table:table-cell table:number-columns-repeated="2"/>
        </table:table-row>
        <table:table-row table:style-name="ro1">
          <table:table-cell office:value-type="float" office:value="0.91916012763977" calcext:value-type="float">
            <text:p>0.91916012763977</text:p>
          </table:table-cell>
          <table:table-cell table:number-columns-repeated="2"/>
        </table:table-row>
        <table:table-row table:style-name="ro1">
          <table:table-cell office:value-type="float" office:value="0.907177269458771" calcext:value-type="float">
            <text:p>0.907177269458771</text:p>
          </table:table-cell>
          <table:table-cell table:number-columns-repeated="2"/>
        </table:table-row>
        <table:table-row table:style-name="ro1">
          <table:table-cell office:value-type="float" office:value="0.889491319656372" calcext:value-type="float">
            <text:p>0.889491319656372</text:p>
          </table:table-cell>
          <table:table-cell table:number-columns-repeated="2"/>
        </table:table-row>
        <table:table-row table:style-name="ro1">
          <table:table-cell office:value-type="float" office:value="0.918165266513824" calcext:value-type="float">
            <text:p>0.918165266513824</text:p>
          </table:table-cell>
          <table:table-cell table:number-columns-repeated="2"/>
        </table:table-row>
        <table:table-row table:style-name="ro1">
          <table:table-cell office:value-type="float" office:value="0.877132833003998" calcext:value-type="float">
            <text:p>0.877132833003998</text:p>
          </table:table-cell>
          <table:table-cell table:number-columns-repeated="2"/>
        </table:table-row>
        <table:table-row table:style-name="ro1">
          <table:table-cell office:value-type="float" office:value="0.896994650363922" calcext:value-type="float">
            <text:p>0.896994650363922</text:p>
          </table:table-cell>
          <table:table-cell table:number-columns-repeated="2"/>
        </table:table-row>
        <table:table-row table:style-name="ro1">
          <table:table-cell office:value-type="float" office:value="0.908978939056396" calcext:value-type="float">
            <text:p>0.908978939056396</text:p>
          </table:table-cell>
          <table:table-cell table:number-columns-repeated="2"/>
        </table:table-row>
        <table:table-row table:style-name="ro1">
          <table:table-cell office:value-type="float" office:value="0.91088604927063" calcext:value-type="float">
            <text:p>0.91088604927063</text:p>
          </table:table-cell>
          <table:table-cell table:number-columns-repeated="2"/>
        </table:table-row>
        <table:table-row table:style-name="ro1">
          <table:table-cell office:value-type="float" office:value="0.889757335186004" calcext:value-type="float">
            <text:p>0.889757335186004</text:p>
          </table:table-cell>
          <table:table-cell table:number-columns-repeated="2"/>
        </table:table-row>
        <table:table-row table:style-name="ro1">
          <table:table-cell office:value-type="float" office:value="0.89234071969986" calcext:value-type="float">
            <text:p>0.89234071969986</text:p>
          </table:table-cell>
          <table:table-cell table:number-columns-repeated="2"/>
        </table:table-row>
        <table:table-row table:style-name="ro1">
          <table:table-cell office:value-type="float" office:value="0.902564346790314" calcext:value-type="float">
            <text:p>0.902564346790314</text:p>
          </table:table-cell>
          <table:table-cell table:number-columns-repeated="2"/>
        </table:table-row>
        <table:table-row table:style-name="ro1">
          <table:table-cell office:value-type="float" office:value="0.895793318748474" calcext:value-type="float">
            <text:p>0.895793318748474</text:p>
          </table:table-cell>
          <table:table-cell table:number-columns-repeated="2"/>
        </table:table-row>
        <table:table-row table:style-name="ro1">
          <table:table-cell office:value-type="float" office:value="0.898574829101563" calcext:value-type="float">
            <text:p>0.898574829101563</text:p>
          </table:table-cell>
          <table:table-cell table:number-columns-repeated="2"/>
        </table:table-row>
        <table:table-row table:style-name="ro1">
          <table:table-cell office:value-type="float" office:value="0.898295164108276" calcext:value-type="float">
            <text:p>0.898295164108276</text:p>
          </table:table-cell>
          <table:table-cell table:number-columns-repeated="2"/>
        </table:table-row>
        <table:table-row table:style-name="ro1">
          <table:table-cell office:value-type="float" office:value="0.902075946331024" calcext:value-type="float">
            <text:p>0.902075946331024</text:p>
          </table:table-cell>
          <table:table-cell table:number-columns-repeated="2"/>
        </table:table-row>
        <table:table-row table:style-name="ro1">
          <table:table-cell office:value-type="float" office:value="0.905690789222717" calcext:value-type="float">
            <text:p>0.905690789222717</text:p>
          </table:table-cell>
          <table:table-cell table:number-columns-repeated="2"/>
        </table:table-row>
        <table:table-row table:style-name="ro1">
          <table:table-cell office:value-type="float" office:value="0.907336711883545" calcext:value-type="float">
            <text:p>0.907336711883545</text:p>
          </table:table-cell>
          <table:table-cell table:number-columns-repeated="2"/>
        </table:table-row>
        <table:table-row table:style-name="ro1">
          <table:table-cell office:value-type="float" office:value="0.903501510620117" calcext:value-type="float">
            <text:p>0.903501510620117</text:p>
          </table:table-cell>
          <table:table-cell table:number-columns-repeated="2"/>
        </table:table-row>
        <table:table-row table:style-name="ro1">
          <table:table-cell office:value-type="float" office:value="0.895740747451782" calcext:value-type="float">
            <text:p>0.895740747451782</text:p>
          </table:table-cell>
          <table:table-cell table:number-columns-repeated="2"/>
        </table:table-row>
        <table:table-row table:style-name="ro1">
          <table:table-cell office:value-type="float" office:value="0.896639585494995" calcext:value-type="float">
            <text:p>0.896639585494995</text:p>
          </table:table-cell>
          <table:table-cell table:number-columns-repeated="2"/>
        </table:table-row>
        <table:table-row table:style-name="ro1">
          <table:table-cell office:value-type="float" office:value="0.886311650276184" calcext:value-type="float">
            <text:p>0.886311650276184</text:p>
          </table:table-cell>
          <table:table-cell table:number-columns-repeated="2"/>
        </table:table-row>
        <table:table-row table:style-name="ro1">
          <table:table-cell office:value-type="float" office:value="0.879938900470733" calcext:value-type="float">
            <text:p>0.879938900470733</text:p>
          </table:table-cell>
          <table:table-cell table:number-columns-repeated="2"/>
        </table:table-row>
        <table:table-row table:style-name="ro1">
          <table:table-cell office:value-type="float" office:value="0.859125256538391" calcext:value-type="float">
            <text:p>0.859125256538391</text:p>
          </table:table-cell>
          <table:table-cell table:number-columns-repeated="2"/>
        </table:table-row>
        <table:table-row table:style-name="ro1">
          <table:table-cell office:value-type="float" office:value="0.849069356918335" calcext:value-type="float">
            <text:p>0.849069356918335</text:p>
          </table:table-cell>
          <table:table-cell table:number-columns-repeated="2"/>
        </table:table-row>
        <table:table-row table:style-name="ro1">
          <table:table-cell office:value-type="float" office:value="0.713058471679688" calcext:value-type="float">
            <text:p>0.713058471679688</text:p>
          </table:table-cell>
          <table:table-cell table:number-columns-repeated="2"/>
        </table:table-row>
        <table:table-row table:style-name="ro1">
          <table:table-cell office:value-type="float" office:value="0.628649175167084" calcext:value-type="float">
            <text:p>0.628649175167084</text:p>
          </table:table-cell>
          <table:table-cell table:number-columns-repeated="2"/>
        </table:table-row>
        <table:table-row table:style-name="ro1">
          <table:table-cell office:value-type="float" office:value="0.846684396266937" calcext:value-type="float">
            <text:p>0.846684396266937</text:p>
          </table:table-cell>
          <table:table-cell table:number-columns-repeated="2"/>
        </table:table-row>
        <table:table-row table:style-name="ro1">
          <table:table-cell office:value-type="float" office:value="0.873133361339569" calcext:value-type="float">
            <text:p>0.873133361339569</text:p>
          </table:table-cell>
          <table:table-cell table:number-columns-repeated="2"/>
        </table:table-row>
        <table:table-row table:style-name="ro1">
          <table:table-cell office:value-type="float" office:value="0.900509297847748" calcext:value-type="float">
            <text:p>0.900509297847748</text:p>
          </table:table-cell>
          <table:table-cell table:number-columns-repeated="2"/>
        </table:table-row>
        <table:table-row table:style-name="ro1">
          <table:table-cell office:value-type="float" office:value="0.896149158477783" calcext:value-type="float">
            <text:p>0.896149158477783</text:p>
          </table:table-cell>
          <table:table-cell table:number-columns-repeated="2"/>
        </table:table-row>
        <table:table-row table:style-name="ro1">
          <table:table-cell office:value-type="float" office:value="0.904365479946136" calcext:value-type="float">
            <text:p>0.904365479946136</text:p>
          </table:table-cell>
          <table:table-cell table:number-columns-repeated="2"/>
        </table:table-row>
        <table:table-row table:style-name="ro1">
          <table:table-cell office:value-type="float" office:value="0.889760076999664" calcext:value-type="float">
            <text:p>0.889760076999664</text:p>
          </table:table-cell>
          <table:table-cell table:number-columns-repeated="2"/>
        </table:table-row>
        <table:table-row table:style-name="ro1">
          <table:table-cell office:value-type="float" office:value="0.901049971580505" calcext:value-type="float">
            <text:p>0.901049971580505</text:p>
          </table:table-cell>
          <table:table-cell table:number-columns-repeated="2"/>
        </table:table-row>
        <table:table-row table:style-name="ro1">
          <table:table-cell office:value-type="float" office:value="0.882121503353119" calcext:value-type="float">
            <text:p>0.882121503353119</text:p>
          </table:table-cell>
          <table:table-cell table:number-columns-repeated="2"/>
        </table:table-row>
        <table:table-row table:style-name="ro1">
          <table:table-cell office:value-type="float" office:value="0.908237516880035" calcext:value-type="float">
            <text:p>0.908237516880035</text:p>
          </table:table-cell>
          <table:table-cell table:number-columns-repeated="2"/>
        </table:table-row>
        <table:table-row table:style-name="ro1">
          <table:table-cell office:value-type="float" office:value="0.893778681755066" calcext:value-type="float">
            <text:p>0.893778681755066</text:p>
          </table:table-cell>
          <table:table-cell table:number-columns-repeated="2"/>
        </table:table-row>
        <table:table-row table:style-name="ro1">
          <table:table-cell office:value-type="float" office:value="0.912287890911102" calcext:value-type="float">
            <text:p>0.912287890911102</text:p>
          </table:table-cell>
          <table:table-cell table:number-columns-repeated="2"/>
        </table:table-row>
        <table:table-row table:style-name="ro1">
          <table:table-cell office:value-type="float" office:value="0.906843781471252" calcext:value-type="float">
            <text:p>0.906843781471252</text:p>
          </table:table-cell>
          <table:table-cell table:number-columns-repeated="2"/>
        </table:table-row>
        <table:table-row table:style-name="ro1">
          <table:table-cell office:value-type="float" office:value="0.898054540157318" calcext:value-type="float">
            <text:p>0.898054540157318</text:p>
          </table:table-cell>
          <table:table-cell table:number-columns-repeated="2"/>
        </table:table-row>
        <table:table-row table:style-name="ro1">
          <table:table-cell office:value-type="float" office:value="0.901517629623413" calcext:value-type="float">
            <text:p>0.901517629623413</text:p>
          </table:table-cell>
          <table:table-cell table:number-columns-repeated="2"/>
        </table:table-row>
        <table:table-row table:style-name="ro1">
          <table:table-cell office:value-type="float" office:value="0.892115473747253" calcext:value-type="float">
            <text:p>0.892115473747253</text:p>
          </table:table-cell>
          <table:table-cell table:number-columns-repeated="2"/>
        </table:table-row>
        <table:table-row table:style-name="ro1">
          <table:table-cell office:value-type="float" office:value="0.893077254295349" calcext:value-type="float">
            <text:p>0.893077254295349</text:p>
          </table:table-cell>
          <table:table-cell table:number-columns-repeated="2"/>
        </table:table-row>
        <table:table-row table:style-name="ro1">
          <table:table-cell office:value-type="float" office:value="0.886304140090942" calcext:value-type="float">
            <text:p>0.886304140090942</text:p>
          </table:table-cell>
          <table:table-cell table:number-columns-repeated="2"/>
        </table:table-row>
        <table:table-row table:style-name="ro1">
          <table:table-cell office:value-type="float" office:value="0.871971607208252" calcext:value-type="float">
            <text:p>0.871971607208252</text:p>
          </table:table-cell>
          <table:table-cell table:number-columns-repeated="2"/>
        </table:table-row>
        <table:table-row table:style-name="ro1">
          <table:table-cell office:value-type="float" office:value="0.881687998771668" calcext:value-type="float">
            <text:p>0.881687998771668</text:p>
          </table:table-cell>
          <table:table-cell table:number-columns-repeated="2"/>
        </table:table-row>
        <table:table-row table:style-name="ro1">
          <table:table-cell office:value-type="float" office:value="0.876643419265747" calcext:value-type="float">
            <text:p>0.876643419265747</text:p>
          </table:table-cell>
          <table:table-cell table:number-columns-repeated="2"/>
        </table:table-row>
        <table:table-row table:style-name="ro1">
          <table:table-cell office:value-type="float" office:value="0.888289630413055" calcext:value-type="float">
            <text:p>0.888289630413055</text:p>
          </table:table-cell>
          <table:table-cell table:number-columns-repeated="2"/>
        </table:table-row>
        <table:table-row table:style-name="ro1">
          <table:table-cell office:value-type="float" office:value="0.886080741882324" calcext:value-type="float">
            <text:p>0.886080741882324</text:p>
          </table:table-cell>
          <table:table-cell table:number-columns-repeated="2"/>
        </table:table-row>
        <table:table-row table:style-name="ro1">
          <table:table-cell office:value-type="float" office:value="0.886467576026917" calcext:value-type="float">
            <text:p>0.886467576026917</text:p>
          </table:table-cell>
          <table:table-cell table:number-columns-repeated="2"/>
        </table:table-row>
        <table:table-row table:style-name="ro1">
          <table:table-cell office:value-type="float" office:value="0.890536725521088" calcext:value-type="float">
            <text:p>0.890536725521088</text:p>
          </table:table-cell>
          <table:table-cell table:number-columns-repeated="2"/>
        </table:table-row>
        <table:table-row table:style-name="ro1">
          <table:table-cell office:value-type="float" office:value="0.907405257225037" calcext:value-type="float">
            <text:p>0.907405257225037</text:p>
          </table:table-cell>
          <table:table-cell table:number-columns-repeated="2"/>
        </table:table-row>
        <table:table-row table:style-name="ro1">
          <table:table-cell office:value-type="float" office:value="0.908434927463532" calcext:value-type="float">
            <text:p>0.908434927463532</text:p>
          </table:table-cell>
          <table:table-cell table:number-columns-repeated="2"/>
        </table:table-row>
        <table:table-row table:style-name="ro1">
          <table:table-cell office:value-type="float" office:value="0.852786242961883" calcext:value-type="float">
            <text:p>0.852786242961883</text:p>
          </table:table-cell>
          <table:table-cell table:number-columns-repeated="2"/>
        </table:table-row>
        <table:table-row table:style-name="ro1">
          <table:table-cell office:value-type="float" office:value="0.90546178817749" calcext:value-type="float">
            <text:p>0.90546178817749</text:p>
          </table:table-cell>
          <table:table-cell table:number-columns-repeated="2"/>
        </table:table-row>
        <table:table-row table:style-name="ro1">
          <table:table-cell office:value-type="float" office:value="0.874767303466797" calcext:value-type="float">
            <text:p>0.874767303466797</text:p>
          </table:table-cell>
          <table:table-cell table:number-columns-repeated="2"/>
        </table:table-row>
        <table:table-row table:style-name="ro1">
          <table:table-cell office:value-type="float" office:value="0.90141761302948" calcext:value-type="float">
            <text:p>0.90141761302948</text:p>
          </table:table-cell>
          <table:table-cell table:number-columns-repeated="2"/>
        </table:table-row>
        <table:table-row table:style-name="ro1">
          <table:table-cell office:value-type="float" office:value="0.883118331432343" calcext:value-type="float">
            <text:p>0.883118331432343</text:p>
          </table:table-cell>
          <table:table-cell table:number-columns-repeated="2"/>
        </table:table-row>
        <table:table-row table:style-name="ro1">
          <table:table-cell office:value-type="float" office:value="0.875960648059845" calcext:value-type="float">
            <text:p>0.875960648059845</text:p>
          </table:table-cell>
          <table:table-cell table:number-columns-repeated="2"/>
        </table:table-row>
        <table:table-row table:style-name="ro1">
          <table:table-cell office:value-type="float" office:value="0.844921410083771" calcext:value-type="float">
            <text:p>0.844921410083771</text:p>
          </table:table-cell>
          <table:table-cell table:number-columns-repeated="2"/>
        </table:table-row>
        <table:table-row table:style-name="ro1">
          <table:table-cell office:value-type="float" office:value="0.865593016147614" calcext:value-type="float">
            <text:p>0.865593016147614</text:p>
          </table:table-cell>
          <table:table-cell table:number-columns-repeated="2"/>
        </table:table-row>
        <table:table-row table:style-name="ro1">
          <table:table-cell office:value-type="float" office:value="0.86136394739151" calcext:value-type="float">
            <text:p>0.86136394739151</text:p>
          </table:table-cell>
          <table:table-cell table:number-columns-repeated="2"/>
        </table:table-row>
        <table:table-row table:style-name="ro1">
          <table:table-cell office:value-type="float" office:value="0.883102297782898" calcext:value-type="float">
            <text:p>0.883102297782898</text:p>
          </table:table-cell>
          <table:table-cell table:number-columns-repeated="2"/>
        </table:table-row>
        <table:table-row table:style-name="ro1">
          <table:table-cell office:value-type="float" office:value="0.860882222652435" calcext:value-type="float">
            <text:p>0.860882222652435</text:p>
          </table:table-cell>
          <table:table-cell table:number-columns-repeated="2"/>
        </table:table-row>
        <table:table-row table:style-name="ro1">
          <table:table-cell office:value-type="float" office:value="0.807100117206574" calcext:value-type="float">
            <text:p>0.807100117206574</text:p>
          </table:table-cell>
          <table:table-cell table:number-columns-repeated="2"/>
        </table:table-row>
        <table:table-row table:style-name="ro1">
          <table:table-cell office:value-type="float" office:value="0.868190228939056" calcext:value-type="float">
            <text:p>0.868190228939056</text:p>
          </table:table-cell>
          <table:table-cell table:number-columns-repeated="2"/>
        </table:table-row>
        <table:table-row table:style-name="ro1">
          <table:table-cell office:value-type="float" office:value="0.843904852867126" calcext:value-type="float">
            <text:p>0.843904852867126</text:p>
          </table:table-cell>
          <table:table-cell table:number-columns-repeated="2"/>
        </table:table-row>
        <table:table-row table:style-name="ro1">
          <table:table-cell office:value-type="float" office:value="0.843788325786591" calcext:value-type="float">
            <text:p>0.843788325786591</text:p>
          </table:table-cell>
          <table:table-cell table:number-columns-repeated="2"/>
        </table:table-row>
        <table:table-row table:style-name="ro1">
          <table:table-cell office:value-type="float" office:value="0.861421883106232" calcext:value-type="float">
            <text:p>0.861421883106232</text:p>
          </table:table-cell>
          <table:table-cell table:number-columns-repeated="2"/>
        </table:table-row>
        <table:table-row table:style-name="ro1">
          <table:table-cell office:value-type="float" office:value="0.88848477602005" calcext:value-type="float">
            <text:p>0.88848477602005</text:p>
          </table:table-cell>
          <table:table-cell table:number-columns-repeated="2"/>
        </table:table-row>
        <table:table-row table:style-name="ro1">
          <table:table-cell office:value-type="float" office:value="0.897329688072205" calcext:value-type="float">
            <text:p>0.897329688072205</text:p>
          </table:table-cell>
          <table:table-cell table:number-columns-repeated="2"/>
        </table:table-row>
        <table:table-row table:style-name="ro1">
          <table:table-cell office:value-type="float" office:value="0.897481203079224" calcext:value-type="float">
            <text:p>0.897481203079224</text:p>
          </table:table-cell>
          <table:table-cell table:number-columns-repeated="2"/>
        </table:table-row>
        <table:table-row table:style-name="ro1">
          <table:table-cell office:value-type="float" office:value="0.897094130516052" calcext:value-type="float">
            <text:p>0.897094130516052</text:p>
          </table:table-cell>
          <table:table-cell table:number-columns-repeated="2"/>
        </table:table-row>
        <table:table-row table:style-name="ro1">
          <table:table-cell office:value-type="float" office:value="0.879921436309814" calcext:value-type="float">
            <text:p>0.879921436309814</text:p>
          </table:table-cell>
          <table:table-cell table:number-columns-repeated="2"/>
        </table:table-row>
        <table:table-row table:style-name="ro1">
          <table:table-cell office:value-type="float" office:value="0.854169070720673" calcext:value-type="float">
            <text:p>0.854169070720673</text:p>
          </table:table-cell>
          <table:table-cell table:number-columns-repeated="2"/>
        </table:table-row>
        <table:table-row table:style-name="ro1">
          <table:table-cell office:value-type="float" office:value="0.854766130447388" calcext:value-type="float">
            <text:p>0.854766130447388</text:p>
          </table:table-cell>
          <table:table-cell table:number-columns-repeated="2"/>
        </table:table-row>
        <table:table-row table:style-name="ro1">
          <table:table-cell office:value-type="float" office:value="0.857016384601593" calcext:value-type="float">
            <text:p>0.857016384601593</text:p>
          </table:table-cell>
          <table:table-cell table:number-columns-repeated="2"/>
        </table:table-row>
        <table:table-row table:style-name="ro1">
          <table:table-cell office:value-type="float" office:value="0.850239336490631" calcext:value-type="float">
            <text:p>0.850239336490631</text:p>
          </table:table-cell>
          <table:table-cell table:number-columns-repeated="2"/>
        </table:table-row>
        <table:table-row table:style-name="ro1">
          <table:table-cell office:value-type="float" office:value="0.81590336561203" calcext:value-type="float">
            <text:p>0.81590336561203</text:p>
          </table:table-cell>
          <table:table-cell table:number-columns-repeated="2"/>
        </table:table-row>
        <table:table-row table:style-name="ro1">
          <table:table-cell office:value-type="float" office:value="0.810075163841248" calcext:value-type="float">
            <text:p>0.810075163841248</text:p>
          </table:table-cell>
          <table:table-cell table:number-columns-repeated="2"/>
        </table:table-row>
        <table:table-row table:style-name="ro1">
          <table:table-cell office:value-type="float" office:value="0.868575811386108" calcext:value-type="float">
            <text:p>0.868575811386108</text:p>
          </table:table-cell>
          <table:table-cell table:number-columns-repeated="2"/>
        </table:table-row>
        <table:table-row table:style-name="ro1">
          <table:table-cell office:value-type="float" office:value="0.895009517669678" calcext:value-type="float">
            <text:p>0.895009517669678</text:p>
          </table:table-cell>
          <table:table-cell table:number-columns-repeated="2"/>
        </table:table-row>
        <table:table-row table:style-name="ro1">
          <table:table-cell office:value-type="float" office:value="0.911563575267791" calcext:value-type="float">
            <text:p>0.911563575267791</text:p>
          </table:table-cell>
          <table:table-cell table:number-columns-repeated="2"/>
        </table:table-row>
        <table:table-row table:style-name="ro1">
          <table:table-cell office:value-type="float" office:value="0.913045644760132" calcext:value-type="float">
            <text:p>0.913045644760132</text:p>
          </table:table-cell>
          <table:table-cell table:number-columns-repeated="2"/>
        </table:table-row>
        <table:table-row table:style-name="ro1">
          <table:table-cell office:value-type="float" office:value="0.905316591262817" calcext:value-type="float">
            <text:p>0.905316591262817</text:p>
          </table:table-cell>
          <table:table-cell table:number-columns-repeated="2"/>
        </table:table-row>
        <table:table-row table:style-name="ro1">
          <table:table-cell office:value-type="float" office:value="0.84916478395462" calcext:value-type="float">
            <text:p>0.84916478395462</text:p>
          </table:table-cell>
          <table:table-cell table:number-columns-repeated="2"/>
        </table:table-row>
        <table:table-row table:style-name="ro1">
          <table:table-cell office:value-type="float" office:value="0.911639392375946" calcext:value-type="float">
            <text:p>0.911639392375946</text:p>
          </table:table-cell>
          <table:table-cell table:number-columns-repeated="2"/>
        </table:table-row>
        <table:table-row table:style-name="ro1">
          <table:table-cell office:value-type="float" office:value="0.901040136814117" calcext:value-type="float">
            <text:p>0.901040136814117</text:p>
          </table:table-cell>
          <table:table-cell table:number-columns-repeated="2"/>
        </table:table-row>
        <table:table-row table:style-name="ro1">
          <table:table-cell office:value-type="float" office:value="0.869820952415466" calcext:value-type="float">
            <text:p>0.869820952415466</text:p>
          </table:table-cell>
          <table:table-cell table:number-columns-repeated="2"/>
        </table:table-row>
        <table:table-row table:style-name="ro1">
          <table:table-cell office:value-type="float" office:value="0.903961360454559" calcext:value-type="float">
            <text:p>0.903961360454559</text:p>
          </table:table-cell>
          <table:table-cell table:number-columns-repeated="2"/>
        </table:table-row>
        <table:table-row table:style-name="ro1">
          <table:table-cell office:value-type="float" office:value="0.881487071514129" calcext:value-type="float">
            <text:p>0.881487071514129</text:p>
          </table:table-cell>
          <table:table-cell table:number-columns-repeated="2"/>
        </table:table-row>
        <table:table-row table:style-name="ro1">
          <table:table-cell office:value-type="float" office:value="0.909067809581757" calcext:value-type="float">
            <text:p>0.909067809581757</text:p>
          </table:table-cell>
          <table:table-cell table:number-columns-repeated="2"/>
        </table:table-row>
        <table:table-row table:style-name="ro1">
          <table:table-cell office:value-type="float" office:value="0.93037748336792" calcext:value-type="float">
            <text:p>0.93037748336792</text:p>
          </table:table-cell>
          <table:table-cell table:number-columns-repeated="2"/>
        </table:table-row>
        <table:table-row table:style-name="ro1">
          <table:table-cell office:value-type="float" office:value="0.899639248847961" calcext:value-type="float">
            <text:p>0.899639248847961</text:p>
          </table:table-cell>
          <table:table-cell table:number-columns-repeated="2"/>
        </table:table-row>
        <table:table-row table:style-name="ro1">
          <table:table-cell office:value-type="float" office:value="0.912911355495453" calcext:value-type="float">
            <text:p>0.912911355495453</text:p>
          </table:table-cell>
          <table:table-cell table:number-columns-repeated="2"/>
        </table:table-row>
        <table:table-row table:style-name="ro1">
          <table:table-cell office:value-type="float" office:value="0.895032167434692" calcext:value-type="float">
            <text:p>0.895032167434692</text:p>
          </table:table-cell>
          <table:table-cell table:number-columns-repeated="2"/>
        </table:table-row>
        <table:table-row table:style-name="ro1">
          <table:table-cell office:value-type="float" office:value="0.910006046295166" calcext:value-type="float">
            <text:p>0.910006046295166</text:p>
          </table:table-cell>
          <table:table-cell table:number-columns-repeated="2"/>
        </table:table-row>
        <table:table-row table:style-name="ro1">
          <table:table-cell office:value-type="float" office:value="0.896407783031464" calcext:value-type="float">
            <text:p>0.896407783031464</text:p>
          </table:table-cell>
          <table:table-cell table:number-columns-repeated="2"/>
        </table:table-row>
        <table:table-row table:style-name="ro1">
          <table:table-cell office:value-type="float" office:value="0.914779007434845" calcext:value-type="float">
            <text:p>0.914779007434845</text:p>
          </table:table-cell>
          <table:table-cell table:number-columns-repeated="2"/>
        </table:table-row>
        <table:table-row table:style-name="ro1">
          <table:table-cell office:value-type="float" office:value="0.90454488992691" calcext:value-type="float">
            <text:p>0.90454488992691</text:p>
          </table:table-cell>
          <table:table-cell table:number-columns-repeated="2"/>
        </table:table-row>
        <table:table-row table:style-name="ro1">
          <table:table-cell office:value-type="float" office:value="0.905903160572052" calcext:value-type="float">
            <text:p>0.905903160572052</text:p>
          </table:table-cell>
          <table:table-cell table:number-columns-repeated="2"/>
        </table:table-row>
        <table:table-row table:style-name="ro1">
          <table:table-cell office:value-type="float" office:value="0.925389111042023" calcext:value-type="float">
            <text:p>0.925389111042023</text:p>
          </table:table-cell>
          <table:table-cell table:number-columns-repeated="2"/>
        </table:table-row>
        <table:table-row table:style-name="ro1">
          <table:table-cell office:value-type="float" office:value="0.916160047054291" calcext:value-type="float">
            <text:p>0.916160047054291</text:p>
          </table:table-cell>
          <table:table-cell table:number-columns-repeated="2"/>
        </table:table-row>
        <table:table-row table:style-name="ro1">
          <table:table-cell office:value-type="float" office:value="0.904289484024048" calcext:value-type="float">
            <text:p>0.904289484024048</text:p>
          </table:table-cell>
          <table:table-cell table:number-columns-repeated="2"/>
        </table:table-row>
        <table:table-row table:style-name="ro1">
          <table:table-cell office:value-type="float" office:value="0.894621014595032" calcext:value-type="float">
            <text:p>0.894621014595032</text:p>
          </table:table-cell>
          <table:table-cell table:number-columns-repeated="2"/>
        </table:table-row>
        <table:table-row table:style-name="ro1">
          <table:table-cell office:value-type="float" office:value="0.895606160163879" calcext:value-type="float">
            <text:p>0.895606160163879</text:p>
          </table:table-cell>
          <table:table-cell table:number-columns-repeated="2"/>
        </table:table-row>
        <table:table-row table:style-name="ro1">
          <table:table-cell office:value-type="float" office:value="0.88865864276886" calcext:value-type="float">
            <text:p>0.88865864276886</text:p>
          </table:table-cell>
          <table:table-cell table:number-columns-repeated="2"/>
        </table:table-row>
        <table:table-row table:style-name="ro1">
          <table:table-cell office:value-type="float" office:value="0.881877899169922" calcext:value-type="float">
            <text:p>0.881877899169922</text:p>
          </table:table-cell>
          <table:table-cell table:number-columns-repeated="2"/>
        </table:table-row>
        <table:table-row table:style-name="ro1">
          <table:table-cell office:value-type="float" office:value="0.903949916362762" calcext:value-type="float">
            <text:p>0.903949916362762</text:p>
          </table:table-cell>
          <table:table-cell table:number-columns-repeated="2"/>
        </table:table-row>
        <table:table-row table:style-name="ro1">
          <table:table-cell office:value-type="float" office:value="0.902981281280518" calcext:value-type="float">
            <text:p>0.902981281280518</text:p>
          </table:table-cell>
          <table:table-cell table:number-columns-repeated="2"/>
        </table:table-row>
        <table:table-row table:style-name="ro1">
          <table:table-cell office:value-type="float" office:value="0.909190237522125" calcext:value-type="float">
            <text:p>0.909190237522125</text:p>
          </table:table-cell>
          <table:table-cell table:number-columns-repeated="2"/>
        </table:table-row>
        <table:table-row table:style-name="ro1">
          <table:table-cell office:value-type="float" office:value="0.898565649986267" calcext:value-type="float">
            <text:p>0.898565649986267</text:p>
          </table:table-cell>
          <table:table-cell table:number-columns-repeated="2"/>
        </table:table-row>
        <table:table-row table:style-name="ro1">
          <table:table-cell office:value-type="float" office:value="0.899746656417847" calcext:value-type="float">
            <text:p>0.899746656417847</text:p>
          </table:table-cell>
          <table:table-cell table:number-columns-repeated="2"/>
        </table:table-row>
        <table:table-row table:style-name="ro1">
          <table:table-cell office:value-type="float" office:value="0.906244993209839" calcext:value-type="float">
            <text:p>0.906244993209839</text:p>
          </table:table-cell>
          <table:table-cell table:number-columns-repeated="2"/>
        </table:table-row>
        <table:table-row table:style-name="ro1">
          <table:table-cell office:value-type="float" office:value="0.842576563358307" calcext:value-type="float">
            <text:p>0.842576563358307</text:p>
          </table:table-cell>
          <table:table-cell table:number-columns-repeated="2"/>
        </table:table-row>
        <table:table-row table:style-name="ro1">
          <table:table-cell office:value-type="float" office:value="0.899041771888733" calcext:value-type="float">
            <text:p>0.899041771888733</text:p>
          </table:table-cell>
          <table:table-cell table:number-columns-repeated="2"/>
        </table:table-row>
        <table:table-row table:style-name="ro1">
          <table:table-cell office:value-type="float" office:value="0.896777093410492" calcext:value-type="float">
            <text:p>0.896777093410492</text:p>
          </table:table-cell>
          <table:table-cell table:number-columns-repeated="2"/>
        </table:table-row>
        <table:table-row table:style-name="ro1">
          <table:table-cell office:value-type="float" office:value="0.917454719543457" calcext:value-type="float">
            <text:p>0.917454719543457</text:p>
          </table:table-cell>
          <table:table-cell table:number-columns-repeated="2"/>
        </table:table-row>
        <table:table-row table:style-name="ro1">
          <table:table-cell office:value-type="float" office:value="0.912428617477417" calcext:value-type="float">
            <text:p>0.912428617477417</text:p>
          </table:table-cell>
          <table:table-cell table:number-columns-repeated="2"/>
        </table:table-row>
        <table:table-row table:style-name="ro1">
          <table:table-cell office:value-type="float" office:value="0.890434563159943" calcext:value-type="float">
            <text:p>0.890434563159943</text:p>
          </table:table-cell>
          <table:table-cell table:number-columns-repeated="2"/>
        </table:table-row>
        <table:table-row table:style-name="ro1">
          <table:table-cell office:value-type="float" office:value="0.905177593231201" calcext:value-type="float">
            <text:p>0.905177593231201</text:p>
          </table:table-cell>
          <table:table-cell table:number-columns-repeated="2"/>
        </table:table-row>
        <table:table-row table:style-name="ro1">
          <table:table-cell office:value-type="float" office:value="0.898055732250214" calcext:value-type="float">
            <text:p>0.898055732250214</text:p>
          </table:table-cell>
          <table:table-cell table:number-columns-repeated="2"/>
        </table:table-row>
        <table:table-row table:style-name="ro1">
          <table:table-cell office:value-type="float" office:value="0.890802919864654" calcext:value-type="float">
            <text:p>0.890802919864654</text:p>
          </table:table-cell>
          <table:table-cell table:number-columns-repeated="2"/>
        </table:table-row>
        <table:table-row table:style-name="ro1">
          <table:table-cell office:value-type="float" office:value="0.876229703426361" calcext:value-type="float">
            <text:p>0.876229703426361</text:p>
          </table:table-cell>
          <table:table-cell table:number-columns-repeated="2"/>
        </table:table-row>
        <table:table-row table:style-name="ro1">
          <table:table-cell office:value-type="float" office:value="0.892804384231567" calcext:value-type="float">
            <text:p>0.892804384231567</text:p>
          </table:table-cell>
          <table:table-cell table:number-columns-repeated="2"/>
        </table:table-row>
        <table:table-row table:style-name="ro1">
          <table:table-cell office:value-type="float" office:value="0.893767416477203" calcext:value-type="float">
            <text:p>0.893767416477203</text:p>
          </table:table-cell>
          <table:table-cell table:number-columns-repeated="2"/>
        </table:table-row>
        <table:table-row table:style-name="ro1">
          <table:table-cell office:value-type="float" office:value="0.887821972370148" calcext:value-type="float">
            <text:p>0.887821972370148</text:p>
          </table:table-cell>
          <table:table-cell table:number-columns-repeated="2"/>
        </table:table-row>
        <table:table-row table:style-name="ro1">
          <table:table-cell office:value-type="float" office:value="0.884533762931824" calcext:value-type="float">
            <text:p>0.884533762931824</text:p>
          </table:table-cell>
          <table:table-cell table:number-columns-repeated="2"/>
        </table:table-row>
        <table:table-row table:style-name="ro1">
          <table:table-cell office:value-type="float" office:value="0.872419238090515" calcext:value-type="float">
            <text:p>0.872419238090515</text:p>
          </table:table-cell>
          <table:table-cell table:number-columns-repeated="2"/>
        </table:table-row>
        <table:table-row table:style-name="ro1">
          <table:table-cell office:value-type="float" office:value="0.910971879959106" calcext:value-type="float">
            <text:p>0.910971879959106</text:p>
          </table:table-cell>
          <table:table-cell table:number-columns-repeated="2"/>
        </table:table-row>
        <table:table-row table:style-name="ro1">
          <table:table-cell office:value-type="float" office:value="0.902179896831512" calcext:value-type="float">
            <text:p>0.902179896831512</text:p>
          </table:table-cell>
          <table:table-cell table:number-columns-repeated="2"/>
        </table:table-row>
        <table:table-row table:style-name="ro1">
          <table:table-cell office:value-type="float" office:value="0.900927364826202" calcext:value-type="float">
            <text:p>0.900927364826202</text:p>
          </table:table-cell>
          <table:table-cell table:number-columns-repeated="2"/>
        </table:table-row>
        <table:table-row table:style-name="ro1">
          <table:table-cell office:value-type="float" office:value="0.913979232311249" calcext:value-type="float">
            <text:p>0.913979232311249</text:p>
          </table:table-cell>
          <table:table-cell table:number-columns-repeated="2"/>
        </table:table-row>
        <table:table-row table:style-name="ro1">
          <table:table-cell office:value-type="float" office:value="0.909180104732513" calcext:value-type="float">
            <text:p>0.909180104732513</text:p>
          </table:table-cell>
          <table:table-cell table:number-columns-repeated="2"/>
        </table:table-row>
        <table:table-row table:style-name="ro1">
          <table:table-cell office:value-type="float" office:value="0.903831660747528" calcext:value-type="float">
            <text:p>0.903831660747528</text:p>
          </table:table-cell>
          <table:table-cell table:number-columns-repeated="2"/>
        </table:table-row>
        <table:table-row table:style-name="ro1">
          <table:table-cell office:value-type="float" office:value="0.895661354064941" calcext:value-type="float">
            <text:p>0.895661354064941</text:p>
          </table:table-cell>
          <table:table-cell table:number-columns-repeated="2"/>
        </table:table-row>
        <table:table-row table:style-name="ro1">
          <table:table-cell office:value-type="float" office:value="0.899090647697449" calcext:value-type="float">
            <text:p>0.899090647697449</text:p>
          </table:table-cell>
          <table:table-cell table:number-columns-repeated="2"/>
        </table:table-row>
        <table:table-row table:style-name="ro1">
          <table:table-cell office:value-type="float" office:value="0.887537658214569" calcext:value-type="float">
            <text:p>0.887537658214569</text:p>
          </table:table-cell>
          <table:table-cell table:number-columns-repeated="2"/>
        </table:table-row>
        <table:table-row table:style-name="ro1">
          <table:table-cell office:value-type="float" office:value="0.868391871452331" calcext:value-type="float">
            <text:p>0.868391871452331</text:p>
          </table:table-cell>
          <table:table-cell table:number-columns-repeated="2"/>
        </table:table-row>
        <table:table-row table:style-name="ro1">
          <table:table-cell office:value-type="float" office:value="0.901273012161255" calcext:value-type="float">
            <text:p>0.901273012161255</text:p>
          </table:table-cell>
          <table:table-cell table:number-columns-repeated="2"/>
        </table:table-row>
        <table:table-row table:style-name="ro1">
          <table:table-cell office:value-type="float" office:value="0.90479701757431" calcext:value-type="float">
            <text:p>0.90479701757431</text:p>
          </table:table-cell>
          <table:table-cell table:number-columns-repeated="2"/>
        </table:table-row>
        <table:table-row table:style-name="ro1">
          <table:table-cell office:value-type="float" office:value="0.89663028717041" calcext:value-type="float">
            <text:p>0.89663028717041</text:p>
          </table:table-cell>
          <table:table-cell table:number-columns-repeated="2"/>
        </table:table-row>
        <table:table-row table:style-name="ro1">
          <table:table-cell office:value-type="float" office:value="0.893471539020538" calcext:value-type="float">
            <text:p>0.893471539020538</text:p>
          </table:table-cell>
          <table:table-cell table:number-columns-repeated="2"/>
        </table:table-row>
        <table:table-row table:style-name="ro1">
          <table:table-cell office:value-type="float" office:value="0.923262238502502" calcext:value-type="float">
            <text:p>0.923262238502502</text:p>
          </table:table-cell>
          <table:table-cell table:number-columns-repeated="2"/>
        </table:table-row>
        <table:table-row table:style-name="ro1">
          <table:table-cell office:value-type="float" office:value="0.92798501253128" calcext:value-type="float">
            <text:p>0.92798501253128</text:p>
          </table:table-cell>
          <table:table-cell table:number-columns-repeated="2"/>
        </table:table-row>
        <table:table-row table:style-name="ro1">
          <table:table-cell office:value-type="float" office:value="0.909647047519684" calcext:value-type="float">
            <text:p>0.909647047519684</text:p>
          </table:table-cell>
          <table:table-cell table:number-columns-repeated="2"/>
        </table:table-row>
        <table:table-row table:style-name="ro1">
          <table:table-cell office:value-type="float" office:value="0.8759446144104" calcext:value-type="float">
            <text:p>0.8759446144104</text:p>
          </table:table-cell>
          <table:table-cell table:number-columns-repeated="2"/>
        </table:table-row>
        <table:table-row table:style-name="ro1">
          <table:table-cell office:value-type="float" office:value="0.863402128219605" calcext:value-type="float">
            <text:p>0.863402128219605</text:p>
          </table:table-cell>
          <table:table-cell table:number-columns-repeated="2"/>
        </table:table-row>
        <table:table-row table:style-name="ro1">
          <table:table-cell office:value-type="float" office:value="0.904295027256012" calcext:value-type="float">
            <text:p>0.904295027256012</text:p>
          </table:table-cell>
          <table:table-cell table:number-columns-repeated="2"/>
        </table:table-row>
        <table:table-row table:style-name="ro1">
          <table:table-cell office:value-type="float" office:value="0.911161780357361" calcext:value-type="float">
            <text:p>0.911161780357361</text:p>
          </table:table-cell>
          <table:table-cell table:number-columns-repeated="2"/>
        </table:table-row>
        <table:table-row table:style-name="ro1">
          <table:table-cell office:value-type="float" office:value="0.887178301811218" calcext:value-type="float">
            <text:p>0.887178301811218</text:p>
          </table:table-cell>
          <table:table-cell table:number-columns-repeated="2"/>
        </table:table-row>
        <table:table-row table:style-name="ro1">
          <table:table-cell office:value-type="float" office:value="0.859597086906433" calcext:value-type="float">
            <text:p>0.859597086906433</text:p>
          </table:table-cell>
          <table:table-cell table:number-columns-repeated="2"/>
        </table:table-row>
        <table:table-row table:style-name="ro1">
          <table:table-cell office:value-type="float" office:value="0.815379798412323" calcext:value-type="float">
            <text:p>0.815379798412323</text:p>
          </table:table-cell>
          <table:table-cell table:number-columns-repeated="2"/>
        </table:table-row>
        <table:table-row table:style-name="ro1">
          <table:table-cell office:value-type="float" office:value="0.879642009735107" calcext:value-type="float">
            <text:p>0.879642009735107</text:p>
          </table:table-cell>
          <table:table-cell table:number-columns-repeated="2"/>
        </table:table-row>
        <table:table-row table:style-name="ro1">
          <table:table-cell office:value-type="float" office:value="0.856271743774414" calcext:value-type="float">
            <text:p>0.856271743774414</text:p>
          </table:table-cell>
          <table:table-cell table:number-columns-repeated="2"/>
        </table:table-row>
        <table:table-row table:style-name="ro1">
          <table:table-cell office:value-type="float" office:value="0.859458327293396" calcext:value-type="float">
            <text:p>0.859458327293396</text:p>
          </table:table-cell>
          <table:table-cell table:number-columns-repeated="2"/>
        </table:table-row>
        <table:table-row table:style-name="ro1">
          <table:table-cell office:value-type="float" office:value="0.884823322296143" calcext:value-type="float">
            <text:p>0.884823322296143</text:p>
          </table:table-cell>
          <table:table-cell table:number-columns-repeated="2"/>
        </table:table-row>
        <table:table-row table:style-name="ro1">
          <table:table-cell office:value-type="float" office:value="0.884616434574127" calcext:value-type="float">
            <text:p>0.884616434574127</text:p>
          </table:table-cell>
          <table:table-cell table:number-columns-repeated="2"/>
        </table:table-row>
        <table:table-row table:style-name="ro1">
          <table:table-cell office:value-type="float" office:value="0.900866031646728" calcext:value-type="float">
            <text:p>0.900866031646728</text:p>
          </table:table-cell>
          <table:table-cell table:number-columns-repeated="2"/>
        </table:table-row>
        <table:table-row table:style-name="ro1">
          <table:table-cell office:value-type="float" office:value="0.915755093097687" calcext:value-type="float">
            <text:p>0.915755093097687</text:p>
          </table:table-cell>
          <table:table-cell table:number-columns-repeated="2"/>
        </table:table-row>
        <table:table-row table:style-name="ro1">
          <table:table-cell office:value-type="float" office:value="0.907855272293091" calcext:value-type="float">
            <text:p>0.907855272293091</text:p>
          </table:table-cell>
          <table:table-cell table:number-columns-repeated="2"/>
        </table:table-row>
        <table:table-row table:style-name="ro1">
          <table:table-cell office:value-type="float" office:value="0.873161792755127" calcext:value-type="float">
            <text:p>0.873161792755127</text:p>
          </table:table-cell>
          <table:table-cell table:number-columns-repeated="2"/>
        </table:table-row>
        <table:table-row table:style-name="ro1">
          <table:table-cell office:value-type="float" office:value="0.853803932666779" calcext:value-type="float">
            <text:p>0.853803932666779</text:p>
          </table:table-cell>
          <table:table-cell table:number-columns-repeated="2"/>
        </table:table-row>
        <table:table-row table:style-name="ro1">
          <table:table-cell office:value-type="float" office:value="0.768457889556885" calcext:value-type="float">
            <text:p>0.768457889556885</text:p>
          </table:table-cell>
          <table:table-cell table:number-columns-repeated="2"/>
        </table:table-row>
        <table:table-row table:style-name="ro1">
          <table:table-cell office:value-type="float" office:value="0.78709214925766" calcext:value-type="float">
            <text:p>0.78709214925766</text:p>
          </table:table-cell>
          <table:table-cell table:number-columns-repeated="2"/>
        </table:table-row>
        <table:table-row table:style-name="ro1">
          <table:table-cell office:value-type="float" office:value="0.797600030899048" calcext:value-type="float">
            <text:p>0.797600030899048</text:p>
          </table:table-cell>
          <table:table-cell table:number-columns-repeated="2"/>
        </table:table-row>
        <table:table-row table:style-name="ro1">
          <table:table-cell office:value-type="float" office:value="0.900794923305512" calcext:value-type="float">
            <text:p>0.900794923305512</text:p>
          </table:table-cell>
          <table:table-cell table:number-columns-repeated="2"/>
        </table:table-row>
        <table:table-row table:style-name="ro1">
          <table:table-cell office:value-type="float" office:value="0.892959833145142" calcext:value-type="float">
            <text:p>0.892959833145142</text:p>
          </table:table-cell>
          <table:table-cell table:number-columns-repeated="2"/>
        </table:table-row>
        <table:table-row table:style-name="ro1">
          <table:table-cell office:value-type="float" office:value="0.890919983386993" calcext:value-type="float">
            <text:p>0.890919983386993</text:p>
          </table:table-cell>
          <table:table-cell table:number-columns-repeated="2"/>
        </table:table-row>
        <table:table-row table:style-name="ro1">
          <table:table-cell office:value-type="float" office:value="0.895501732826233" calcext:value-type="float">
            <text:p>0.895501732826233</text:p>
          </table:table-cell>
          <table:table-cell table:number-columns-repeated="2"/>
        </table:table-row>
        <table:table-row table:style-name="ro1">
          <table:table-cell office:value-type="float" office:value="0.891853511333466" calcext:value-type="float">
            <text:p>0.891853511333466</text:p>
          </table:table-cell>
          <table:table-cell table:number-columns-repeated="2"/>
        </table:table-row>
        <table:table-row table:style-name="ro1">
          <table:table-cell office:value-type="float" office:value="0.900026381015778" calcext:value-type="float">
            <text:p>0.900026381015778</text:p>
          </table:table-cell>
          <table:table-cell table:number-columns-repeated="2"/>
        </table:table-row>
        <table:table-row table:style-name="ro1">
          <table:table-cell office:value-type="float" office:value="0.9015052318573" calcext:value-type="float">
            <text:p>0.9015052318573</text:p>
          </table:table-cell>
          <table:table-cell table:number-columns-repeated="2"/>
        </table:table-row>
        <table:table-row table:style-name="ro1">
          <table:table-cell office:value-type="float" office:value="0.898289680480957" calcext:value-type="float">
            <text:p>0.898289680480957</text:p>
          </table:table-cell>
          <table:table-cell table:number-columns-repeated="2"/>
        </table:table-row>
        <table:table-row table:style-name="ro1">
          <table:table-cell office:value-type="float" office:value="0.892307102680206" calcext:value-type="float">
            <text:p>0.892307102680206</text:p>
          </table:table-cell>
          <table:table-cell table:number-columns-repeated="2"/>
        </table:table-row>
        <table:table-row table:style-name="ro1">
          <table:table-cell office:value-type="float" office:value="0.907552659511566" calcext:value-type="float">
            <text:p>0.907552659511566</text:p>
          </table:table-cell>
          <table:table-cell table:number-columns-repeated="2"/>
        </table:table-row>
        <table:table-row table:style-name="ro1">
          <table:table-cell office:value-type="float" office:value="0.88140732049942" calcext:value-type="float">
            <text:p>0.88140732049942</text:p>
          </table:table-cell>
          <table:table-cell table:number-columns-repeated="2"/>
        </table:table-row>
        <table:table-row table:style-name="ro1">
          <table:table-cell office:value-type="float" office:value="0.849011719226837" calcext:value-type="float">
            <text:p>0.849011719226837</text:p>
          </table:table-cell>
          <table:table-cell table:number-columns-repeated="2"/>
        </table:table-row>
        <table:table-row table:style-name="ro1">
          <table:table-cell office:value-type="float" office:value="0.881728112697601" calcext:value-type="float">
            <text:p>0.881728112697601</text:p>
          </table:table-cell>
          <table:table-cell table:number-columns-repeated="2"/>
        </table:table-row>
        <table:table-row table:style-name="ro1">
          <table:table-cell office:value-type="float" office:value="0.906760394573212" calcext:value-type="float">
            <text:p>0.906760394573212</text:p>
          </table:table-cell>
          <table:table-cell table:number-columns-repeated="2"/>
        </table:table-row>
        <table:table-row table:style-name="ro1">
          <table:table-cell office:value-type="float" office:value="0.898883759975433" calcext:value-type="float">
            <text:p>0.898883759975433</text:p>
          </table:table-cell>
          <table:table-cell table:number-columns-repeated="2"/>
        </table:table-row>
        <table:table-row table:style-name="ro1">
          <table:table-cell office:value-type="float" office:value="0.895500242710114" calcext:value-type="float">
            <text:p>0.895500242710114</text:p>
          </table:table-cell>
          <table:table-cell table:number-columns-repeated="2"/>
        </table:table-row>
        <table:table-row table:style-name="ro1">
          <table:table-cell office:value-type="float" office:value="0.89841890335083" calcext:value-type="float">
            <text:p>0.89841890335083</text:p>
          </table:table-cell>
          <table:table-cell table:number-columns-repeated="2"/>
        </table:table-row>
        <table:table-row table:style-name="ro1">
          <table:table-cell office:value-type="float" office:value="0.912919163703918" calcext:value-type="float">
            <text:p>0.912919163703918</text:p>
          </table:table-cell>
          <table:table-cell table:number-columns-repeated="2"/>
        </table:table-row>
        <table:table-row table:style-name="ro1">
          <table:table-cell office:value-type="float" office:value="0.884104311466217" calcext:value-type="float">
            <text:p>0.884104311466217</text:p>
          </table:table-cell>
          <table:table-cell table:number-columns-repeated="2"/>
        </table:table-row>
        <table:table-row table:style-name="ro1">
          <table:table-cell office:value-type="float" office:value="0.896960973739624" calcext:value-type="float">
            <text:p>0.896960973739624</text:p>
          </table:table-cell>
          <table:table-cell table:number-columns-repeated="2"/>
        </table:table-row>
        <table:table-row table:style-name="ro1">
          <table:table-cell office:value-type="float" office:value="0.85829496383667" calcext:value-type="float">
            <text:p>0.85829496383667</text:p>
          </table:table-cell>
          <table:table-cell table:number-columns-repeated="2"/>
        </table:table-row>
        <table:table-row table:style-name="ro1">
          <table:table-cell office:value-type="float" office:value="0.920532643795013" calcext:value-type="float">
            <text:p>0.920532643795013</text:p>
          </table:table-cell>
          <table:table-cell table:number-columns-repeated="2"/>
        </table:table-row>
        <table:table-row table:style-name="ro1">
          <table:table-cell office:value-type="float" office:value="0.902084469795227" calcext:value-type="float">
            <text:p>0.902084469795227</text:p>
          </table:table-cell>
          <table:table-cell table:number-columns-repeated="2"/>
        </table:table-row>
        <table:table-row table:style-name="ro1">
          <table:table-cell office:value-type="float" office:value="0.850476443767548" calcext:value-type="float">
            <text:p>0.850476443767548</text:p>
          </table:table-cell>
          <table:table-cell table:number-columns-repeated="2"/>
        </table:table-row>
        <table:table-row table:style-name="ro1">
          <table:table-cell office:value-type="float" office:value="0.908937156200409" calcext:value-type="float">
            <text:p>0.908937156200409</text:p>
          </table:table-cell>
          <table:table-cell table:number-columns-repeated="2"/>
        </table:table-row>
        <table:table-row table:style-name="ro1">
          <table:table-cell office:value-type="float" office:value="0.84379768371582" calcext:value-type="float">
            <text:p>0.84379768371582</text:p>
          </table:table-cell>
          <table:table-cell table:number-columns-repeated="2"/>
        </table:table-row>
        <table:table-row table:style-name="ro1">
          <table:table-cell office:value-type="float" office:value="0.880540192127228" calcext:value-type="float">
            <text:p>0.880540192127228</text:p>
          </table:table-cell>
          <table:table-cell table:number-columns-repeated="2"/>
        </table:table-row>
        <table:table-row table:style-name="ro1">
          <table:table-cell office:value-type="float" office:value="0.776461899280548" calcext:value-type="float">
            <text:p>0.776461899280548</text:p>
          </table:table-cell>
          <table:table-cell table:number-columns-repeated="2"/>
        </table:table-row>
        <table:table-row table:style-name="ro1">
          <table:table-cell office:value-type="float" office:value="0.77962064743042" calcext:value-type="float">
            <text:p>0.77962064743042</text:p>
          </table:table-cell>
          <table:table-cell table:number-columns-repeated="2"/>
        </table:table-row>
        <table:table-row table:style-name="ro1">
          <table:table-cell office:value-type="float" office:value="0.735021829605103" calcext:value-type="float">
            <text:p>0.735021829605103</text:p>
          </table:table-cell>
          <table:table-cell table:number-columns-repeated="2"/>
        </table:table-row>
        <table:table-row table:style-name="ro1">
          <table:table-cell office:value-type="float" office:value="0.83250218629837" calcext:value-type="float">
            <text:p>0.83250218629837</text:p>
          </table:table-cell>
          <table:table-cell table:number-columns-repeated="2"/>
        </table:table-row>
        <table:table-row table:style-name="ro1">
          <table:table-cell office:value-type="float" office:value="0.670755803585053" calcext:value-type="float">
            <text:p>0.670755803585053</text:p>
          </table:table-cell>
          <table:table-cell table:number-columns-repeated="2"/>
        </table:table-row>
        <table:table-row table:style-name="ro1">
          <table:table-cell office:value-type="float" office:value="0.834103345870972" calcext:value-type="float">
            <text:p>0.834103345870972</text:p>
          </table:table-cell>
          <table:table-cell table:number-columns-repeated="2"/>
        </table:table-row>
        <table:table-row table:style-name="ro1">
          <table:table-cell office:value-type="float" office:value="0.888319075107574" calcext:value-type="float">
            <text:p>0.888319075107574</text:p>
          </table:table-cell>
          <table:table-cell table:number-columns-repeated="2"/>
        </table:table-row>
        <table:table-row table:style-name="ro1">
          <table:table-cell office:value-type="float" office:value="0.911878883838654" calcext:value-type="float">
            <text:p>0.911878883838654</text:p>
          </table:table-cell>
          <table:table-cell table:number-columns-repeated="2"/>
        </table:table-row>
        <table:table-row table:style-name="ro1">
          <table:table-cell office:value-type="float" office:value="0.892821311950684" calcext:value-type="float">
            <text:p>0.892821311950684</text:p>
          </table:table-cell>
          <table:table-cell table:number-columns-repeated="2"/>
        </table:table-row>
        <table:table-row table:style-name="ro1">
          <table:table-cell office:value-type="float" office:value="0.901467382907867" calcext:value-type="float">
            <text:p>0.901467382907867</text:p>
          </table:table-cell>
          <table:table-cell table:number-columns-repeated="2"/>
        </table:table-row>
        <table:table-row table:style-name="ro1">
          <table:table-cell office:value-type="float" office:value="0.891899168491364" calcext:value-type="float">
            <text:p>0.891899168491364</text:p>
          </table:table-cell>
          <table:table-cell table:number-columns-repeated="2"/>
        </table:table-row>
        <table:table-row table:style-name="ro1">
          <table:table-cell office:value-type="float" office:value="0.883414387702942" calcext:value-type="float">
            <text:p>0.883414387702942</text:p>
          </table:table-cell>
          <table:table-cell table:number-columns-repeated="2"/>
        </table:table-row>
        <table:table-row table:style-name="ro1">
          <table:table-cell office:value-type="float" office:value="0.873968005180359" calcext:value-type="float">
            <text:p>0.873968005180359</text:p>
          </table:table-cell>
          <table:table-cell table:number-columns-repeated="2"/>
        </table:table-row>
        <table:table-row table:style-name="ro1">
          <table:table-cell office:value-type="float" office:value="0.855223655700684" calcext:value-type="float">
            <text:p>0.855223655700684</text:p>
          </table:table-cell>
          <table:table-cell table:number-columns-repeated="2"/>
        </table:table-row>
        <table:table-row table:style-name="ro1">
          <table:table-cell office:value-type="float" office:value="0.838513731956482" calcext:value-type="float">
            <text:p>0.838513731956482</text:p>
          </table:table-cell>
          <table:table-cell table:number-columns-repeated="2"/>
        </table:table-row>
        <table:table-row table:style-name="ro1">
          <table:table-cell office:value-type="float" office:value="0.808686852455139" calcext:value-type="float">
            <text:p>0.808686852455139</text:p>
          </table:table-cell>
          <table:table-cell table:number-columns-repeated="2"/>
        </table:table-row>
        <table:table-row table:style-name="ro1">
          <table:table-cell office:value-type="float" office:value="0.799503028392792" calcext:value-type="float">
            <text:p>0.799503028392792</text:p>
          </table:table-cell>
          <table:table-cell table:number-columns-repeated="2"/>
        </table:table-row>
        <table:table-row table:style-name="ro1">
          <table:table-cell office:value-type="float" office:value="0.819408059120178" calcext:value-type="float">
            <text:p>0.819408059120178</text:p>
          </table:table-cell>
          <table:table-cell table:number-columns-repeated="2"/>
        </table:table-row>
        <table:table-row table:style-name="ro1">
          <table:table-cell office:value-type="float" office:value="0.860848426818848" calcext:value-type="float">
            <text:p>0.860848426818848</text:p>
          </table:table-cell>
          <table:table-cell table:number-columns-repeated="2"/>
        </table:table-row>
        <table:table-row table:style-name="ro1">
          <table:table-cell office:value-type="float" office:value="0.873428702354431" calcext:value-type="float">
            <text:p>0.873428702354431</text:p>
          </table:table-cell>
          <table:table-cell table:number-columns-repeated="2"/>
        </table:table-row>
        <table:table-row table:style-name="ro1">
          <table:table-cell office:value-type="float" office:value="0.874846041202545" calcext:value-type="float">
            <text:p>0.874846041202545</text:p>
          </table:table-cell>
          <table:table-cell table:number-columns-repeated="2"/>
        </table:table-row>
        <table:table-row table:style-name="ro1">
          <table:table-cell office:value-type="float" office:value="0.833871424198151" calcext:value-type="float">
            <text:p>0.833871424198151</text:p>
          </table:table-cell>
          <table:table-cell table:number-columns-repeated="2"/>
        </table:table-row>
        <table:table-row table:style-name="ro1">
          <table:table-cell office:value-type="float" office:value="0.725812017917633" calcext:value-type="float">
            <text:p>0.725812017917633</text:p>
          </table:table-cell>
          <table:table-cell table:number-columns-repeated="2"/>
        </table:table-row>
        <table:table-row table:style-name="ro1">
          <table:table-cell office:value-type="float" office:value="0.594963729381561" calcext:value-type="float">
            <text:p>0.594963729381561</text:p>
          </table:table-cell>
          <table:table-cell table:number-columns-repeated="2"/>
        </table:table-row>
        <table:table-row table:style-name="ro1">
          <table:table-cell office:value-type="float" office:value="0.58358633518219" calcext:value-type="float">
            <text:p>0.58358633518219</text:p>
          </table:table-cell>
          <table:table-cell table:number-columns-repeated="2"/>
        </table:table-row>
        <table:table-row table:style-name="ro1">
          <table:table-cell office:value-type="float" office:value="0.619626641273499" calcext:value-type="float">
            <text:p>0.619626641273499</text:p>
          </table:table-cell>
          <table:table-cell table:number-columns-repeated="2"/>
        </table:table-row>
        <table:table-row table:style-name="ro1">
          <table:table-cell office:value-type="float" office:value="0.555405735969543" calcext:value-type="float">
            <text:p>0.555405735969543</text:p>
          </table:table-cell>
          <table:table-cell table:number-columns-repeated="2"/>
        </table:table-row>
        <table:table-row table:style-name="ro1">
          <table:table-cell office:value-type="float" office:value="0.789536893367767" calcext:value-type="float">
            <text:p>0.789536893367767</text:p>
          </table:table-cell>
          <table:table-cell table:number-columns-repeated="2"/>
        </table:table-row>
        <table:table-row table:style-name="ro1">
          <table:table-cell office:value-type="float" office:value="0.444517493247986" calcext:value-type="float">
            <text:p>0.444517493247986</text:p>
          </table:table-cell>
          <table:table-cell table:number-columns-repeated="2"/>
        </table:table-row>
        <table:table-row table:style-name="ro1">
          <table:table-cell office:value-type="float" office:value="0.38287952542305" calcext:value-type="float">
            <text:p>0.38287952542305</text:p>
          </table:table-cell>
          <table:table-cell table:number-columns-repeated="2"/>
        </table:table-row>
        <table:table-row table:style-name="ro1">
          <table:table-cell office:value-type="float" office:value="0.789340496063232" calcext:value-type="float">
            <text:p>0.789340496063232</text:p>
          </table:table-cell>
          <table:table-cell table:number-columns-repeated="2"/>
        </table:table-row>
        <table:table-row table:style-name="ro1">
          <table:table-cell office:value-type="float" office:value="0.691245317459106" calcext:value-type="float">
            <text:p>0.691245317459106</text:p>
          </table:table-cell>
          <table:table-cell table:number-columns-repeated="2"/>
        </table:table-row>
        <table:table-row table:style-name="ro1">
          <table:table-cell office:value-type="float" office:value="0.853847205638886" calcext:value-type="float">
            <text:p>0.853847205638886</text:p>
          </table:table-cell>
          <table:table-cell table:number-columns-repeated="2"/>
        </table:table-row>
        <table:table-row table:style-name="ro1">
          <table:table-cell office:value-type="float" office:value="0.878087818622589" calcext:value-type="float">
            <text:p>0.878087818622589</text:p>
          </table:table-cell>
          <table:table-cell table:number-columns-repeated="2"/>
        </table:table-row>
        <table:table-row table:style-name="ro1">
          <table:table-cell office:value-type="float" office:value="0.876369059085846" calcext:value-type="float">
            <text:p>0.876369059085846</text:p>
          </table:table-cell>
          <table:table-cell table:number-columns-repeated="2"/>
        </table:table-row>
        <table:table-row table:style-name="ro1">
          <table:table-cell office:value-type="float" office:value="0.834045946598053" calcext:value-type="float">
            <text:p>0.834045946598053</text:p>
          </table:table-cell>
          <table:table-cell table:number-columns-repeated="2"/>
        </table:table-row>
        <table:table-row table:style-name="ro1">
          <table:table-cell office:value-type="float" office:value="0.825721561908722" calcext:value-type="float">
            <text:p>0.825721561908722</text:p>
          </table:table-cell>
          <table:table-cell table:number-columns-repeated="2"/>
        </table:table-row>
        <table:table-row table:style-name="ro1">
          <table:table-cell office:value-type="float" office:value="0.879603862762451" calcext:value-type="float">
            <text:p>0.879603862762451</text:p>
          </table:table-cell>
          <table:table-cell table:number-columns-repeated="2"/>
        </table:table-row>
        <table:table-row table:style-name="ro1">
          <table:table-cell office:value-type="float" office:value="0.863214254379272" calcext:value-type="float">
            <text:p>0.863214254379272</text:p>
          </table:table-cell>
          <table:table-cell table:number-columns-repeated="2"/>
        </table:table-row>
        <table:table-row table:style-name="ro1">
          <table:table-cell office:value-type="float" office:value="0.859792053699493" calcext:value-type="float">
            <text:p>0.859792053699493</text:p>
          </table:table-cell>
          <table:table-cell table:number-columns-repeated="2"/>
        </table:table-row>
        <table:table-row table:style-name="ro1">
          <table:table-cell office:value-type="float" office:value="0.807056128978729" calcext:value-type="float">
            <text:p>0.807056128978729</text:p>
          </table:table-cell>
          <table:table-cell table:number-columns-repeated="2"/>
        </table:table-row>
        <table:table-row table:style-name="ro1">
          <table:table-cell office:value-type="float" office:value="0.519222378730774" calcext:value-type="float">
            <text:p>0.519222378730774</text:p>
          </table:table-cell>
          <table:table-cell table:number-columns-repeated="2"/>
        </table:table-row>
        <table:table-row table:style-name="ro1">
          <table:table-cell office:value-type="float" office:value="0.670227110385895" calcext:value-type="float">
            <text:p>0.670227110385895</text:p>
          </table:table-cell>
          <table:table-cell table:number-columns-repeated="2"/>
        </table:table-row>
        <table:table-row table:style-name="ro1">
          <table:table-cell office:value-type="float" office:value="0.349129647016525" calcext:value-type="float">
            <text:p>0.349129647016525</text:p>
          </table:table-cell>
          <table:table-cell table:number-columns-repeated="2"/>
        </table:table-row>
        <table:table-row table:style-name="ro1">
          <table:table-cell office:value-type="float" office:value="0.302685171365738" calcext:value-type="float">
            <text:p>0.302685171365738</text:p>
          </table:table-cell>
          <table:table-cell table:number-columns-repeated="2"/>
        </table:table-row>
        <table:table-row table:style-name="ro1">
          <table:table-cell office:value-type="float" office:value="0.307482093572617" calcext:value-type="float">
            <text:p>0.307482093572617</text:p>
          </table:table-cell>
          <table:table-cell table:number-columns-repeated="2"/>
        </table:table-row>
        <table:table-row table:style-name="ro1">
          <table:table-cell office:value-type="float" office:value="0.403404384851456" calcext:value-type="float">
            <text:p>0.403404384851456</text:p>
          </table:table-cell>
          <table:table-cell table:number-columns-repeated="2"/>
        </table:table-row>
        <table:table-row table:style-name="ro1">
          <table:table-cell office:value-type="float" office:value="0.344808340072632" calcext:value-type="float">
            <text:p>0.344808340072632</text:p>
          </table:table-cell>
          <table:table-cell table:number-columns-repeated="2"/>
        </table:table-row>
        <table:table-row table:style-name="ro1">
          <table:table-cell office:value-type="float" office:value="0.354836493730545" calcext:value-type="float">
            <text:p>0.354836493730545</text:p>
          </table:table-cell>
          <table:table-cell table:number-columns-repeated="2"/>
        </table:table-row>
        <table:table-row table:style-name="ro1">
          <table:table-cell office:value-type="float" office:value="0.30232760310173" calcext:value-type="float">
            <text:p>0.30232760310173</text:p>
          </table:table-cell>
          <table:table-cell table:number-columns-repeated="2"/>
        </table:table-row>
        <table:table-row table:style-name="ro1">
          <table:table-cell office:value-type="float" office:value="0.337176084518433" calcext:value-type="float">
            <text:p>0.337176084518433</text:p>
          </table:table-cell>
          <table:table-cell table:number-columns-repeated="2"/>
        </table:table-row>
        <table:table-row table:style-name="ro1">
          <table:table-cell office:value-type="float" office:value="0.358827531337738" calcext:value-type="float">
            <text:p>0.358827531337738</text:p>
          </table:table-cell>
          <table:table-cell table:number-columns-repeated="2"/>
        </table:table-row>
        <table:table-row table:style-name="ro1">
          <table:table-cell office:value-type="float" office:value="0.530624747276306" calcext:value-type="float">
            <text:p>0.530624747276306</text:p>
          </table:table-cell>
          <table:table-cell table:number-columns-repeated="2"/>
        </table:table-row>
        <table:table-row table:style-name="ro1">
          <table:table-cell office:value-type="float" office:value="0.578943312168121" calcext:value-type="float">
            <text:p>0.578943312168121</text:p>
          </table:table-cell>
          <table:table-cell table:number-columns-repeated="2"/>
        </table:table-row>
        <table:table-row table:style-name="ro1">
          <table:table-cell office:value-type="float" office:value="0.551451921463013" calcext:value-type="float">
            <text:p>0.551451921463013</text:p>
          </table:table-cell>
          <table:table-cell table:number-columns-repeated="2"/>
        </table:table-row>
        <table:table-row table:style-name="ro1">
          <table:table-cell office:value-type="float" office:value="0.581329941749573" calcext:value-type="float">
            <text:p>0.581329941749573</text:p>
          </table:table-cell>
          <table:table-cell table:number-columns-repeated="2"/>
        </table:table-row>
        <table:table-row table:style-name="ro1">
          <table:table-cell office:value-type="float" office:value="0.562316358089447" calcext:value-type="float">
            <text:p>0.562316358089447</text:p>
          </table:table-cell>
          <table:table-cell table:number-columns-repeated="2"/>
        </table:table-row>
        <table:table-row table:style-name="ro1">
          <table:table-cell office:value-type="float" office:value="0.58488917350769" calcext:value-type="float">
            <text:p>0.58488917350769</text:p>
          </table:table-cell>
          <table:table-cell table:number-columns-repeated="2"/>
        </table:table-row>
        <table:table-row table:style-name="ro1">
          <table:table-cell office:value-type="float" office:value="0.606236338615418" calcext:value-type="float">
            <text:p>0.606236338615418</text:p>
          </table:table-cell>
          <table:table-cell table:number-columns-repeated="2"/>
        </table:table-row>
        <table:table-row table:style-name="ro1">
          <table:table-cell office:value-type="float" office:value="0.602373242378235" calcext:value-type="float">
            <text:p>0.602373242378235</text:p>
          </table:table-cell>
          <table:table-cell table:number-columns-repeated="2"/>
        </table:table-row>
        <table:table-row table:style-name="ro1">
          <table:table-cell office:value-type="float" office:value="0.583871126174927" calcext:value-type="float">
            <text:p>0.583871126174927</text:p>
          </table:table-cell>
          <table:table-cell table:number-columns-repeated="2"/>
        </table:table-row>
        <table:table-row table:style-name="ro1">
          <table:table-cell office:value-type="float" office:value="0.643747448921204" calcext:value-type="float">
            <text:p>0.643747448921204</text:p>
          </table:table-cell>
          <table:table-cell table:number-columns-repeated="2"/>
        </table:table-row>
        <table:table-row table:style-name="ro1">
          <table:table-cell office:value-type="float" office:value="0.636750757694244" calcext:value-type="float">
            <text:p>0.636750757694244</text:p>
          </table:table-cell>
          <table:table-cell table:number-columns-repeated="2"/>
        </table:table-row>
        <table:table-row table:style-name="ro1">
          <table:table-cell office:value-type="float" office:value="0.647908210754395" calcext:value-type="float">
            <text:p>0.647908210754395</text:p>
          </table:table-cell>
          <table:table-cell table:number-columns-repeated="2"/>
        </table:table-row>
        <table:table-row table:style-name="ro1">
          <table:table-cell office:value-type="float" office:value="0.634092628955841" calcext:value-type="float">
            <text:p>0.634092628955841</text:p>
          </table:table-cell>
          <table:table-cell table:number-columns-repeated="2"/>
        </table:table-row>
        <table:table-row table:style-name="ro1">
          <table:table-cell office:value-type="float" office:value="0.632109522819519" calcext:value-type="float">
            <text:p>0.632109522819519</text:p>
          </table:table-cell>
          <table:table-cell table:number-columns-repeated="2"/>
        </table:table-row>
        <table:table-row table:style-name="ro1">
          <table:table-cell office:value-type="float" office:value="0.639719247817993" calcext:value-type="float">
            <text:p>0.639719247817993</text:p>
          </table:table-cell>
          <table:table-cell table:number-columns-repeated="2"/>
        </table:table-row>
        <table:table-row table:style-name="ro1">
          <table:table-cell office:value-type="float" office:value="0.64501827955246" calcext:value-type="float">
            <text:p>0.64501827955246</text:p>
          </table:table-cell>
          <table:table-cell table:number-columns-repeated="2"/>
        </table:table-row>
        <table:table-row table:style-name="ro1">
          <table:table-cell office:value-type="float" office:value="0.647439360618591" calcext:value-type="float">
            <text:p>0.647439360618591</text:p>
          </table:table-cell>
          <table:table-cell table:number-columns-repeated="2"/>
        </table:table-row>
        <table:table-row table:style-name="ro1">
          <table:table-cell office:value-type="float" office:value="0.646610736846924" calcext:value-type="float">
            <text:p>0.646610736846924</text:p>
          </table:table-cell>
          <table:table-cell table:number-columns-repeated="2"/>
        </table:table-row>
        <table:table-row table:style-name="ro1">
          <table:table-cell office:value-type="float" office:value="0.665271878242493" calcext:value-type="float">
            <text:p>0.665271878242493</text:p>
          </table:table-cell>
          <table:table-cell table:number-columns-repeated="2"/>
        </table:table-row>
        <table:table-row table:style-name="ro1">
          <table:table-cell office:value-type="float" office:value="0.669177234172821" calcext:value-type="float">
            <text:p>0.669177234172821</text:p>
          </table:table-cell>
          <table:table-cell table:number-columns-repeated="2"/>
        </table:table-row>
        <table:table-row table:style-name="ro1">
          <table:table-cell office:value-type="float" office:value="0.674549102783203" calcext:value-type="float">
            <text:p>0.674549102783203</text:p>
          </table:table-cell>
          <table:table-cell table:number-columns-repeated="2"/>
        </table:table-row>
        <table:table-row table:style-name="ro1">
          <table:table-cell office:value-type="float" office:value="0.674618363380432" calcext:value-type="float">
            <text:p>0.674618363380432</text:p>
          </table:table-cell>
          <table:table-cell table:number-columns-repeated="2"/>
        </table:table-row>
        <table:table-row table:style-name="ro1">
          <table:table-cell office:value-type="float" office:value="0.685915291309357" calcext:value-type="float">
            <text:p>0.685915291309357</text:p>
          </table:table-cell>
          <table:table-cell table:number-columns-repeated="2"/>
        </table:table-row>
        <table:table-row table:style-name="ro1">
          <table:table-cell office:value-type="float" office:value="0.694295227527618" calcext:value-type="float">
            <text:p>0.694295227527618</text:p>
          </table:table-cell>
          <table:table-cell table:number-columns-repeated="2"/>
        </table:table-row>
        <table:table-row table:style-name="ro1">
          <table:table-cell office:value-type="float" office:value="0.683574020862579" calcext:value-type="float">
            <text:p>0.683574020862579</text:p>
          </table:table-cell>
          <table:table-cell table:number-columns-repeated="2"/>
        </table:table-row>
        <table:table-row table:style-name="ro1">
          <table:table-cell office:value-type="float" office:value="0.698356091976166" calcext:value-type="float">
            <text:p>0.698356091976166</text:p>
          </table:table-cell>
          <table:table-cell table:number-columns-repeated="2"/>
        </table:table-row>
        <table:table-row table:style-name="ro1">
          <table:table-cell office:value-type="float" office:value="0.687232673168182" calcext:value-type="float">
            <text:p>0.687232673168182</text:p>
          </table:table-cell>
          <table:table-cell table:number-columns-repeated="2"/>
        </table:table-row>
        <table:table-row table:style-name="ro1">
          <table:table-cell office:value-type="float" office:value="0.668390870094299" calcext:value-type="float">
            <text:p>0.668390870094299</text:p>
          </table:table-cell>
          <table:table-cell table:number-columns-repeated="2"/>
        </table:table-row>
        <table:table-row table:style-name="ro1">
          <table:table-cell office:value-type="float" office:value="0.665852189064026" calcext:value-type="float">
            <text:p>0.665852189064026</text:p>
          </table:table-cell>
          <table:table-cell table:number-columns-repeated="2"/>
        </table:table-row>
        <table:table-row table:style-name="ro1">
          <table:table-cell office:value-type="float" office:value="0.697821915149689" calcext:value-type="float">
            <text:p>0.697821915149689</text:p>
          </table:table-cell>
          <table:table-cell table:number-columns-repeated="2"/>
        </table:table-row>
        <table:table-row table:style-name="ro1">
          <table:table-cell office:value-type="float" office:value="0.767945766448975" calcext:value-type="float">
            <text:p>0.767945766448975</text:p>
          </table:table-cell>
          <table:table-cell table:number-columns-repeated="2"/>
        </table:table-row>
        <table:table-row table:style-name="ro1">
          <table:table-cell office:value-type="float" office:value="0.744094133377075" calcext:value-type="float">
            <text:p>0.744094133377075</text:p>
          </table:table-cell>
          <table:table-cell table:number-columns-repeated="2"/>
        </table:table-row>
        <table:table-row table:style-name="ro1">
          <table:table-cell office:value-type="float" office:value="0.714767277240753" calcext:value-type="float">
            <text:p>0.714767277240753</text:p>
          </table:table-cell>
          <table:table-cell table:number-columns-repeated="2"/>
        </table:table-row>
        <table:table-row table:style-name="ro1">
          <table:table-cell office:value-type="float" office:value="0.774931013584137" calcext:value-type="float">
            <text:p>0.774931013584137</text:p>
          </table:table-cell>
          <table:table-cell table:number-columns-repeated="2"/>
        </table:table-row>
        <table:table-row table:style-name="ro1">
          <table:table-cell office:value-type="float" office:value="0.814844250679016" calcext:value-type="float">
            <text:p>0.814844250679016</text:p>
          </table:table-cell>
          <table:table-cell table:number-columns-repeated="2"/>
        </table:table-row>
        <table:table-row table:style-name="ro1">
          <table:table-cell office:value-type="float" office:value="0.806436777114868" calcext:value-type="float">
            <text:p>0.806436777114868</text:p>
          </table:table-cell>
          <table:table-cell table:number-columns-repeated="2"/>
        </table:table-row>
        <table:table-row table:style-name="ro1">
          <table:table-cell office:value-type="float" office:value="0.785805702209473" calcext:value-type="float">
            <text:p>0.785805702209473</text:p>
          </table:table-cell>
          <table:table-cell table:number-columns-repeated="2"/>
        </table:table-row>
        <table:table-row table:style-name="ro1">
          <table:table-cell office:value-type="float" office:value="0.721812069416046" calcext:value-type="float">
            <text:p>0.721812069416046</text:p>
          </table:table-cell>
          <table:table-cell table:number-columns-repeated="2"/>
        </table:table-row>
        <table:table-row table:style-name="ro1">
          <table:table-cell office:value-type="float" office:value="0.813182294368744" calcext:value-type="float">
            <text:p>0.813182294368744</text:p>
          </table:table-cell>
          <table:table-cell table:number-columns-repeated="2"/>
        </table:table-row>
        <table:table-row table:style-name="ro1">
          <table:table-cell office:value-type="float" office:value="0.825181841850281" calcext:value-type="float">
            <text:p>0.825181841850281</text:p>
          </table:table-cell>
          <table:table-cell table:number-columns-repeated="2"/>
        </table:table-row>
        <table:table-row table:style-name="ro1">
          <table:table-cell office:value-type="float" office:value="0.822951316833496" calcext:value-type="float">
            <text:p>0.822951316833496</text:p>
          </table:table-cell>
          <table:table-cell table:number-columns-repeated="2"/>
        </table:table-row>
        <table:table-row table:style-name="ro1">
          <table:table-cell office:value-type="float" office:value="0.831225335597992" calcext:value-type="float">
            <text:p>0.831225335597992</text:p>
          </table:table-cell>
          <table:table-cell table:number-columns-repeated="2"/>
        </table:table-row>
        <table:table-row table:style-name="ro1">
          <table:table-cell office:value-type="float" office:value="0.824553966522217" calcext:value-type="float">
            <text:p>0.824553966522217</text:p>
          </table:table-cell>
          <table:table-cell table:number-columns-repeated="2"/>
        </table:table-row>
        <table:table-row table:style-name="ro1">
          <table:table-cell office:value-type="float" office:value="0.826810956001282" calcext:value-type="float">
            <text:p>0.826810956001282</text:p>
          </table:table-cell>
          <table:table-cell table:number-columns-repeated="2"/>
        </table:table-row>
        <table:table-row table:style-name="ro1">
          <table:table-cell office:value-type="float" office:value="0.833039402961731" calcext:value-type="float">
            <text:p>0.833039402961731</text:p>
          </table:table-cell>
          <table:table-cell table:number-columns-repeated="2"/>
        </table:table-row>
        <table:table-row table:style-name="ro1">
          <table:table-cell office:value-type="float" office:value="0.832445502281189" calcext:value-type="float">
            <text:p>0.832445502281189</text:p>
          </table:table-cell>
          <table:table-cell table:number-columns-repeated="2"/>
        </table:table-row>
        <table:table-row table:style-name="ro1">
          <table:table-cell office:value-type="float" office:value="0.83357161283493" calcext:value-type="float">
            <text:p>0.83357161283493</text:p>
          </table:table-cell>
          <table:table-cell table:number-columns-repeated="2"/>
        </table:table-row>
        <table:table-row table:style-name="ro1">
          <table:table-cell office:value-type="float" office:value="0.837008118629456" calcext:value-type="float">
            <text:p>0.837008118629456</text:p>
          </table:table-cell>
          <table:table-cell table:number-columns-repeated="2"/>
        </table:table-row>
        <table:table-row table:style-name="ro1">
          <table:table-cell office:value-type="float" office:value="0.838941931724548" calcext:value-type="float">
            <text:p>0.838941931724548</text:p>
          </table:table-cell>
          <table:table-cell table:number-columns-repeated="2"/>
        </table:table-row>
        <table:table-row table:style-name="ro1">
          <table:table-cell office:value-type="float" office:value="0.828613996505737" calcext:value-type="float">
            <text:p>0.828613996505737</text:p>
          </table:table-cell>
          <table:table-cell table:number-columns-repeated="2"/>
        </table:table-row>
        <table:table-row table:style-name="ro1">
          <table:table-cell office:value-type="float" office:value="0.833093643188477" calcext:value-type="float">
            <text:p>0.833093643188477</text:p>
          </table:table-cell>
          <table:table-cell table:number-columns-repeated="2"/>
        </table:table-row>
        <table:table-row table:style-name="ro1">
          <table:table-cell office:value-type="float" office:value="0.829114258289337" calcext:value-type="float">
            <text:p>0.829114258289337</text:p>
          </table:table-cell>
          <table:table-cell table:number-columns-repeated="2"/>
        </table:table-row>
        <table:table-row table:style-name="ro1">
          <table:table-cell office:value-type="float" office:value="0.828563213348389" calcext:value-type="float">
            <text:p>0.828563213348389</text:p>
          </table:table-cell>
          <table:table-cell table:number-columns-repeated="2"/>
        </table:table-row>
        <table:table-row table:style-name="ro1">
          <table:table-cell office:value-type="float" office:value="0.830792963504791" calcext:value-type="float">
            <text:p>0.830792963504791</text:p>
          </table:table-cell>
          <table:table-cell table:number-columns-repeated="2"/>
        </table:table-row>
        <table:table-row table:style-name="ro1">
          <table:table-cell office:value-type="float" office:value="0.832292079925537" calcext:value-type="float">
            <text:p>0.832292079925537</text:p>
          </table:table-cell>
          <table:table-cell table:number-columns-repeated="2"/>
        </table:table-row>
        <table:table-row table:style-name="ro1">
          <table:table-cell office:value-type="float" office:value="0.82943457365036" calcext:value-type="float">
            <text:p>0.82943457365036</text:p>
          </table:table-cell>
          <table:table-cell table:number-columns-repeated="2"/>
        </table:table-row>
        <table:table-row table:style-name="ro1">
          <table:table-cell office:value-type="float" office:value="0.830015778541565" calcext:value-type="float">
            <text:p>0.830015778541565</text:p>
          </table:table-cell>
          <table:table-cell table:number-columns-repeated="2"/>
        </table:table-row>
        <table:table-row table:style-name="ro1">
          <table:table-cell office:value-type="float" office:value="0.825571596622467" calcext:value-type="float">
            <text:p>0.825571596622467</text:p>
          </table:table-cell>
          <table:table-cell table:number-columns-repeated="2"/>
        </table:table-row>
        <table:table-row table:style-name="ro1">
          <table:table-cell office:value-type="float" office:value="0.819955885410309" calcext:value-type="float">
            <text:p>0.819955885410309</text:p>
          </table:table-cell>
          <table:table-cell table:number-columns-repeated="2"/>
        </table:table-row>
        <table:table-row table:style-name="ro1">
          <table:table-cell office:value-type="float" office:value="0.845036447048187" calcext:value-type="float">
            <text:p>0.845036447048187</text:p>
          </table:table-cell>
          <table:table-cell table:number-columns-repeated="2"/>
        </table:table-row>
        <table:table-row table:style-name="ro1">
          <table:table-cell office:value-type="float" office:value="0.849073708057404" calcext:value-type="float">
            <text:p>0.849073708057404</text:p>
          </table:table-cell>
          <table:table-cell table:number-columns-repeated="2"/>
        </table:table-row>
        <table:table-row table:style-name="ro1">
          <table:table-cell office:value-type="float" office:value="0.849160373210907" calcext:value-type="float">
            <text:p>0.849160373210907</text:p>
          </table:table-cell>
          <table:table-cell table:number-columns-repeated="2"/>
        </table:table-row>
        <table:table-row table:style-name="ro1">
          <table:table-cell office:value-type="float" office:value="0.850741565227508" calcext:value-type="float">
            <text:p>0.850741565227508</text:p>
          </table:table-cell>
          <table:table-cell table:number-columns-repeated="2"/>
        </table:table-row>
        <table:table-row table:style-name="ro1">
          <table:table-cell office:value-type="float" office:value="0.851125597953796" calcext:value-type="float">
            <text:p>0.851125597953796</text:p>
          </table:table-cell>
          <table:table-cell table:number-columns-repeated="2"/>
        </table:table-row>
        <table:table-row table:style-name="ro1">
          <table:table-cell office:value-type="float" office:value="0.852325081825256" calcext:value-type="float">
            <text:p>0.852325081825256</text:p>
          </table:table-cell>
          <table:table-cell table:number-columns-repeated="2"/>
        </table:table-row>
        <table:table-row table:style-name="ro1">
          <table:table-cell office:value-type="float" office:value="0.853116512298584" calcext:value-type="float">
            <text:p>0.853116512298584</text:p>
          </table:table-cell>
          <table:table-cell table:number-columns-repeated="2"/>
        </table:table-row>
        <table:table-row table:style-name="ro1">
          <table:table-cell office:value-type="float" office:value="0.848692655563355" calcext:value-type="float">
            <text:p>0.848692655563355</text:p>
          </table:table-cell>
          <table:table-cell table:number-columns-repeated="2"/>
        </table:table-row>
        <table:table-row table:style-name="ro1">
          <table:table-cell office:value-type="float" office:value="0.848930776119232" calcext:value-type="float">
            <text:p>0.848930776119232</text:p>
          </table:table-cell>
          <table:table-cell table:number-columns-repeated="2"/>
        </table:table-row>
        <table:table-row table:style-name="ro1">
          <table:table-cell office:value-type="float" office:value="0.84864068031311" calcext:value-type="float">
            <text:p>0.84864068031311</text:p>
          </table:table-cell>
          <table:table-cell table:number-columns-repeated="2"/>
        </table:table-row>
        <table:table-row table:style-name="ro1">
          <table:table-cell office:value-type="float" office:value="0.848225831985474" calcext:value-type="float">
            <text:p>0.848225831985474</text:p>
          </table:table-cell>
          <table:table-cell table:number-columns-repeated="2"/>
        </table:table-row>
        <table:table-row table:style-name="ro1">
          <table:table-cell office:value-type="float" office:value="0.848448634147644" calcext:value-type="float">
            <text:p>0.848448634147644</text:p>
          </table:table-cell>
          <table:table-cell table:number-columns-repeated="2"/>
        </table:table-row>
        <table:table-row table:style-name="ro1">
          <table:table-cell office:value-type="float" office:value="0.847851634025574" calcext:value-type="float">
            <text:p>0.847851634025574</text:p>
          </table:table-cell>
          <table:table-cell table:number-columns-repeated="2"/>
        </table:table-row>
        <table:table-row table:style-name="ro1">
          <table:table-cell office:value-type="float" office:value="0.838741064071655" calcext:value-type="float">
            <text:p>0.838741064071655</text:p>
          </table:table-cell>
          <table:table-cell table:number-columns-repeated="2"/>
        </table:table-row>
        <table:table-row table:style-name="ro1">
          <table:table-cell office:value-type="float" office:value="0.846809685230255" calcext:value-type="float">
            <text:p>0.846809685230255</text:p>
          </table:table-cell>
          <table:table-cell table:number-columns-repeated="2"/>
        </table:table-row>
        <table:table-row table:style-name="ro1">
          <table:table-cell office:value-type="float" office:value="0.876298129558563" calcext:value-type="float">
            <text:p>0.876298129558563</text:p>
          </table:table-cell>
          <table:table-cell table:number-columns-repeated="2"/>
        </table:table-row>
        <table:table-row table:style-name="ro1">
          <table:table-cell office:value-type="float" office:value="0.874762117862701" calcext:value-type="float">
            <text:p>0.874762117862701</text:p>
          </table:table-cell>
          <table:table-cell table:number-columns-repeated="2"/>
        </table:table-row>
        <table:table-row table:style-name="ro1">
          <table:table-cell office:value-type="float" office:value="0.857747435569763" calcext:value-type="float">
            <text:p>0.857747435569763</text:p>
          </table:table-cell>
          <table:table-cell table:number-columns-repeated="2"/>
        </table:table-row>
        <table:table-row table:style-name="ro1">
          <table:table-cell office:value-type="float" office:value="0.780193567276001" calcext:value-type="float">
            <text:p>0.780193567276001</text:p>
          </table:table-cell>
          <table:table-cell table:number-columns-repeated="2"/>
        </table:table-row>
        <table:table-row table:style-name="ro1">
          <table:table-cell office:value-type="float" office:value="0.813957452774048" calcext:value-type="float">
            <text:p>0.813957452774048</text:p>
          </table:table-cell>
          <table:table-cell table:number-columns-repeated="2"/>
        </table:table-row>
        <table:table-row table:style-name="ro1">
          <table:table-cell office:value-type="float" office:value="0.523845314979553" calcext:value-type="float">
            <text:p>0.523845314979553</text:p>
          </table:table-cell>
          <table:table-cell table:number-columns-repeated="2"/>
        </table:table-row>
        <table:table-row table:style-name="ro1">
          <table:table-cell office:value-type="float" office:value="0.26039519906044" calcext:value-type="float">
            <text:p>0.26039519906044</text:p>
          </table:table-cell>
          <table:table-cell table:number-columns-repeated="2"/>
        </table:table-row>
        <table:table-row table:style-name="ro1">
          <table:table-cell office:value-type="float" office:value="0.279393076896667" calcext:value-type="float">
            <text:p>0.279393076896667</text:p>
          </table:table-cell>
          <table:table-cell table:number-columns-repeated="2"/>
        </table:table-row>
        <table:table-row table:style-name="ro1">
          <table:table-cell office:value-type="float" office:value="0.284505397081375" calcext:value-type="float">
            <text:p>0.284505397081375</text:p>
          </table:table-cell>
          <table:table-cell table:number-columns-repeated="2"/>
        </table:table-row>
        <table:table-row table:style-name="ro1">
          <table:table-cell office:value-type="float" office:value="0.298058807849884" calcext:value-type="float">
            <text:p>0.298058807849884</text:p>
          </table:table-cell>
          <table:table-cell table:number-columns-repeated="2"/>
        </table:table-row>
        <table:table-row table:style-name="ro1">
          <table:table-cell office:value-type="float" office:value="0.285564094781876" calcext:value-type="float">
            <text:p>0.285564094781876</text:p>
          </table:table-cell>
          <table:table-cell table:number-columns-repeated="2"/>
        </table:table-row>
        <table:table-row table:style-name="ro1">
          <table:table-cell office:value-type="float" office:value="0.295655339956284" calcext:value-type="float">
            <text:p>0.295655339956284</text:p>
          </table:table-cell>
          <table:table-cell table:number-columns-repeated="2"/>
        </table:table-row>
        <table:table-row table:style-name="ro1">
          <table:table-cell office:value-type="float" office:value="0.295192033052444" calcext:value-type="float">
            <text:p>0.295192033052444</text:p>
          </table:table-cell>
          <table:table-cell table:number-columns-repeated="2"/>
        </table:table-row>
        <table:table-row table:style-name="ro1">
          <table:table-cell office:value-type="float" office:value="0.294923394918442" calcext:value-type="float">
            <text:p>0.294923394918442</text:p>
          </table:table-cell>
          <table:table-cell table:number-columns-repeated="2"/>
        </table:table-row>
        <table:table-row table:style-name="ro1">
          <table:table-cell office:value-type="float" office:value="0.270579129457474" calcext:value-type="float">
            <text:p>0.270579129457474</text:p>
          </table:table-cell>
          <table:table-cell table:number-columns-repeated="2"/>
        </table:table-row>
        <table:table-row table:style-name="ro1">
          <table:table-cell office:value-type="float" office:value="0.260288268327713" calcext:value-type="float">
            <text:p>0.260288268327713</text:p>
          </table:table-cell>
          <table:table-cell table:number-columns-repeated="2"/>
        </table:table-row>
        <table:table-row table:style-name="ro1">
          <table:table-cell office:value-type="float" office:value="0.537007629871368" calcext:value-type="float">
            <text:p>0.537007629871368</text:p>
          </table:table-cell>
          <table:table-cell table:number-columns-repeated="2"/>
        </table:table-row>
        <table:table-row table:style-name="ro1">
          <table:table-cell office:value-type="float" office:value="0.840279877185822" calcext:value-type="float">
            <text:p>0.840279877185822</text:p>
          </table:table-cell>
          <table:table-cell table:number-columns-repeated="2"/>
        </table:table-row>
        <table:table-row table:style-name="ro1">
          <table:table-cell office:value-type="float" office:value="0.880512535572052" calcext:value-type="float">
            <text:p>0.880512535572052</text:p>
          </table:table-cell>
          <table:table-cell table:number-columns-repeated="2"/>
        </table:table-row>
        <table:table-row table:style-name="ro1">
          <table:table-cell office:value-type="float" office:value="0.851952910423279" calcext:value-type="float">
            <text:p>0.851952910423279</text:p>
          </table:table-cell>
          <table:table-cell table:number-columns-repeated="2"/>
        </table:table-row>
        <table:table-row table:style-name="ro1">
          <table:table-cell office:value-type="float" office:value="0.829570353031158" calcext:value-type="float">
            <text:p>0.829570353031158</text:p>
          </table:table-cell>
          <table:table-cell table:number-columns-repeated="2"/>
        </table:table-row>
        <table:table-row table:style-name="ro1">
          <table:table-cell office:value-type="float" office:value="0.903282582759857" calcext:value-type="float">
            <text:p>0.903282582759857</text:p>
          </table:table-cell>
          <table:table-cell table:number-columns-repeated="2"/>
        </table:table-row>
        <table:table-row table:style-name="ro1">
          <table:table-cell office:value-type="float" office:value="0.898337304592133" calcext:value-type="float">
            <text:p>0.898337304592133</text:p>
          </table:table-cell>
          <table:table-cell table:number-columns-repeated="2"/>
        </table:table-row>
        <table:table-row table:style-name="ro1">
          <table:table-cell office:value-type="float" office:value="0.876785159111023" calcext:value-type="float">
            <text:p>0.876785159111023</text:p>
          </table:table-cell>
          <table:table-cell table:number-columns-repeated="2"/>
        </table:table-row>
        <table:table-row table:style-name="ro1">
          <table:table-cell office:value-type="float" office:value="0.884188413619995" calcext:value-type="float">
            <text:p>0.884188413619995</text:p>
          </table:table-cell>
          <table:table-cell table:number-columns-repeated="2"/>
        </table:table-row>
        <table:table-row table:style-name="ro1">
          <table:table-cell office:value-type="float" office:value="0.869206428527832" calcext:value-type="float">
            <text:p>0.869206428527832</text:p>
          </table:table-cell>
          <table:table-cell table:number-columns-repeated="2"/>
        </table:table-row>
        <table:table-row table:style-name="ro1">
          <table:table-cell office:value-type="float" office:value="0.895546078681946" calcext:value-type="float">
            <text:p>0.895546078681946</text:p>
          </table:table-cell>
          <table:table-cell table:number-columns-repeated="2"/>
        </table:table-row>
        <table:table-row table:style-name="ro1">
          <table:table-cell office:value-type="float" office:value="0.908961653709412" calcext:value-type="float">
            <text:p>0.908961653709412</text:p>
          </table:table-cell>
          <table:table-cell table:number-columns-repeated="2"/>
        </table:table-row>
        <table:table-row table:style-name="ro1">
          <table:table-cell office:value-type="float" office:value="0.902096569538116" calcext:value-type="float">
            <text:p>0.902096569538116</text:p>
          </table:table-cell>
          <table:table-cell table:number-columns-repeated="2"/>
        </table:table-row>
        <table:table-row table:style-name="ro1">
          <table:table-cell office:value-type="float" office:value="0.900233209133148" calcext:value-type="float">
            <text:p>0.900233209133148</text:p>
          </table:table-cell>
          <table:table-cell table:number-columns-repeated="2"/>
        </table:table-row>
        <table:table-row table:style-name="ro1">
          <table:table-cell office:value-type="float" office:value="0.877000629901886" calcext:value-type="float">
            <text:p>0.877000629901886</text:p>
          </table:table-cell>
          <table:table-cell table:number-columns-repeated="2"/>
        </table:table-row>
        <table:table-row table:style-name="ro1">
          <table:table-cell office:value-type="float" office:value="0.897295117378235" calcext:value-type="float">
            <text:p>0.897295117378235</text:p>
          </table:table-cell>
          <table:table-cell table:number-columns-repeated="2"/>
        </table:table-row>
        <table:table-row table:style-name="ro1">
          <table:table-cell office:value-type="float" office:value="0.845517039299011" calcext:value-type="float">
            <text:p>0.845517039299011</text:p>
          </table:table-cell>
          <table:table-cell table:number-columns-repeated="2"/>
        </table:table-row>
        <table:table-row table:style-name="ro1">
          <table:table-cell office:value-type="float" office:value="0.87361466884613" calcext:value-type="float">
            <text:p>0.87361466884613</text:p>
          </table:table-cell>
          <table:table-cell table:number-columns-repeated="2"/>
        </table:table-row>
        <table:table-row table:style-name="ro1">
          <table:table-cell office:value-type="float" office:value="0.765027403831482" calcext:value-type="float">
            <text:p>0.765027403831482</text:p>
          </table:table-cell>
          <table:table-cell table:number-columns-repeated="2"/>
        </table:table-row>
        <table:table-row table:style-name="ro1">
          <table:table-cell office:value-type="float" office:value="0.884405672550201" calcext:value-type="float">
            <text:p>0.884405672550201</text:p>
          </table:table-cell>
          <table:table-cell table:number-columns-repeated="2"/>
        </table:table-row>
        <table:table-row table:style-name="ro1">
          <table:table-cell office:value-type="float" office:value="0.863299131393433" calcext:value-type="float">
            <text:p>0.863299131393433</text:p>
          </table:table-cell>
          <table:table-cell table:number-columns-repeated="2"/>
        </table:table-row>
        <table:table-row table:style-name="ro1">
          <table:table-cell office:value-type="float" office:value="0.89850389957428" calcext:value-type="float">
            <text:p>0.89850389957428</text:p>
          </table:table-cell>
          <table:table-cell table:number-columns-repeated="2"/>
        </table:table-row>
        <table:table-row table:style-name="ro1">
          <table:table-cell office:value-type="float" office:value="0.890977382659912" calcext:value-type="float">
            <text:p>0.890977382659912</text:p>
          </table:table-cell>
          <table:table-cell table:number-columns-repeated="2"/>
        </table:table-row>
        <table:table-row table:style-name="ro1">
          <table:table-cell office:value-type="float" office:value="0.882803976535797" calcext:value-type="float">
            <text:p>0.882803976535797</text:p>
          </table:table-cell>
          <table:table-cell table:number-columns-repeated="2"/>
        </table:table-row>
        <table:table-row table:style-name="ro1">
          <table:table-cell office:value-type="float" office:value="0.891876995563507" calcext:value-type="float">
            <text:p>0.891876995563507</text:p>
          </table:table-cell>
          <table:table-cell table:number-columns-repeated="2"/>
        </table:table-row>
        <table:table-row table:style-name="ro1">
          <table:table-cell office:value-type="float" office:value="0.862602412700653" calcext:value-type="float">
            <text:p>0.862602412700653</text:p>
          </table:table-cell>
          <table:table-cell table:number-columns-repeated="2"/>
        </table:table-row>
        <table:table-row table:style-name="ro1">
          <table:table-cell office:value-type="float" office:value="0.900459885597229" calcext:value-type="float">
            <text:p>0.900459885597229</text:p>
          </table:table-cell>
          <table:table-cell table:number-columns-repeated="2"/>
        </table:table-row>
        <table:table-row table:style-name="ro1">
          <table:table-cell office:value-type="float" office:value="0.869389295578003" calcext:value-type="float">
            <text:p>0.869389295578003</text:p>
          </table:table-cell>
          <table:table-cell table:number-columns-repeated="2"/>
        </table:table-row>
        <table:table-row table:style-name="ro1">
          <table:table-cell office:value-type="float" office:value="0.837782084941864" calcext:value-type="float">
            <text:p>0.837782084941864</text:p>
          </table:table-cell>
          <table:table-cell table:number-columns-repeated="2"/>
        </table:table-row>
        <table:table-row table:style-name="ro1">
          <table:table-cell office:value-type="float" office:value="0.877372920513153" calcext:value-type="float">
            <text:p>0.877372920513153</text:p>
          </table:table-cell>
          <table:table-cell table:number-columns-repeated="2"/>
        </table:table-row>
        <table:table-row table:style-name="ro1">
          <table:table-cell office:value-type="float" office:value="0.867949724197388" calcext:value-type="float">
            <text:p>0.867949724197388</text:p>
          </table:table-cell>
          <table:table-cell table:number-columns-repeated="2"/>
        </table:table-row>
        <table:table-row table:style-name="ro1">
          <table:table-cell office:value-type="float" office:value="0.885087788105011" calcext:value-type="float">
            <text:p>0.885087788105011</text:p>
          </table:table-cell>
          <table:table-cell table:number-columns-repeated="2"/>
        </table:table-row>
        <table:table-row table:style-name="ro1">
          <table:table-cell office:value-type="float" office:value="0.9034024477005" calcext:value-type="float">
            <text:p>0.9034024477005</text:p>
          </table:table-cell>
          <table:table-cell table:number-columns-repeated="2"/>
        </table:table-row>
        <table:table-row table:style-name="ro1">
          <table:table-cell office:value-type="float" office:value="0.840735733509064" calcext:value-type="float">
            <text:p>0.840735733509064</text:p>
          </table:table-cell>
          <table:table-cell table:number-columns-repeated="2"/>
        </table:table-row>
        <table:table-row table:style-name="ro1">
          <table:table-cell office:value-type="float" office:value="0.90166699886322" calcext:value-type="float">
            <text:p>0.90166699886322</text:p>
          </table:table-cell>
          <table:table-cell table:number-columns-repeated="2"/>
        </table:table-row>
        <table:table-row table:style-name="ro1">
          <table:table-cell office:value-type="float" office:value="0.902941107749939" calcext:value-type="float">
            <text:p>0.902941107749939</text:p>
          </table:table-cell>
          <table:table-cell table:number-columns-repeated="2"/>
        </table:table-row>
        <table:table-row table:style-name="ro1">
          <table:table-cell office:value-type="float" office:value="0.888925015926361" calcext:value-type="float">
            <text:p>0.888925015926361</text:p>
          </table:table-cell>
          <table:table-cell table:number-columns-repeated="2"/>
        </table:table-row>
        <table:table-row table:style-name="ro1">
          <table:table-cell office:value-type="float" office:value="0.887290418148041" calcext:value-type="float">
            <text:p>0.887290418148041</text:p>
          </table:table-cell>
          <table:table-cell table:number-columns-repeated="2"/>
        </table:table-row>
        <table:table-row table:style-name="ro1">
          <table:table-cell office:value-type="float" office:value="0.890741169452667" calcext:value-type="float">
            <text:p>0.890741169452667</text:p>
          </table:table-cell>
          <table:table-cell table:number-columns-repeated="2"/>
        </table:table-row>
        <table:table-row table:style-name="ro1">
          <table:table-cell office:value-type="float" office:value="0.908838450908661" calcext:value-type="float">
            <text:p>0.908838450908661</text:p>
          </table:table-cell>
          <table:table-cell table:number-columns-repeated="2"/>
        </table:table-row>
        <table:table-row table:style-name="ro1">
          <table:table-cell office:value-type="float" office:value="0.902203261852264" calcext:value-type="float">
            <text:p>0.902203261852264</text:p>
          </table:table-cell>
          <table:table-cell table:number-columns-repeated="2"/>
        </table:table-row>
        <table:table-row table:style-name="ro1">
          <table:table-cell office:value-type="float" office:value="0.902548670768738" calcext:value-type="float">
            <text:p>0.902548670768738</text:p>
          </table:table-cell>
          <table:table-cell table:number-columns-repeated="2"/>
        </table:table-row>
        <table:table-row table:style-name="ro1">
          <table:table-cell office:value-type="float" office:value="0.904075920581818" calcext:value-type="float">
            <text:p>0.904075920581818</text:p>
          </table:table-cell>
          <table:table-cell table:number-columns-repeated="2"/>
        </table:table-row>
        <table:table-row table:style-name="ro1">
          <table:table-cell office:value-type="float" office:value="0.898508131504059" calcext:value-type="float">
            <text:p>0.898508131504059</text:p>
          </table:table-cell>
          <table:table-cell table:number-columns-repeated="2"/>
        </table:table-row>
        <table:table-row table:style-name="ro1">
          <table:table-cell office:value-type="float" office:value="0.911981582641602" calcext:value-type="float">
            <text:p>0.911981582641602</text:p>
          </table:table-cell>
          <table:table-cell table:number-columns-repeated="2"/>
        </table:table-row>
        <table:table-row table:style-name="ro1">
          <table:table-cell office:value-type="float" office:value="0.908248782157898" calcext:value-type="float">
            <text:p>0.908248782157898</text:p>
          </table:table-cell>
          <table:table-cell table:number-columns-repeated="2"/>
        </table:table-row>
        <table:table-row table:style-name="ro1">
          <table:table-cell office:value-type="float" office:value="0.906729400157928" calcext:value-type="float">
            <text:p>0.906729400157928</text:p>
          </table:table-cell>
          <table:table-cell table:number-columns-repeated="2"/>
        </table:table-row>
        <table:table-row table:style-name="ro1">
          <table:table-cell office:value-type="float" office:value="0.899029076099396" calcext:value-type="float">
            <text:p>0.899029076099396</text:p>
          </table:table-cell>
          <table:table-cell table:number-columns-repeated="2"/>
        </table:table-row>
        <table:table-row table:style-name="ro1">
          <table:table-cell office:value-type="float" office:value="0.892095029354095" calcext:value-type="float">
            <text:p>0.892095029354095</text:p>
          </table:table-cell>
          <table:table-cell table:number-columns-repeated="2"/>
        </table:table-row>
        <table:table-row table:style-name="ro1">
          <table:table-cell office:value-type="float" office:value="0.908623039722443" calcext:value-type="float">
            <text:p>0.908623039722443</text:p>
          </table:table-cell>
          <table:table-cell table:number-columns-repeated="2"/>
        </table:table-row>
        <table:table-row table:style-name="ro1">
          <table:table-cell office:value-type="float" office:value="0.890603065490723" calcext:value-type="float">
            <text:p>0.890603065490723</text:p>
          </table:table-cell>
          <table:table-cell table:number-columns-repeated="2"/>
        </table:table-row>
        <table:table-row table:style-name="ro1">
          <table:table-cell office:value-type="float" office:value="0.900240659713745" calcext:value-type="float">
            <text:p>0.900240659713745</text:p>
          </table:table-cell>
          <table:table-cell table:number-columns-repeated="2"/>
        </table:table-row>
        <table:table-row table:style-name="ro1">
          <table:table-cell office:value-type="float" office:value="0.883952498435974" calcext:value-type="float">
            <text:p>0.883952498435974</text:p>
          </table:table-cell>
          <table:table-cell table:number-columns-repeated="2"/>
        </table:table-row>
        <table:table-row table:style-name="ro1">
          <table:table-cell office:value-type="float" office:value="0.874563872814178" calcext:value-type="float">
            <text:p>0.874563872814178</text:p>
          </table:table-cell>
          <table:table-cell table:number-columns-repeated="2"/>
        </table:table-row>
        <table:table-row table:style-name="ro1">
          <table:table-cell office:value-type="float" office:value="0.826477825641632" calcext:value-type="float">
            <text:p>0.826477825641632</text:p>
          </table:table-cell>
          <table:table-cell table:number-columns-repeated="2"/>
        </table:table-row>
        <table:table-row table:style-name="ro1">
          <table:table-cell office:value-type="float" office:value="0.779936790466309" calcext:value-type="float">
            <text:p>0.779936790466309</text:p>
          </table:table-cell>
          <table:table-cell table:number-columns-repeated="2"/>
        </table:table-row>
        <table:table-row table:style-name="ro1">
          <table:table-cell office:value-type="float" office:value="0.522544026374817" calcext:value-type="float">
            <text:p>0.522544026374817</text:p>
          </table:table-cell>
          <table:table-cell table:number-columns-repeated="2"/>
        </table:table-row>
        <table:table-row table:style-name="ro1">
          <table:table-cell office:value-type="float" office:value="0.494179278612137" calcext:value-type="float">
            <text:p>0.494179278612137</text:p>
          </table:table-cell>
          <table:table-cell table:number-columns-repeated="2"/>
        </table:table-row>
        <table:table-row table:style-name="ro1">
          <table:table-cell office:value-type="float" office:value="0.299277812242508" calcext:value-type="float">
            <text:p>0.299277812242508</text:p>
          </table:table-cell>
          <table:table-cell table:number-columns-repeated="2"/>
        </table:table-row>
        <table:table-row table:style-name="ro1">
          <table:table-cell office:value-type="float" office:value="0.627977907657623" calcext:value-type="float">
            <text:p>0.627977907657623</text:p>
          </table:table-cell>
          <table:table-cell table:number-columns-repeated="2"/>
        </table:table-row>
        <table:table-row table:style-name="ro1">
          <table:table-cell office:value-type="float" office:value="0.43307426571846" calcext:value-type="float">
            <text:p>0.43307426571846</text:p>
          </table:table-cell>
          <table:table-cell table:number-columns-repeated="2"/>
        </table:table-row>
        <table:table-row table:style-name="ro1">
          <table:table-cell office:value-type="float" office:value="0.535066604614258" calcext:value-type="float">
            <text:p>0.535066604614258</text:p>
          </table:table-cell>
          <table:table-cell table:number-columns-repeated="2"/>
        </table:table-row>
        <table:table-row table:style-name="ro1">
          <table:table-cell office:value-type="float" office:value="0.822231888771057" calcext:value-type="float">
            <text:p>0.822231888771057</text:p>
          </table:table-cell>
          <table:table-cell table:number-columns-repeated="2"/>
        </table:table-row>
        <table:table-row table:style-name="ro1">
          <table:table-cell office:value-type="float" office:value="0.840292513370514" calcext:value-type="float">
            <text:p>0.840292513370514</text:p>
          </table:table-cell>
          <table:table-cell table:number-columns-repeated="2"/>
        </table:table-row>
        <table:table-row table:style-name="ro1">
          <table:table-cell office:value-type="float" office:value="0.848012685775757" calcext:value-type="float">
            <text:p>0.848012685775757</text:p>
          </table:table-cell>
          <table:table-cell table:number-columns-repeated="2"/>
        </table:table-row>
        <table:table-row table:style-name="ro1">
          <table:table-cell office:value-type="float" office:value="0.865584909915924" calcext:value-type="float">
            <text:p>0.865584909915924</text:p>
          </table:table-cell>
          <table:table-cell table:number-columns-repeated="2"/>
        </table:table-row>
        <table:table-row table:style-name="ro1">
          <table:table-cell office:value-type="float" office:value="0.902456402778626" calcext:value-type="float">
            <text:p>0.902456402778626</text:p>
          </table:table-cell>
          <table:table-cell table:number-columns-repeated="2"/>
        </table:table-row>
        <table:table-row table:style-name="ro1">
          <table:table-cell office:value-type="float" office:value="0.914977788925171" calcext:value-type="float">
            <text:p>0.914977788925171</text:p>
          </table:table-cell>
          <table:table-cell table:number-columns-repeated="2"/>
        </table:table-row>
        <table:table-row table:style-name="ro1">
          <table:table-cell office:value-type="float" office:value="0.908764123916626" calcext:value-type="float">
            <text:p>0.908764123916626</text:p>
          </table:table-cell>
          <table:table-cell table:number-columns-repeated="2"/>
        </table:table-row>
        <table:table-row table:style-name="ro1">
          <table:table-cell office:value-type="float" office:value="0.901719927787781" calcext:value-type="float">
            <text:p>0.901719927787781</text:p>
          </table:table-cell>
          <table:table-cell table:number-columns-repeated="2"/>
        </table:table-row>
        <table:table-row table:style-name="ro1">
          <table:table-cell office:value-type="float" office:value="0.903340280056" calcext:value-type="float">
            <text:p>0.903340280056</text:p>
          </table:table-cell>
          <table:table-cell table:number-columns-repeated="2"/>
        </table:table-row>
        <table:table-row table:style-name="ro1">
          <table:table-cell office:value-type="float" office:value="0.898313522338867" calcext:value-type="float">
            <text:p>0.898313522338867</text:p>
          </table:table-cell>
          <table:table-cell table:number-columns-repeated="2"/>
        </table:table-row>
        <table:table-row table:style-name="ro1">
          <table:table-cell office:value-type="float" office:value="0.907770276069641" calcext:value-type="float">
            <text:p>0.907770276069641</text:p>
          </table:table-cell>
          <table:table-cell table:number-columns-repeated="2"/>
        </table:table-row>
        <table:table-row table:style-name="ro1">
          <table:table-cell office:value-type="float" office:value="0.87056314945221" calcext:value-type="float">
            <text:p>0.87056314945221</text:p>
          </table:table-cell>
          <table:table-cell table:number-columns-repeated="2"/>
        </table:table-row>
        <table:table-row table:style-name="ro1">
          <table:table-cell office:value-type="float" office:value="0.896000981330872" calcext:value-type="float">
            <text:p>0.896000981330872</text:p>
          </table:table-cell>
          <table:table-cell table:number-columns-repeated="2"/>
        </table:table-row>
        <table:table-row table:style-name="ro1">
          <table:table-cell office:value-type="float" office:value="0.895007967948914" calcext:value-type="float">
            <text:p>0.895007967948914</text:p>
          </table:table-cell>
          <table:table-cell table:number-columns-repeated="2"/>
        </table:table-row>
        <table:table-row table:style-name="ro1">
          <table:table-cell office:value-type="float" office:value="0.892956018447876" calcext:value-type="float">
            <text:p>0.892956018447876</text:p>
          </table:table-cell>
          <table:table-cell table:number-columns-repeated="2"/>
        </table:table-row>
        <table:table-row table:style-name="ro1">
          <table:table-cell office:value-type="float" office:value="0.88421642780304" calcext:value-type="float">
            <text:p>0.88421642780304</text:p>
          </table:table-cell>
          <table:table-cell table:number-columns-repeated="2"/>
        </table:table-row>
        <table:table-row table:style-name="ro1">
          <table:table-cell office:value-type="float" office:value="0.889810383319855" calcext:value-type="float">
            <text:p>0.889810383319855</text:p>
          </table:table-cell>
          <table:table-cell table:number-columns-repeated="2"/>
        </table:table-row>
        <table:table-row table:style-name="ro1">
          <table:table-cell office:value-type="float" office:value="0.915108025074005" calcext:value-type="float">
            <text:p>0.915108025074005</text:p>
          </table:table-cell>
          <table:table-cell table:number-columns-repeated="2"/>
        </table:table-row>
        <table:table-row table:style-name="ro1">
          <table:table-cell office:value-type="float" office:value="0.921618223190308" calcext:value-type="float">
            <text:p>0.921618223190308</text:p>
          </table:table-cell>
          <table:table-cell table:number-columns-repeated="2"/>
        </table:table-row>
        <table:table-row table:style-name="ro1">
          <table:table-cell office:value-type="float" office:value="0.920538902282715" calcext:value-type="float">
            <text:p>0.920538902282715</text:p>
          </table:table-cell>
          <table:table-cell table:number-columns-repeated="2"/>
        </table:table-row>
        <table:table-row table:style-name="ro1">
          <table:table-cell office:value-type="float" office:value="0.91957688331604" calcext:value-type="float">
            <text:p>0.91957688331604</text:p>
          </table:table-cell>
          <table:table-cell table:number-columns-repeated="2"/>
        </table:table-row>
        <table:table-row table:style-name="ro1">
          <table:table-cell office:value-type="float" office:value="0.915434837341309" calcext:value-type="float">
            <text:p>0.915434837341309</text:p>
          </table:table-cell>
          <table:table-cell table:number-columns-repeated="2"/>
        </table:table-row>
        <table:table-row table:style-name="ro1">
          <table:table-cell office:value-type="float" office:value="0.913479685783386" calcext:value-type="float">
            <text:p>0.913479685783386</text:p>
          </table:table-cell>
          <table:table-cell table:number-columns-repeated="2"/>
        </table:table-row>
        <table:table-row table:style-name="ro1">
          <table:table-cell office:value-type="float" office:value="0.913480639457702" calcext:value-type="float">
            <text:p>0.913480639457702</text:p>
          </table:table-cell>
          <table:table-cell table:number-columns-repeated="2"/>
        </table:table-row>
        <table:table-row table:style-name="ro1">
          <table:table-cell office:value-type="float" office:value="0.912957549095154" calcext:value-type="float">
            <text:p>0.912957549095154</text:p>
          </table:table-cell>
          <table:table-cell table:number-columns-repeated="2"/>
        </table:table-row>
        <table:table-row table:style-name="ro1">
          <table:table-cell office:value-type="float" office:value="0.9129918217659" calcext:value-type="float">
            <text:p>0.9129918217659</text:p>
          </table:table-cell>
          <table:table-cell table:number-columns-repeated="2"/>
        </table:table-row>
        <table:table-row table:style-name="ro1">
          <table:table-cell office:value-type="float" office:value="0.911724090576172" calcext:value-type="float">
            <text:p>0.911724090576172</text:p>
          </table:table-cell>
          <table:table-cell table:number-columns-repeated="2"/>
        </table:table-row>
        <table:table-row table:style-name="ro1">
          <table:table-cell office:value-type="float" office:value="0.911622047424316" calcext:value-type="float">
            <text:p>0.911622047424316</text:p>
          </table:table-cell>
          <table:table-cell table:number-columns-repeated="2"/>
        </table:table-row>
        <table:table-row table:style-name="ro1">
          <table:table-cell office:value-type="float" office:value="0.9100501537323" calcext:value-type="float">
            <text:p>0.9100501537323</text:p>
          </table:table-cell>
          <table:table-cell table:number-columns-repeated="2"/>
        </table:table-row>
        <table:table-row table:style-name="ro1">
          <table:table-cell office:value-type="float" office:value="0.911004364490509" calcext:value-type="float">
            <text:p>0.911004364490509</text:p>
          </table:table-cell>
          <table:table-cell table:number-columns-repeated="2"/>
        </table:table-row>
        <table:table-row table:style-name="ro1">
          <table:table-cell office:value-type="float" office:value="0.91217166185379" calcext:value-type="float">
            <text:p>0.91217166185379</text:p>
          </table:table-cell>
          <table:table-cell table:number-columns-repeated="2"/>
        </table:table-row>
        <table:table-row table:style-name="ro1">
          <table:table-cell office:value-type="float" office:value="0.910356879234314" calcext:value-type="float">
            <text:p>0.910356879234314</text:p>
          </table:table-cell>
          <table:table-cell table:number-columns-repeated="2"/>
        </table:table-row>
        <table:table-row table:style-name="ro1">
          <table:table-cell office:value-type="float" office:value="0.908650875091553" calcext:value-type="float">
            <text:p>0.908650875091553</text:p>
          </table:table-cell>
          <table:table-cell table:number-columns-repeated="2"/>
        </table:table-row>
        <table:table-row table:style-name="ro1">
          <table:table-cell office:value-type="float" office:value="0.909215867519379" calcext:value-type="float">
            <text:p>0.909215867519379</text:p>
          </table:table-cell>
          <table:table-cell table:number-columns-repeated="2"/>
        </table:table-row>
        <table:table-row table:style-name="ro1">
          <table:table-cell office:value-type="float" office:value="0.908383429050446" calcext:value-type="float">
            <text:p>0.908383429050446</text:p>
          </table:table-cell>
          <table:table-cell table:number-columns-repeated="2"/>
        </table:table-row>
        <table:table-row table:style-name="ro1">
          <table:table-cell office:value-type="float" office:value="0.908733069896698" calcext:value-type="float">
            <text:p>0.908733069896698</text:p>
          </table:table-cell>
          <table:table-cell table:number-columns-repeated="2"/>
        </table:table-row>
        <table:table-row table:style-name="ro1">
          <table:table-cell office:value-type="float" office:value="0.905836522579193" calcext:value-type="float">
            <text:p>0.905836522579193</text:p>
          </table:table-cell>
          <table:table-cell table:number-columns-repeated="2"/>
        </table:table-row>
        <table:table-row table:style-name="ro1">
          <table:table-cell office:value-type="float" office:value="0.90825343132019" calcext:value-type="float">
            <text:p>0.90825343132019</text:p>
          </table:table-cell>
          <table:table-cell table:number-columns-repeated="2"/>
        </table:table-row>
        <table:table-row table:style-name="ro1">
          <table:table-cell office:value-type="float" office:value="0.906811952590942" calcext:value-type="float">
            <text:p>0.906811952590942</text:p>
          </table:table-cell>
          <table:table-cell table:number-columns-repeated="2"/>
        </table:table-row>
        <table:table-row table:style-name="ro1">
          <table:table-cell office:value-type="float" office:value="0.90779572725296" calcext:value-type="float">
            <text:p>0.90779572725296</text:p>
          </table:table-cell>
          <table:table-cell table:number-columns-repeated="2"/>
        </table:table-row>
        <table:table-row table:style-name="ro1">
          <table:table-cell office:value-type="float" office:value="0.906542956829071" calcext:value-type="float">
            <text:p>0.906542956829071</text:p>
          </table:table-cell>
          <table:table-cell table:number-columns-repeated="2"/>
        </table:table-row>
        <table:table-row table:style-name="ro1">
          <table:table-cell office:value-type="float" office:value="0.903693199157715" calcext:value-type="float">
            <text:p>0.903693199157715</text:p>
          </table:table-cell>
          <table:table-cell table:number-columns-repeated="2"/>
        </table:table-row>
        <table:table-row table:style-name="ro1">
          <table:table-cell office:value-type="float" office:value="0.898759067058563" calcext:value-type="float">
            <text:p>0.898759067058563</text:p>
          </table:table-cell>
          <table:table-cell table:number-columns-repeated="2"/>
        </table:table-row>
        <table:table-row table:style-name="ro1">
          <table:table-cell office:value-type="float" office:value="0.896954119205475" calcext:value-type="float">
            <text:p>0.896954119205475</text:p>
          </table:table-cell>
          <table:table-cell table:number-columns-repeated="2"/>
        </table:table-row>
        <table:table-row table:style-name="ro1">
          <table:table-cell office:value-type="float" office:value="0.89786034822464" calcext:value-type="float">
            <text:p>0.89786034822464</text:p>
          </table:table-cell>
          <table:table-cell table:number-columns-repeated="2"/>
        </table:table-row>
        <table:table-row table:style-name="ro1">
          <table:table-cell office:value-type="float" office:value="0.898298263549805" calcext:value-type="float">
            <text:p>0.898298263549805</text:p>
          </table:table-cell>
          <table:table-cell table:number-columns-repeated="2"/>
        </table:table-row>
        <table:table-row table:style-name="ro1">
          <table:table-cell office:value-type="float" office:value="0.899125814437866" calcext:value-type="float">
            <text:p>0.899125814437866</text:p>
          </table:table-cell>
          <table:table-cell table:number-columns-repeated="2"/>
        </table:table-row>
        <table:table-row table:style-name="ro1">
          <table:table-cell office:value-type="float" office:value="0.899277746677399" calcext:value-type="float">
            <text:p>0.899277746677399</text:p>
          </table:table-cell>
          <table:table-cell table:number-columns-repeated="2"/>
        </table:table-row>
        <table:table-row table:style-name="ro1">
          <table:table-cell office:value-type="float" office:value="0.904235184192658" calcext:value-type="float">
            <text:p>0.904235184192658</text:p>
          </table:table-cell>
          <table:table-cell table:number-columns-repeated="2"/>
        </table:table-row>
        <table:table-row table:style-name="ro1">
          <table:table-cell office:value-type="float" office:value="0.912007033824921" calcext:value-type="float">
            <text:p>0.912007033824921</text:p>
          </table:table-cell>
          <table:table-cell table:number-columns-repeated="2"/>
        </table:table-row>
        <table:table-row table:style-name="ro1">
          <table:table-cell office:value-type="float" office:value="0.909301578998566" calcext:value-type="float">
            <text:p>0.909301578998566</text:p>
          </table:table-cell>
          <table:table-cell table:number-columns-repeated="2"/>
        </table:table-row>
        <table:table-row table:style-name="ro1">
          <table:table-cell office:value-type="float" office:value="0.906652629375458" calcext:value-type="float">
            <text:p>0.906652629375458</text:p>
          </table:table-cell>
          <table:table-cell table:number-columns-repeated="2"/>
        </table:table-row>
        <table:table-row table:style-name="ro1">
          <table:table-cell office:value-type="float" office:value="0.907730162143707" calcext:value-type="float">
            <text:p>0.907730162143707</text:p>
          </table:table-cell>
          <table:table-cell table:number-columns-repeated="2"/>
        </table:table-row>
        <table:table-row table:style-name="ro1">
          <table:table-cell office:value-type="float" office:value="0.904797315597534" calcext:value-type="float">
            <text:p>0.904797315597534</text:p>
          </table:table-cell>
          <table:table-cell table:number-columns-repeated="2"/>
        </table:table-row>
        <table:table-row table:style-name="ro1">
          <table:table-cell office:value-type="float" office:value="0.905316591262817" calcext:value-type="float">
            <text:p>0.905316591262817</text:p>
          </table:table-cell>
          <table:table-cell table:number-columns-repeated="2"/>
        </table:table-row>
        <table:table-row table:style-name="ro1">
          <table:table-cell office:value-type="float" office:value="0.904538571834564" calcext:value-type="float">
            <text:p>0.904538571834564</text:p>
          </table:table-cell>
          <table:table-cell table:number-columns-repeated="2"/>
        </table:table-row>
        <table:table-row table:style-name="ro1">
          <table:table-cell office:value-type="float" office:value="0.91825395822525" calcext:value-type="float">
            <text:p>0.91825395822525</text:p>
          </table:table-cell>
          <table:table-cell table:number-columns-repeated="2"/>
        </table:table-row>
        <table:table-row table:style-name="ro1">
          <table:table-cell office:value-type="float" office:value="0.920605421066284" calcext:value-type="float">
            <text:p>0.920605421066284</text:p>
          </table:table-cell>
          <table:table-cell table:number-columns-repeated="2"/>
        </table:table-row>
        <table:table-row table:style-name="ro1">
          <table:table-cell office:value-type="float" office:value="0.909138739109039" calcext:value-type="float">
            <text:p>0.909138739109039</text:p>
          </table:table-cell>
          <table:table-cell table:number-columns-repeated="2"/>
        </table:table-row>
        <table:table-row table:style-name="ro1">
          <table:table-cell office:value-type="float" office:value="0.907754123210907" calcext:value-type="float">
            <text:p>0.907754123210907</text:p>
          </table:table-cell>
          <table:table-cell table:number-columns-repeated="2"/>
        </table:table-row>
        <table:table-row table:style-name="ro1">
          <table:table-cell office:value-type="float" office:value="0.909530937671661" calcext:value-type="float">
            <text:p>0.909530937671661</text:p>
          </table:table-cell>
          <table:table-cell table:number-columns-repeated="2"/>
        </table:table-row>
        <table:table-row table:style-name="ro1">
          <table:table-cell office:value-type="float" office:value="0.910121202468872" calcext:value-type="float">
            <text:p>0.910121202468872</text:p>
          </table:table-cell>
          <table:table-cell table:number-columns-repeated="2"/>
        </table:table-row>
        <table:table-row table:style-name="ro1">
          <table:table-cell office:value-type="float" office:value="0.914125621318817" calcext:value-type="float">
            <text:p>0.914125621318817</text:p>
          </table:table-cell>
          <table:table-cell table:number-columns-repeated="2"/>
        </table:table-row>
        <table:table-row table:style-name="ro1">
          <table:table-cell office:value-type="float" office:value="0.915233790874481" calcext:value-type="float">
            <text:p>0.915233790874481</text:p>
          </table:table-cell>
          <table:table-cell table:number-columns-repeated="2"/>
        </table:table-row>
        <table:table-row table:style-name="ro1">
          <table:table-cell office:value-type="float" office:value="0.92417049407959" calcext:value-type="float">
            <text:p>0.92417049407959</text:p>
          </table:table-cell>
          <table:table-cell table:number-columns-repeated="2"/>
        </table:table-row>
        <table:table-row table:style-name="ro1">
          <table:table-cell office:value-type="float" office:value="0.92613697052002" calcext:value-type="float">
            <text:p>0.92613697052002</text:p>
          </table:table-cell>
          <table:table-cell table:number-columns-repeated="2"/>
        </table:table-row>
        <table:table-row table:style-name="ro1">
          <table:table-cell office:value-type="float" office:value="0.919198632240295" calcext:value-type="float">
            <text:p>0.919198632240295</text:p>
          </table:table-cell>
          <table:table-cell table:number-columns-repeated="2"/>
        </table:table-row>
        <table:table-row table:style-name="ro1">
          <table:table-cell office:value-type="float" office:value="0.899593949317932" calcext:value-type="float">
            <text:p>0.899593949317932</text:p>
          </table:table-cell>
          <table:table-cell table:number-columns-repeated="2"/>
        </table:table-row>
        <table:table-row table:style-name="ro1">
          <table:table-cell office:value-type="float" office:value="0.901537477970123" calcext:value-type="float">
            <text:p>0.901537477970123</text:p>
          </table:table-cell>
          <table:table-cell table:number-columns-repeated="2"/>
        </table:table-row>
        <table:table-row table:style-name="ro1">
          <table:table-cell office:value-type="float" office:value="0.898717224597931" calcext:value-type="float">
            <text:p>0.898717224597931</text:p>
          </table:table-cell>
          <table:table-cell table:number-columns-repeated="2"/>
        </table:table-row>
        <table:table-row table:style-name="ro1">
          <table:table-cell office:value-type="float" office:value="0.897828280925751" calcext:value-type="float">
            <text:p>0.897828280925751</text:p>
          </table:table-cell>
          <table:table-cell table:number-columns-repeated="2"/>
        </table:table-row>
        <table:table-row table:style-name="ro1">
          <table:table-cell office:value-type="float" office:value="0.898881256580353" calcext:value-type="float">
            <text:p>0.898881256580353</text:p>
          </table:table-cell>
          <table:table-cell table:number-columns-repeated="2"/>
        </table:table-row>
        <table:table-row table:style-name="ro1">
          <table:table-cell office:value-type="float" office:value="0.898986518383026" calcext:value-type="float">
            <text:p>0.898986518383026</text:p>
          </table:table-cell>
          <table:table-cell table:number-columns-repeated="2"/>
        </table:table-row>
        <table:table-row table:style-name="ro1">
          <table:table-cell office:value-type="float" office:value="0.896816194057465" calcext:value-type="float">
            <text:p>0.896816194057465</text:p>
          </table:table-cell>
          <table:table-cell table:number-columns-repeated="2"/>
        </table:table-row>
        <table:table-row table:style-name="ro1">
          <table:table-cell office:value-type="float" office:value="0.896598219871521" calcext:value-type="float">
            <text:p>0.896598219871521</text:p>
          </table:table-cell>
          <table:table-cell table:number-columns-repeated="2"/>
        </table:table-row>
        <table:table-row table:style-name="ro1">
          <table:table-cell office:value-type="float" office:value="0.897611320018768" calcext:value-type="float">
            <text:p>0.897611320018768</text:p>
          </table:table-cell>
          <table:table-cell table:number-columns-repeated="2"/>
        </table:table-row>
        <table:table-row table:style-name="ro1">
          <table:table-cell office:value-type="float" office:value="0.89835399389267" calcext:value-type="float">
            <text:p>0.89835399389267</text:p>
          </table:table-cell>
          <table:table-cell table:number-columns-repeated="2"/>
        </table:table-row>
        <table:table-row table:style-name="ro1">
          <table:table-cell office:value-type="float" office:value="0.898503601551056" calcext:value-type="float">
            <text:p>0.898503601551056</text:p>
          </table:table-cell>
          <table:table-cell table:number-columns-repeated="2"/>
        </table:table-row>
        <table:table-row table:style-name="ro1">
          <table:table-cell office:value-type="float" office:value="0.898417532444" calcext:value-type="float">
            <text:p>0.898417532444</text:p>
          </table:table-cell>
          <table:table-cell table:number-columns-repeated="2"/>
        </table:table-row>
        <table:table-row table:style-name="ro1">
          <table:table-cell office:value-type="float" office:value="0.897794127464294" calcext:value-type="float">
            <text:p>0.897794127464294</text:p>
          </table:table-cell>
          <table:table-cell table:number-columns-repeated="2"/>
        </table:table-row>
        <table:table-row table:style-name="ro1">
          <table:table-cell office:value-type="float" office:value="0.89812582731247" calcext:value-type="float">
            <text:p>0.89812582731247</text:p>
          </table:table-cell>
          <table:table-cell table:number-columns-repeated="2"/>
        </table:table-row>
        <table:table-row table:style-name="ro1">
          <table:table-cell office:value-type="float" office:value="0.898279011249542" calcext:value-type="float">
            <text:p>0.898279011249542</text:p>
          </table:table-cell>
          <table:table-cell table:number-columns-repeated="2"/>
        </table:table-row>
        <table:table-row table:style-name="ro1">
          <table:table-cell office:value-type="float" office:value="0.89922958612442" calcext:value-type="float">
            <text:p>0.89922958612442</text:p>
          </table:table-cell>
          <table:table-cell table:number-columns-repeated="2"/>
        </table:table-row>
        <table:table-row table:style-name="ro1">
          <table:table-cell office:value-type="float" office:value="0.899535596370697" calcext:value-type="float">
            <text:p>0.899535596370697</text:p>
          </table:table-cell>
          <table:table-cell table:number-columns-repeated="2"/>
        </table:table-row>
        <table:table-row table:style-name="ro1">
          <table:table-cell office:value-type="float" office:value="0.89983457326889" calcext:value-type="float">
            <text:p>0.89983457326889</text:p>
          </table:table-cell>
          <table:table-cell table:number-columns-repeated="2"/>
        </table:table-row>
        <table:table-row table:style-name="ro1">
          <table:table-cell office:value-type="float" office:value="0.899863421916962" calcext:value-type="float">
            <text:p>0.899863421916962</text:p>
          </table:table-cell>
          <table:table-cell table:number-columns-repeated="2"/>
        </table:table-row>
        <table:table-row table:style-name="ro1">
          <table:table-cell office:value-type="float" office:value="0.90004950761795" calcext:value-type="float">
            <text:p>0.90004950761795</text:p>
          </table:table-cell>
          <table:table-cell table:number-columns-repeated="2"/>
        </table:table-row>
        <table:table-row table:style-name="ro1">
          <table:table-cell office:value-type="float" office:value="0.900295197963715" calcext:value-type="float">
            <text:p>0.900295197963715</text:p>
          </table:table-cell>
          <table:table-cell table:number-columns-repeated="2"/>
        </table:table-row>
        <table:table-row table:style-name="ro1">
          <table:table-cell office:value-type="float" office:value="0.900310575962067" calcext:value-type="float">
            <text:p>0.900310575962067</text:p>
          </table:table-cell>
          <table:table-cell table:number-columns-repeated="2"/>
        </table:table-row>
        <table:table-row table:style-name="ro1">
          <table:table-cell office:value-type="float" office:value="0.900087177753449" calcext:value-type="float">
            <text:p>0.900087177753449</text:p>
          </table:table-cell>
          <table:table-cell table:number-columns-repeated="2"/>
        </table:table-row>
        <table:table-row table:style-name="ro1">
          <table:table-cell office:value-type="float" office:value="0.900224983692169" calcext:value-type="float">
            <text:p>0.900224983692169</text:p>
          </table:table-cell>
          <table:table-cell table:number-columns-repeated="2"/>
        </table:table-row>
        <table:table-row table:style-name="ro1">
          <table:table-cell office:value-type="float" office:value="0.899916291236877" calcext:value-type="float">
            <text:p>0.899916291236877</text:p>
          </table:table-cell>
          <table:table-cell table:number-columns-repeated="2"/>
        </table:table-row>
        <table:table-row table:style-name="ro1">
          <table:table-cell office:value-type="float" office:value="0.900058448314667" calcext:value-type="float">
            <text:p>0.900058448314667</text:p>
          </table:table-cell>
          <table:table-cell table:number-columns-repeated="2"/>
        </table:table-row>
        <table:table-row table:style-name="ro1">
          <table:table-cell office:value-type="float" office:value="0.900162816047668" calcext:value-type="float">
            <text:p>0.900162816047668</text:p>
          </table:table-cell>
          <table:table-cell table:number-columns-repeated="2"/>
        </table:table-row>
        <table:table-row table:style-name="ro1">
          <table:table-cell office:value-type="float" office:value="0.900114476680756" calcext:value-type="float">
            <text:p>0.900114476680756</text:p>
          </table:table-cell>
          <table:table-cell table:number-columns-repeated="2"/>
        </table:table-row>
        <table:table-row table:style-name="ro1">
          <table:table-cell office:value-type="float" office:value="0.90041309595108" calcext:value-type="float">
            <text:p>0.90041309595108</text:p>
          </table:table-cell>
          <table:table-cell table:number-columns-repeated="2"/>
        </table:table-row>
        <table:table-row table:style-name="ro1">
          <table:table-cell office:value-type="float" office:value="0.900249004364014" calcext:value-type="float">
            <text:p>0.900249004364014</text:p>
          </table:table-cell>
          <table:table-cell table:number-columns-repeated="2"/>
        </table:table-row>
        <table:table-row table:style-name="ro1">
          <table:table-cell office:value-type="float" office:value="0.900884449481964" calcext:value-type="float">
            <text:p>0.900884449481964</text:p>
          </table:table-cell>
          <table:table-cell table:number-columns-repeated="2"/>
        </table:table-row>
        <table:table-row table:style-name="ro1">
          <table:table-cell office:value-type="float" office:value="0.900611758232117" calcext:value-type="float">
            <text:p>0.900611758232117</text:p>
          </table:table-cell>
          <table:table-cell table:number-columns-repeated="2"/>
        </table:table-row>
        <table:table-row table:style-name="ro1">
          <table:table-cell office:value-type="float" office:value="0.901260733604431" calcext:value-type="float">
            <text:p>0.901260733604431</text:p>
          </table:table-cell>
          <table:table-cell table:number-columns-repeated="2"/>
        </table:table-row>
        <table:table-row table:style-name="ro1">
          <table:table-cell office:value-type="float" office:value="0.901043236255646" calcext:value-type="float">
            <text:p>0.901043236255646</text:p>
          </table:table-cell>
          <table:table-cell table:number-columns-repeated="2"/>
        </table:table-row>
        <table:table-row table:style-name="ro1">
          <table:table-cell office:value-type="float" office:value="0.901716291904449" calcext:value-type="float">
            <text:p>0.901716291904449</text:p>
          </table:table-cell>
          <table:table-cell table:number-columns-repeated="2"/>
        </table:table-row>
        <table:table-row table:style-name="ro1">
          <table:table-cell office:value-type="float" office:value="0.901839673519134" calcext:value-type="float">
            <text:p>0.901839673519134</text:p>
          </table:table-cell>
          <table:table-cell table:number-columns-repeated="2"/>
        </table:table-row>
        <table:table-row table:style-name="ro1">
          <table:table-cell office:value-type="float" office:value="0.901719152927399" calcext:value-type="float">
            <text:p>0.901719152927399</text:p>
          </table:table-cell>
          <table:table-cell table:number-columns-repeated="2"/>
        </table:table-row>
        <table:table-row table:style-name="ro1">
          <table:table-cell office:value-type="float" office:value="0.902044534683228" calcext:value-type="float">
            <text:p>0.902044534683228</text:p>
          </table:table-cell>
          <table:table-cell table:number-columns-repeated="2"/>
        </table:table-row>
        <table:table-row table:style-name="ro1">
          <table:table-cell office:value-type="float" office:value="0.902277290821075" calcext:value-type="float">
            <text:p>0.902277290821075</text:p>
          </table:table-cell>
          <table:table-cell table:number-columns-repeated="2"/>
        </table:table-row>
        <table:table-row table:style-name="ro1">
          <table:table-cell office:value-type="float" office:value="0.902707040309906" calcext:value-type="float">
            <text:p>0.902707040309906</text:p>
          </table:table-cell>
          <table:table-cell table:number-columns-repeated="2"/>
        </table:table-row>
        <table:table-row table:style-name="ro1">
          <table:table-cell office:value-type="float" office:value="0.902982592582702" calcext:value-type="float">
            <text:p>0.902982592582702</text:p>
          </table:table-cell>
          <table:table-cell table:number-columns-repeated="2"/>
        </table:table-row>
        <table:table-row table:style-name="ro1">
          <table:table-cell office:value-type="float" office:value="0.903109610080719" calcext:value-type="float">
            <text:p>0.903109610080719</text:p>
          </table:table-cell>
          <table:table-cell table:number-columns-repeated="2"/>
        </table:table-row>
        <table:table-row table:style-name="ro1">
          <table:table-cell office:value-type="float" office:value="0.903040170669556" calcext:value-type="float">
            <text:p>0.903040170669556</text:p>
          </table:table-cell>
          <table:table-cell table:number-columns-repeated="2"/>
        </table:table-row>
        <table:table-row table:style-name="ro1">
          <table:table-cell office:value-type="float" office:value="0.90334278345108" calcext:value-type="float">
            <text:p>0.90334278345108</text:p>
          </table:table-cell>
          <table:table-cell table:number-columns-repeated="2"/>
        </table:table-row>
        <table:table-row table:style-name="ro1">
          <table:table-cell office:value-type="float" office:value="0.90321695804596" calcext:value-type="float">
            <text:p>0.90321695804596</text:p>
          </table:table-cell>
          <table:table-cell table:number-columns-repeated="2"/>
        </table:table-row>
        <table:table-row table:style-name="ro1">
          <table:table-cell office:value-type="float" office:value="0.903404533863068" calcext:value-type="float">
            <text:p>0.903404533863068</text:p>
          </table:table-cell>
          <table:table-cell table:number-columns-repeated="2"/>
        </table:table-row>
        <table:table-row table:style-name="ro1">
          <table:table-cell office:value-type="float" office:value="0.90337598323822" calcext:value-type="float">
            <text:p>0.90337598323822</text:p>
          </table:table-cell>
          <table:table-cell table:number-columns-repeated="2"/>
        </table:table-row>
        <table:table-row table:style-name="ro1">
          <table:table-cell office:value-type="float" office:value="0.903284251689911" calcext:value-type="float">
            <text:p>0.903284251689911</text:p>
          </table:table-cell>
          <table:table-cell table:number-columns-repeated="2"/>
        </table:table-row>
        <table:table-row table:style-name="ro1">
          <table:table-cell office:value-type="float" office:value="0.902724981307983" calcext:value-type="float">
            <text:p>0.902724981307983</text:p>
          </table:table-cell>
          <table:table-cell table:number-columns-repeated="2"/>
        </table:table-row>
        <table:table-row table:style-name="ro1">
          <table:table-cell office:value-type="float" office:value="0.902920126914978" calcext:value-type="float">
            <text:p>0.902920126914978</text:p>
          </table:table-cell>
          <table:table-cell table:number-columns-repeated="2"/>
        </table:table-row>
        <table:table-row table:style-name="ro1">
          <table:table-cell office:value-type="float" office:value="0.902697086334228" calcext:value-type="float">
            <text:p>0.902697086334228</text:p>
          </table:table-cell>
          <table:table-cell table:number-columns-repeated="2"/>
        </table:table-row>
        <table:table-row table:style-name="ro1">
          <table:table-cell office:value-type="float" office:value="0.902436017990112" calcext:value-type="float">
            <text:p>0.902436017990112</text:p>
          </table:table-cell>
          <table:table-cell table:number-columns-repeated="2"/>
        </table:table-row>
        <table:table-row table:style-name="ro1">
          <table:table-cell office:value-type="float" office:value="0.902535259723663" calcext:value-type="float">
            <text:p>0.902535259723663</text:p>
          </table:table-cell>
          <table:table-cell table:number-columns-repeated="2"/>
        </table:table-row>
        <table:table-row table:style-name="ro1">
          <table:table-cell office:value-type="float" office:value="0.902478575706482" calcext:value-type="float">
            <text:p>0.902478575706482</text:p>
          </table:table-cell>
          <table:table-cell table:number-columns-repeated="2"/>
        </table:table-row>
        <table:table-row table:style-name="ro1">
          <table:table-cell office:value-type="float" office:value="0.902379751205444" calcext:value-type="float">
            <text:p>0.902379751205444</text:p>
          </table:table-cell>
          <table:table-cell table:number-columns-repeated="2"/>
        </table:table-row>
        <table:table-row table:style-name="ro1">
          <table:table-cell office:value-type="float" office:value="0.902503788471222" calcext:value-type="float">
            <text:p>0.902503788471222</text:p>
          </table:table-cell>
          <table:table-cell table:number-columns-repeated="2"/>
        </table:table-row>
        <table:table-row table:style-name="ro1">
          <table:table-cell office:value-type="float" office:value="0.902517259120941" calcext:value-type="float">
            <text:p>0.902517259120941</text:p>
          </table:table-cell>
          <table:table-cell table:number-columns-repeated="2"/>
        </table:table-row>
        <table:table-row table:style-name="ro1">
          <table:table-cell office:value-type="float" office:value="0.9023517370224" calcext:value-type="float">
            <text:p>0.9023517370224</text:p>
          </table:table-cell>
          <table:table-cell table:number-columns-repeated="2"/>
        </table:table-row>
        <table:table-row table:style-name="ro1">
          <table:table-cell office:value-type="float" office:value="0.902470231056213" calcext:value-type="float">
            <text:p>0.902470231056213</text:p>
          </table:table-cell>
          <table:table-cell table:number-columns-repeated="2"/>
        </table:table-row>
        <table:table-row table:style-name="ro1">
          <table:table-cell office:value-type="float" office:value="0.902472078800201" calcext:value-type="float">
            <text:p>0.902472078800201</text:p>
          </table:table-cell>
          <table:table-cell table:number-columns-repeated="2"/>
        </table:table-row>
        <table:table-row table:style-name="ro1">
          <table:table-cell office:value-type="float" office:value="0.902490735054016" calcext:value-type="float">
            <text:p>0.902490735054016</text:p>
          </table:table-cell>
          <table:table-cell table:number-columns-repeated="2"/>
        </table:table-row>
        <table:table-row table:style-name="ro1">
          <table:table-cell office:value-type="float" office:value="0.902755200862884" calcext:value-type="float">
            <text:p>0.902755200862884</text:p>
          </table:table-cell>
          <table:table-cell table:number-columns-repeated="2"/>
        </table:table-row>
        <table:table-row table:style-name="ro1">
          <table:table-cell office:value-type="float" office:value="0.90278947353363" calcext:value-type="float">
            <text:p>0.90278947353363</text:p>
          </table:table-cell>
          <table:table-cell table:number-columns-repeated="2"/>
        </table:table-row>
        <table:table-row table:style-name="ro1">
          <table:table-cell office:value-type="float" office:value="0.902611911296844" calcext:value-type="float">
            <text:p>0.902611911296844</text:p>
          </table:table-cell>
          <table:table-cell table:number-columns-repeated="2"/>
        </table:table-row>
        <table:table-row table:style-name="ro1">
          <table:table-cell office:value-type="float" office:value="0.902948200702667" calcext:value-type="float">
            <text:p>0.902948200702667</text:p>
          </table:table-cell>
          <table:table-cell table:number-columns-repeated="2"/>
        </table:table-row>
        <table:table-row table:style-name="ro1">
          <table:table-cell office:value-type="float" office:value="0.903052389621735" calcext:value-type="float">
            <text:p>0.903052389621735</text:p>
          </table:table-cell>
          <table:table-cell table:number-columns-repeated="2"/>
        </table:table-row>
        <table:table-row table:style-name="ro1">
          <table:table-cell office:value-type="float" office:value="0.903089284896851" calcext:value-type="float">
            <text:p>0.903089284896851</text:p>
          </table:table-cell>
          <table:table-cell table:number-columns-repeated="2"/>
        </table:table-row>
        <table:table-row table:style-name="ro1">
          <table:table-cell office:value-type="float" office:value="0.902646124362946" calcext:value-type="float">
            <text:p>0.902646124362946</text:p>
          </table:table-cell>
          <table:table-cell table:number-columns-repeated="2"/>
        </table:table-row>
        <table:table-row table:style-name="ro1">
          <table:table-cell office:value-type="float" office:value="0.90271383523941" calcext:value-type="float">
            <text:p>0.90271383523941</text:p>
          </table:table-cell>
          <table:table-cell table:number-columns-repeated="2"/>
        </table:table-row>
        <table:table-row table:style-name="ro1">
          <table:table-cell office:value-type="float" office:value="0.902411818504334" calcext:value-type="float">
            <text:p>0.902411818504334</text:p>
          </table:table-cell>
          <table:table-cell table:number-columns-repeated="2"/>
        </table:table-row>
        <table:table-row table:style-name="ro1">
          <table:table-cell office:value-type="float" office:value="0.902637839317322" calcext:value-type="float">
            <text:p>0.902637839317322</text:p>
          </table:table-cell>
          <table:table-cell table:number-columns-repeated="2"/>
        </table:table-row>
        <table:table-row table:style-name="ro1">
          <table:table-cell office:value-type="float" office:value="0.902921140193939" calcext:value-type="float">
            <text:p>0.902921140193939</text:p>
          </table:table-cell>
          <table:table-cell table:number-columns-repeated="2"/>
        </table:table-row>
        <table:table-row table:style-name="ro1">
          <table:table-cell office:value-type="float" office:value="0.90432220697403" calcext:value-type="float">
            <text:p>0.90432220697403</text:p>
          </table:table-cell>
          <table:table-cell table:number-columns-repeated="2"/>
        </table:table-row>
        <table:table-row table:style-name="ro1">
          <table:table-cell office:value-type="float" office:value="0.903767228126526" calcext:value-type="float">
            <text:p>0.903767228126526</text:p>
          </table:table-cell>
          <table:table-cell table:number-columns-repeated="2"/>
        </table:table-row>
        <table:table-row table:style-name="ro1">
          <table:table-cell office:value-type="float" office:value="0.903863310813904" calcext:value-type="float">
            <text:p>0.903863310813904</text:p>
          </table:table-cell>
          <table:table-cell table:number-columns-repeated="2"/>
        </table:table-row>
        <table:table-row table:style-name="ro1">
          <table:table-cell office:value-type="float" office:value="0.90369188785553" calcext:value-type="float">
            <text:p>0.90369188785553</text:p>
          </table:table-cell>
          <table:table-cell table:number-columns-repeated="2"/>
        </table:table-row>
        <table:table-row table:style-name="ro1">
          <table:table-cell office:value-type="float" office:value="0.903524398803711" calcext:value-type="float">
            <text:p>0.903524398803711</text:p>
          </table:table-cell>
          <table:table-cell table:number-columns-repeated="2"/>
        </table:table-row>
        <table:table-row table:style-name="ro1">
          <table:table-cell office:value-type="float" office:value="0.903941750526428" calcext:value-type="float">
            <text:p>0.903941750526428</text:p>
          </table:table-cell>
          <table:table-cell table:number-columns-repeated="2"/>
        </table:table-row>
        <table:table-row table:style-name="ro1">
          <table:table-cell office:value-type="float" office:value="0.903838515281677" calcext:value-type="float">
            <text:p>0.903838515281677</text:p>
          </table:table-cell>
          <table:table-cell table:number-columns-repeated="2"/>
        </table:table-row>
        <table:table-row table:style-name="ro1">
          <table:table-cell office:value-type="float" office:value="0.906478881835938" calcext:value-type="float">
            <text:p>0.906478881835938</text:p>
          </table:table-cell>
          <table:table-cell table:number-columns-repeated="2"/>
        </table:table-row>
        <table:table-row table:style-name="ro1">
          <table:table-cell office:value-type="float" office:value="0.907056510448456" calcext:value-type="float">
            <text:p>0.907056510448456</text:p>
          </table:table-cell>
          <table:table-cell table:number-columns-repeated="2"/>
        </table:table-row>
        <table:table-row table:style-name="ro1">
          <table:table-cell office:value-type="float" office:value="0.899680256843567" calcext:value-type="float">
            <text:p>0.899680256843567</text:p>
          </table:table-cell>
          <table:table-cell table:number-columns-repeated="2"/>
        </table:table-row>
        <table:table-row table:style-name="ro1">
          <table:table-cell office:value-type="float" office:value="0.90944254398346" calcext:value-type="float">
            <text:p>0.90944254398346</text:p>
          </table:table-cell>
          <table:table-cell table:number-columns-repeated="2"/>
        </table:table-row>
        <table:table-row table:style-name="ro1">
          <table:table-cell office:value-type="float" office:value="0.917841017246246" calcext:value-type="float">
            <text:p>0.917841017246246</text:p>
          </table:table-cell>
          <table:table-cell table:number-columns-repeated="2"/>
        </table:table-row>
        <table:table-row table:style-name="ro1">
          <table:table-cell office:value-type="float" office:value="0.912467300891876" calcext:value-type="float">
            <text:p>0.912467300891876</text:p>
          </table:table-cell>
          <table:table-cell table:number-columns-repeated="2"/>
        </table:table-row>
        <table:table-row table:style-name="ro1">
          <table:table-cell office:value-type="float" office:value="0.913900971412659" calcext:value-type="float">
            <text:p>0.913900971412659</text:p>
          </table:table-cell>
          <table:table-cell table:number-columns-repeated="2"/>
        </table:table-row>
        <table:table-row table:style-name="ro1">
          <table:table-cell office:value-type="float" office:value="0.915318489074707" calcext:value-type="float">
            <text:p>0.915318489074707</text:p>
          </table:table-cell>
          <table:table-cell table:number-columns-repeated="2"/>
        </table:table-row>
        <table:table-row table:style-name="ro1">
          <table:table-cell office:value-type="float" office:value="0.916688084602356" calcext:value-type="float">
            <text:p>0.916688084602356</text:p>
          </table:table-cell>
          <table:table-cell table:number-columns-repeated="2"/>
        </table:table-row>
        <table:table-row table:style-name="ro1">
          <table:table-cell office:value-type="float" office:value="0.919959366321564" calcext:value-type="float">
            <text:p>0.919959366321564</text:p>
          </table:table-cell>
          <table:table-cell table:number-columns-repeated="2"/>
        </table:table-row>
        <table:table-row table:style-name="ro1">
          <table:table-cell office:value-type="float" office:value="0.908337593078613" calcext:value-type="float">
            <text:p>0.908337593078613</text:p>
          </table:table-cell>
          <table:table-cell table:number-columns-repeated="2"/>
        </table:table-row>
        <table:table-row table:style-name="ro1">
          <table:table-cell office:value-type="float" office:value="0.890082716941834" calcext:value-type="float">
            <text:p>0.890082716941834</text:p>
          </table:table-cell>
          <table:table-cell table:number-columns-repeated="2"/>
        </table:table-row>
        <table:table-row table:style-name="ro1">
          <table:table-cell office:value-type="float" office:value="0.887639820575714" calcext:value-type="float">
            <text:p>0.887639820575714</text:p>
          </table:table-cell>
          <table:table-cell table:number-columns-repeated="2"/>
        </table:table-row>
        <table:table-row table:style-name="ro1">
          <table:table-cell office:value-type="float" office:value="0.891802608966827" calcext:value-type="float">
            <text:p>0.891802608966827</text:p>
          </table:table-cell>
          <table:table-cell table:number-columns-repeated="2"/>
        </table:table-row>
        <table:table-row table:style-name="ro1">
          <table:table-cell office:value-type="float" office:value="0.89808064699173" calcext:value-type="float">
            <text:p>0.89808064699173</text:p>
          </table:table-cell>
          <table:table-cell table:number-columns-repeated="2"/>
        </table:table-row>
        <table:table-row table:style-name="ro1">
          <table:table-cell office:value-type="float" office:value="0.9064502120018" calcext:value-type="float">
            <text:p>0.9064502120018</text:p>
          </table:table-cell>
          <table:table-cell table:number-columns-repeated="2"/>
        </table:table-row>
        <table:table-row table:style-name="ro1">
          <table:table-cell office:value-type="float" office:value="0.909161746501923" calcext:value-type="float">
            <text:p>0.909161746501923</text:p>
          </table:table-cell>
          <table:table-cell table:number-columns-repeated="2"/>
        </table:table-row>
        <table:table-row table:style-name="ro1">
          <table:table-cell office:value-type="float" office:value="0.909278810024262" calcext:value-type="float">
            <text:p>0.909278810024262</text:p>
          </table:table-cell>
          <table:table-cell table:number-columns-repeated="2"/>
        </table:table-row>
        <table:table-row table:style-name="ro1">
          <table:table-cell office:value-type="float" office:value="0.893815517425537" calcext:value-type="float">
            <text:p>0.893815517425537</text:p>
          </table:table-cell>
          <table:table-cell table:number-columns-repeated="2"/>
        </table:table-row>
        <table:table-row table:style-name="ro1">
          <table:table-cell office:value-type="float" office:value="0.891878664493561" calcext:value-type="float">
            <text:p>0.891878664493561</text:p>
          </table:table-cell>
          <table:table-cell table:number-columns-repeated="2"/>
        </table:table-row>
        <table:table-row table:style-name="ro1">
          <table:table-cell office:value-type="float" office:value="0.90837013721466" calcext:value-type="float">
            <text:p>0.90837013721466</text:p>
          </table:table-cell>
          <table:table-cell table:number-columns-repeated="2"/>
        </table:table-row>
        <table:table-row table:style-name="ro1">
          <table:table-cell office:value-type="float" office:value="0.911873519420624" calcext:value-type="float">
            <text:p>0.911873519420624</text:p>
          </table:table-cell>
          <table:table-cell table:number-columns-repeated="2"/>
        </table:table-row>
        <table:table-row table:style-name="ro1">
          <table:table-cell office:value-type="float" office:value="0.912200391292572" calcext:value-type="float">
            <text:p>0.912200391292572</text:p>
          </table:table-cell>
          <table:table-cell table:number-columns-repeated="2"/>
        </table:table-row>
        <table:table-row table:style-name="ro1">
          <table:table-cell office:value-type="float" office:value="0.915233492851257" calcext:value-type="float">
            <text:p>0.915233492851257</text:p>
          </table:table-cell>
          <table:table-cell table:number-columns-repeated="2"/>
        </table:table-row>
        <table:table-row table:style-name="ro1">
          <table:table-cell office:value-type="float" office:value="0.917664706707001" calcext:value-type="float">
            <text:p>0.917664706707001</text:p>
          </table:table-cell>
          <table:table-cell table:number-columns-repeated="2"/>
        </table:table-row>
        <table:table-row table:style-name="ro1">
          <table:table-cell office:value-type="float" office:value="0.919463574886322" calcext:value-type="float">
            <text:p>0.919463574886322</text:p>
          </table:table-cell>
          <table:table-cell table:number-columns-repeated="2"/>
        </table:table-row>
        <table:table-row table:style-name="ro1">
          <table:table-cell office:value-type="float" office:value="0.919232904911041" calcext:value-type="float">
            <text:p>0.919232904911041</text:p>
          </table:table-cell>
          <table:table-cell table:number-columns-repeated="2"/>
        </table:table-row>
        <table:table-row table:style-name="ro1">
          <table:table-cell office:value-type="float" office:value="0.919073522090912" calcext:value-type="float">
            <text:p>0.919073522090912</text:p>
          </table:table-cell>
          <table:table-cell table:number-columns-repeated="2"/>
        </table:table-row>
        <table:table-row table:style-name="ro1">
          <table:table-cell office:value-type="float" office:value="0.918395936489105" calcext:value-type="float">
            <text:p>0.918395936489105</text:p>
          </table:table-cell>
          <table:table-cell table:number-columns-repeated="2"/>
        </table:table-row>
        <table:table-row table:style-name="ro1">
          <table:table-cell office:value-type="float" office:value="0.918479859828949" calcext:value-type="float">
            <text:p>0.918479859828949</text:p>
          </table:table-cell>
          <table:table-cell table:number-columns-repeated="2"/>
        </table:table-row>
        <table:table-row table:style-name="ro1">
          <table:table-cell office:value-type="float" office:value="0.918097972869873" calcext:value-type="float">
            <text:p>0.918097972869873</text:p>
          </table:table-cell>
          <table:table-cell table:number-columns-repeated="2"/>
        </table:table-row>
        <table:table-row table:style-name="ro1">
          <table:table-cell office:value-type="float" office:value="0.917069911956787" calcext:value-type="float">
            <text:p>0.917069911956787</text:p>
          </table:table-cell>
          <table:table-cell table:number-columns-repeated="2"/>
        </table:table-row>
        <table:table-row table:style-name="ro1">
          <table:table-cell office:value-type="float" office:value="0.917747378349304" calcext:value-type="float">
            <text:p>0.917747378349304</text:p>
          </table:table-cell>
          <table:table-cell table:number-columns-repeated="2"/>
        </table:table-row>
        <table:table-row table:style-name="ro1">
          <table:table-cell office:value-type="float" office:value="0.917104363441467" calcext:value-type="float">
            <text:p>0.917104363441467</text:p>
          </table:table-cell>
          <table:table-cell table:number-columns-repeated="2"/>
        </table:table-row>
        <table:table-row table:style-name="ro1">
          <table:table-cell office:value-type="float" office:value="0.917206823825836" calcext:value-type="float">
            <text:p>0.917206823825836</text:p>
          </table:table-cell>
          <table:table-cell table:number-columns-repeated="2"/>
        </table:table-row>
        <table:table-row table:style-name="ro1">
          <table:table-cell office:value-type="float" office:value="0.91596394777298" calcext:value-type="float">
            <text:p>0.91596394777298</text:p>
          </table:table-cell>
          <table:table-cell table:number-columns-repeated="2"/>
        </table:table-row>
        <table:table-row table:style-name="ro1">
          <table:table-cell office:value-type="float" office:value="0.916659414768219" calcext:value-type="float">
            <text:p>0.916659414768219</text:p>
          </table:table-cell>
          <table:table-cell table:number-columns-repeated="2"/>
        </table:table-row>
        <table:table-row table:style-name="ro1">
          <table:table-cell office:value-type="float" office:value="0.915130615234375" calcext:value-type="float">
            <text:p>0.915130615234375</text:p>
          </table:table-cell>
          <table:table-cell table:number-columns-repeated="2"/>
        </table:table-row>
        <table:table-row table:style-name="ro1">
          <table:table-cell office:value-type="float" office:value="0.913443386554718" calcext:value-type="float">
            <text:p>0.913443386554718</text:p>
          </table:table-cell>
          <table:table-cell table:number-columns-repeated="2"/>
        </table:table-row>
        <table:table-row table:style-name="ro1">
          <table:table-cell office:value-type="float" office:value="0.901171624660492" calcext:value-type="float">
            <text:p>0.901171624660492</text:p>
          </table:table-cell>
          <table:table-cell table:number-columns-repeated="2"/>
        </table:table-row>
        <table:table-row table:style-name="ro1">
          <table:table-cell office:value-type="float" office:value="0.902631938457489" calcext:value-type="float">
            <text:p>0.902631938457489</text:p>
          </table:table-cell>
          <table:table-cell table:number-columns-repeated="2"/>
        </table:table-row>
        <table:table-row table:style-name="ro1">
          <table:table-cell office:value-type="float" office:value="0.908182084560394" calcext:value-type="float">
            <text:p>0.908182084560394</text:p>
          </table:table-cell>
          <table:table-cell table:number-columns-repeated="2"/>
        </table:table-row>
        <table:table-row table:style-name="ro1">
          <table:table-cell office:value-type="float" office:value="0.906021893024445" calcext:value-type="float">
            <text:p>0.906021893024445</text:p>
          </table:table-cell>
          <table:table-cell table:number-columns-repeated="2"/>
        </table:table-row>
        <table:table-row table:style-name="ro1">
          <table:table-cell office:value-type="float" office:value="0.895438969135284" calcext:value-type="float">
            <text:p>0.895438969135284</text:p>
          </table:table-cell>
          <table:table-cell table:number-columns-repeated="2"/>
        </table:table-row>
        <table:table-row table:style-name="ro1">
          <table:table-cell office:value-type="float" office:value="0.912936925888062" calcext:value-type="float">
            <text:p>0.912936925888062</text:p>
          </table:table-cell>
          <table:table-cell table:number-columns-repeated="2"/>
        </table:table-row>
        <table:table-row table:style-name="ro1">
          <table:table-cell office:value-type="float" office:value="0.884249091148376" calcext:value-type="float">
            <text:p>0.884249091148376</text:p>
          </table:table-cell>
          <table:table-cell table:number-columns-repeated="2"/>
        </table:table-row>
        <table:table-row table:style-name="ro1">
          <table:table-cell office:value-type="float" office:value="0.881344556808472" calcext:value-type="float">
            <text:p>0.881344556808472</text:p>
          </table:table-cell>
          <table:table-cell table:number-columns-repeated="2"/>
        </table:table-row>
        <table:table-row table:style-name="ro1">
          <table:table-cell office:value-type="float" office:value="0.885453581809998" calcext:value-type="float">
            <text:p>0.885453581809998</text:p>
          </table:table-cell>
          <table:table-cell table:number-columns-repeated="2"/>
        </table:table-row>
        <table:table-row table:style-name="ro1">
          <table:table-cell office:value-type="float" office:value="0.896075189113617" calcext:value-type="float">
            <text:p>0.896075189113617</text:p>
          </table:table-cell>
          <table:table-cell table:number-columns-repeated="2"/>
        </table:table-row>
        <table:table-row table:style-name="ro1">
          <table:table-cell office:value-type="float" office:value="0.878786146640778" calcext:value-type="float">
            <text:p>0.878786146640778</text:p>
          </table:table-cell>
          <table:table-cell table:number-columns-repeated="2"/>
        </table:table-row>
        <table:table-row table:style-name="ro1">
          <table:table-cell office:value-type="float" office:value="0.893182992935181" calcext:value-type="float">
            <text:p>0.893182992935181</text:p>
          </table:table-cell>
          <table:table-cell table:number-columns-repeated="2"/>
        </table:table-row>
        <table:table-row table:style-name="ro1">
          <table:table-cell office:value-type="float" office:value="0.898199915885925" calcext:value-type="float">
            <text:p>0.898199915885925</text:p>
          </table:table-cell>
          <table:table-cell table:number-columns-repeated="2"/>
        </table:table-row>
        <table:table-row table:style-name="ro1">
          <table:table-cell office:value-type="float" office:value="0.886427879333496" calcext:value-type="float">
            <text:p>0.886427879333496</text:p>
          </table:table-cell>
          <table:table-cell table:number-columns-repeated="2"/>
        </table:table-row>
        <table:table-row table:style-name="ro1">
          <table:table-cell office:value-type="float" office:value="0.86514538526535" calcext:value-type="float">
            <text:p>0.86514538526535</text:p>
          </table:table-cell>
          <table:table-cell table:number-columns-repeated="2"/>
        </table:table-row>
        <table:table-row table:style-name="ro1">
          <table:table-cell office:value-type="float" office:value="0.809564352035522" calcext:value-type="float">
            <text:p>0.809564352035522</text:p>
          </table:table-cell>
          <table:table-cell table:number-columns-repeated="2"/>
        </table:table-row>
        <table:table-row table:style-name="ro1">
          <table:table-cell office:value-type="float" office:value="0.833016872406006" calcext:value-type="float">
            <text:p>0.833016872406006</text:p>
          </table:table-cell>
          <table:table-cell table:number-columns-repeated="2"/>
        </table:table-row>
        <table:table-row table:style-name="ro1">
          <table:table-cell office:value-type="float" office:value="0.866936504840851" calcext:value-type="float">
            <text:p>0.866936504840851</text:p>
          </table:table-cell>
          <table:table-cell table:number-columns-repeated="2"/>
        </table:table-row>
        <table:table-row table:style-name="ro1">
          <table:table-cell office:value-type="float" office:value="0.884626626968384" calcext:value-type="float">
            <text:p>0.884626626968384</text:p>
          </table:table-cell>
          <table:table-cell table:number-columns-repeated="2"/>
        </table:table-row>
        <table:table-row table:style-name="ro1">
          <table:table-cell office:value-type="float" office:value="0.870105683803558" calcext:value-type="float">
            <text:p>0.870105683803558</text:p>
          </table:table-cell>
          <table:table-cell table:number-columns-repeated="2"/>
        </table:table-row>
        <table:table-row table:style-name="ro1">
          <table:table-cell office:value-type="float" office:value="0.883220136165619" calcext:value-type="float">
            <text:p>0.883220136165619</text:p>
          </table:table-cell>
          <table:table-cell table:number-columns-repeated="2"/>
        </table:table-row>
        <table:table-row table:style-name="ro1">
          <table:table-cell office:value-type="float" office:value="0.897278189659119" calcext:value-type="float">
            <text:p>0.897278189659119</text:p>
          </table:table-cell>
          <table:table-cell table:number-columns-repeated="2"/>
        </table:table-row>
        <table:table-row table:style-name="ro1">
          <table:table-cell office:value-type="float" office:value="0.90063738822937" calcext:value-type="float">
            <text:p>0.90063738822937</text:p>
          </table:table-cell>
          <table:table-cell table:number-columns-repeated="2"/>
        </table:table-row>
        <table:table-row table:style-name="ro1">
          <table:table-cell office:value-type="float" office:value="0.901598334312439" calcext:value-type="float">
            <text:p>0.901598334312439</text:p>
          </table:table-cell>
          <table:table-cell table:number-columns-repeated="2"/>
        </table:table-row>
        <table:table-row table:style-name="ro1">
          <table:table-cell office:value-type="float" office:value="0.903409600257874" calcext:value-type="float">
            <text:p>0.903409600257874</text:p>
          </table:table-cell>
          <table:table-cell table:number-columns-repeated="2"/>
        </table:table-row>
        <table:table-row table:style-name="ro1">
          <table:table-cell office:value-type="float" office:value="0.883074283599854" calcext:value-type="float">
            <text:p>0.883074283599854</text:p>
          </table:table-cell>
          <table:table-cell table:number-columns-repeated="2"/>
        </table:table-row>
        <table:table-row table:style-name="ro1">
          <table:table-cell office:value-type="float" office:value="0.876974582672119" calcext:value-type="float">
            <text:p>0.876974582672119</text:p>
          </table:table-cell>
          <table:table-cell table:number-columns-repeated="2"/>
        </table:table-row>
        <table:table-row table:style-name="ro1">
          <table:table-cell office:value-type="float" office:value="0.883474588394165" calcext:value-type="float">
            <text:p>0.883474588394165</text:p>
          </table:table-cell>
          <table:table-cell table:number-columns-repeated="2"/>
        </table:table-row>
        <table:table-row table:style-name="ro1">
          <table:table-cell office:value-type="float" office:value="0.897872626781464" calcext:value-type="float">
            <text:p>0.897872626781464</text:p>
          </table:table-cell>
          <table:table-cell table:number-columns-repeated="2"/>
        </table:table-row>
        <table:table-row table:style-name="ro1">
          <table:table-cell office:value-type="float" office:value="0.904372990131378" calcext:value-type="float">
            <text:p>0.904372990131378</text:p>
          </table:table-cell>
          <table:table-cell table:number-columns-repeated="2"/>
        </table:table-row>
        <table:table-row table:style-name="ro1">
          <table:table-cell office:value-type="float" office:value="0.900619804859161" calcext:value-type="float">
            <text:p>0.900619804859161</text:p>
          </table:table-cell>
          <table:table-cell table:number-columns-repeated="2"/>
        </table:table-row>
        <table:table-row table:style-name="ro1">
          <table:table-cell office:value-type="float" office:value="0.911755442619324" calcext:value-type="float">
            <text:p>0.911755442619324</text:p>
          </table:table-cell>
          <table:table-cell table:number-columns-repeated="2"/>
        </table:table-row>
        <table:table-row table:style-name="ro1">
          <table:table-cell office:value-type="float" office:value="0.899807512760162" calcext:value-type="float">
            <text:p>0.899807512760162</text:p>
          </table:table-cell>
          <table:table-cell table:number-columns-repeated="2"/>
        </table:table-row>
        <table:table-row table:style-name="ro1">
          <table:table-cell office:value-type="float" office:value="0.8905890583992" calcext:value-type="float">
            <text:p>0.8905890583992</text:p>
          </table:table-cell>
          <table:table-cell table:number-columns-repeated="2"/>
        </table:table-row>
        <table:table-row table:style-name="ro1">
          <table:table-cell office:value-type="float" office:value="0.898969113826752" calcext:value-type="float">
            <text:p>0.898969113826752</text:p>
          </table:table-cell>
          <table:table-cell table:number-columns-repeated="2"/>
        </table:table-row>
        <table:table-row table:style-name="ro1">
          <table:table-cell office:value-type="float" office:value="0.889389634132385" calcext:value-type="float">
            <text:p>0.889389634132385</text:p>
          </table:table-cell>
          <table:table-cell table:number-columns-repeated="2"/>
        </table:table-row>
        <table:table-row table:style-name="ro1">
          <table:table-cell office:value-type="float" office:value="0.890590071678162" calcext:value-type="float">
            <text:p>0.890590071678162</text:p>
          </table:table-cell>
          <table:table-cell table:number-columns-repeated="2"/>
        </table:table-row>
        <table:table-row table:style-name="ro1">
          <table:table-cell office:value-type="float" office:value="0.887142300605774" calcext:value-type="float">
            <text:p>0.887142300605774</text:p>
          </table:table-cell>
          <table:table-cell table:number-columns-repeated="2"/>
        </table:table-row>
        <table:table-row table:style-name="ro1">
          <table:table-cell office:value-type="float" office:value="0.892332553863525" calcext:value-type="float">
            <text:p>0.892332553863525</text:p>
          </table:table-cell>
          <table:table-cell table:number-columns-repeated="2"/>
        </table:table-row>
        <table:table-row table:style-name="ro1">
          <table:table-cell office:value-type="float" office:value="0.89218020439148" calcext:value-type="float">
            <text:p>0.89218020439148</text:p>
          </table:table-cell>
          <table:table-cell table:number-columns-repeated="2"/>
        </table:table-row>
        <table:table-row table:style-name="ro1">
          <table:table-cell office:value-type="float" office:value="0.898461818695068" calcext:value-type="float">
            <text:p>0.898461818695068</text:p>
          </table:table-cell>
          <table:table-cell table:number-columns-repeated="2"/>
        </table:table-row>
        <table:table-row table:style-name="ro1">
          <table:table-cell office:value-type="float" office:value="0.893382549285889" calcext:value-type="float">
            <text:p>0.893382549285889</text:p>
          </table:table-cell>
          <table:table-cell table:number-columns-repeated="2"/>
        </table:table-row>
        <table:table-row table:style-name="ro1">
          <table:table-cell office:value-type="float" office:value="0.891296029090881" calcext:value-type="float">
            <text:p>0.891296029090881</text:p>
          </table:table-cell>
          <table:table-cell table:number-columns-repeated="2"/>
        </table:table-row>
        <table:table-row table:style-name="ro1">
          <table:table-cell office:value-type="float" office:value="0.88527101278305" calcext:value-type="float">
            <text:p>0.88527101278305</text:p>
          </table:table-cell>
          <table:table-cell table:number-columns-repeated="2"/>
        </table:table-row>
        <table:table-row table:style-name="ro1">
          <table:table-cell office:value-type="float" office:value="0.882554590702057" calcext:value-type="float">
            <text:p>0.882554590702057</text:p>
          </table:table-cell>
          <table:table-cell table:number-columns-repeated="2"/>
        </table:table-row>
        <table:table-row table:style-name="ro1">
          <table:table-cell office:value-type="float" office:value="0.88049191236496" calcext:value-type="float">
            <text:p>0.88049191236496</text:p>
          </table:table-cell>
          <table:table-cell table:number-columns-repeated="2"/>
        </table:table-row>
        <table:table-row table:style-name="ro1">
          <table:table-cell office:value-type="float" office:value="0.889578998088837" calcext:value-type="float">
            <text:p>0.889578998088837</text:p>
          </table:table-cell>
          <table:table-cell table:number-columns-repeated="2"/>
        </table:table-row>
        <table:table-row table:style-name="ro1">
          <table:table-cell office:value-type="float" office:value="0.906003415584564" calcext:value-type="float">
            <text:p>0.906003415584564</text:p>
          </table:table-cell>
          <table:table-cell table:number-columns-repeated="2"/>
        </table:table-row>
        <table:table-row table:style-name="ro1">
          <table:table-cell office:value-type="float" office:value="0.886351585388184" calcext:value-type="float">
            <text:p>0.886351585388184</text:p>
          </table:table-cell>
          <table:table-cell table:number-columns-repeated="2"/>
        </table:table-row>
        <table:table-row table:style-name="ro1">
          <table:table-cell office:value-type="float" office:value="0.90191525220871" calcext:value-type="float">
            <text:p>0.90191525220871</text:p>
          </table:table-cell>
          <table:table-cell table:number-columns-repeated="2"/>
        </table:table-row>
        <table:table-row table:style-name="ro1">
          <table:table-cell office:value-type="float" office:value="0.898605883121491" calcext:value-type="float">
            <text:p>0.898605883121491</text:p>
          </table:table-cell>
          <table:table-cell table:number-columns-repeated="2"/>
        </table:table-row>
        <table:table-row table:style-name="ro1">
          <table:table-cell office:value-type="float" office:value="0.892236292362213" calcext:value-type="float">
            <text:p>0.892236292362213</text:p>
          </table:table-cell>
          <table:table-cell table:number-columns-repeated="2"/>
        </table:table-row>
        <table:table-row table:style-name="ro1">
          <table:table-cell office:value-type="float" office:value="0.903309762477875" calcext:value-type="float">
            <text:p>0.903309762477875</text:p>
          </table:table-cell>
          <table:table-cell table:number-columns-repeated="2"/>
        </table:table-row>
        <table:table-row table:style-name="ro1">
          <table:table-cell office:value-type="float" office:value="0.901038885116577" calcext:value-type="float">
            <text:p>0.901038885116577</text:p>
          </table:table-cell>
          <table:table-cell table:number-columns-repeated="2"/>
        </table:table-row>
        <table:table-row table:style-name="ro1">
          <table:table-cell office:value-type="float" office:value="0.894176602363586" calcext:value-type="float">
            <text:p>0.894176602363586</text:p>
          </table:table-cell>
          <table:table-cell table:number-columns-repeated="2"/>
        </table:table-row>
        <table:table-row table:style-name="ro1">
          <table:table-cell office:value-type="float" office:value="0.856841444969177" calcext:value-type="float">
            <text:p>0.856841444969177</text:p>
          </table:table-cell>
          <table:table-cell table:number-columns-repeated="2"/>
        </table:table-row>
        <table:table-row table:style-name="ro1">
          <table:table-cell office:value-type="float" office:value="0.805864930152893" calcext:value-type="float">
            <text:p>0.805864930152893</text:p>
          </table:table-cell>
          <table:table-cell table:number-columns-repeated="2"/>
        </table:table-row>
        <table:table-row table:style-name="ro1">
          <table:table-cell office:value-type="float" office:value="0.862266600131989" calcext:value-type="float">
            <text:p>0.862266600131989</text:p>
          </table:table-cell>
          <table:table-cell table:number-columns-repeated="2"/>
        </table:table-row>
        <table:table-row table:style-name="ro1">
          <table:table-cell office:value-type="float" office:value="0.849594831466675" calcext:value-type="float">
            <text:p>0.849594831466675</text:p>
          </table:table-cell>
          <table:table-cell table:number-columns-repeated="2"/>
        </table:table-row>
        <table:table-row table:style-name="ro1">
          <table:table-cell office:value-type="float" office:value="0.763177335262299" calcext:value-type="float">
            <text:p>0.763177335262299</text:p>
          </table:table-cell>
          <table:table-cell table:number-columns-repeated="2"/>
        </table:table-row>
        <table:table-row table:style-name="ro1">
          <table:table-cell office:value-type="float" office:value="0.480661183595657" calcext:value-type="float">
            <text:p>0.480661183595657</text:p>
          </table:table-cell>
          <table:table-cell table:number-columns-repeated="2"/>
        </table:table-row>
        <table:table-row table:style-name="ro1">
          <table:table-cell office:value-type="float" office:value="0.303529232740402" calcext:value-type="float">
            <text:p>0.303529232740402</text:p>
          </table:table-cell>
          <table:table-cell table:number-columns-repeated="2"/>
        </table:table-row>
        <table:table-row table:style-name="ro1">
          <table:table-cell office:value-type="float" office:value="0.312545359134674" calcext:value-type="float">
            <text:p>0.312545359134674</text:p>
          </table:table-cell>
          <table:table-cell table:number-columns-repeated="2"/>
        </table:table-row>
        <table:table-row table:style-name="ro1">
          <table:table-cell office:value-type="float" office:value="0.37303227186203" calcext:value-type="float">
            <text:p>0.37303227186203</text:p>
          </table:table-cell>
          <table:table-cell table:number-columns-repeated="2"/>
        </table:table-row>
        <table:table-row table:style-name="ro1">
          <table:table-cell office:value-type="float" office:value="0.637623727321625" calcext:value-type="float">
            <text:p>0.637623727321625</text:p>
          </table:table-cell>
          <table:table-cell table:number-columns-repeated="2"/>
        </table:table-row>
        <table:table-row table:style-name="ro1">
          <table:table-cell office:value-type="float" office:value="0.418333530426025" calcext:value-type="float">
            <text:p>0.418333530426025</text:p>
          </table:table-cell>
          <table:table-cell table:number-columns-repeated="2"/>
        </table:table-row>
        <table:table-row table:style-name="ro1">
          <table:table-cell office:value-type="float" office:value="0.326777100563049" calcext:value-type="float">
            <text:p>0.326777100563049</text:p>
          </table:table-cell>
          <table:table-cell table:number-columns-repeated="2"/>
        </table:table-row>
        <table:table-row table:style-name="ro1">
          <table:table-cell office:value-type="float" office:value="0.530078947544098" calcext:value-type="float">
            <text:p>0.530078947544098</text:p>
          </table:table-cell>
          <table:table-cell table:number-columns-repeated="2"/>
        </table:table-row>
        <table:table-row table:style-name="ro1">
          <table:table-cell office:value-type="float" office:value="0.609952747821808" calcext:value-type="float">
            <text:p>0.609952747821808</text:p>
          </table:table-cell>
          <table:table-cell table:number-columns-repeated="2"/>
        </table:table-row>
        <table:table-row table:style-name="ro1">
          <table:table-cell office:value-type="float" office:value="0.502208828926086" calcext:value-type="float">
            <text:p>0.502208828926086</text:p>
          </table:table-cell>
          <table:table-cell table:number-columns-repeated="2"/>
        </table:table-row>
        <table:table-row table:style-name="ro1">
          <table:table-cell office:value-type="float" office:value="0.642078697681427" calcext:value-type="float">
            <text:p>0.642078697681427</text:p>
          </table:table-cell>
          <table:table-cell table:number-columns-repeated="2"/>
        </table:table-row>
        <table:table-row table:style-name="ro1">
          <table:table-cell office:value-type="float" office:value="0.648457527160645" calcext:value-type="float">
            <text:p>0.648457527160645</text:p>
          </table:table-cell>
          <table:table-cell table:number-columns-repeated="2"/>
        </table:table-row>
        <table:table-row table:style-name="ro1">
          <table:table-cell office:value-type="float" office:value="0.760489106178284" calcext:value-type="float">
            <text:p>0.760489106178284</text:p>
          </table:table-cell>
          <table:table-cell table:number-columns-repeated="2"/>
        </table:table-row>
        <table:table-row table:style-name="ro1">
          <table:table-cell office:value-type="float" office:value="0.80303966999054" calcext:value-type="float">
            <text:p>0.80303966999054</text:p>
          </table:table-cell>
          <table:table-cell table:number-columns-repeated="2"/>
        </table:table-row>
        <table:table-row table:style-name="ro1">
          <table:table-cell office:value-type="float" office:value="0.84918475151062" calcext:value-type="float">
            <text:p>0.84918475151062</text:p>
          </table:table-cell>
          <table:table-cell table:number-columns-repeated="2"/>
        </table:table-row>
        <table:table-row table:style-name="ro1">
          <table:table-cell office:value-type="float" office:value="0.524912476539612" calcext:value-type="float">
            <text:p>0.524912476539612</text:p>
          </table:table-cell>
          <table:table-cell table:number-columns-repeated="2"/>
        </table:table-row>
        <table:table-row table:style-name="ro1">
          <table:table-cell office:value-type="float" office:value="0.823664546012878" calcext:value-type="float">
            <text:p>0.823664546012878</text:p>
          </table:table-cell>
          <table:table-cell table:number-columns-repeated="2"/>
        </table:table-row>
        <table:table-row table:style-name="ro1">
          <table:table-cell office:value-type="float" office:value="0.785205662250519" calcext:value-type="float">
            <text:p>0.785205662250519</text:p>
          </table:table-cell>
          <table:table-cell table:number-columns-repeated="2"/>
        </table:table-row>
        <table:table-row table:style-name="ro1">
          <table:table-cell office:value-type="float" office:value="0.801236748695374" calcext:value-type="float">
            <text:p>0.801236748695374</text:p>
          </table:table-cell>
          <table:table-cell table:number-columns-repeated="2"/>
        </table:table-row>
        <table:table-row table:style-name="ro1">
          <table:table-cell office:value-type="float" office:value="0.85448282957077" calcext:value-type="float">
            <text:p>0.85448282957077</text:p>
          </table:table-cell>
          <table:table-cell table:number-columns-repeated="2"/>
        </table:table-row>
        <table:table-row table:style-name="ro1">
          <table:table-cell office:value-type="float" office:value="0.88952910900116" calcext:value-type="float">
            <text:p>0.88952910900116</text:p>
          </table:table-cell>
          <table:table-cell table:number-columns-repeated="2"/>
        </table:table-row>
        <table:table-row table:style-name="ro1">
          <table:table-cell office:value-type="float" office:value="0.91461181640625" calcext:value-type="float">
            <text:p>0.91461181640625</text:p>
          </table:table-cell>
          <table:table-cell table:number-columns-repeated="2"/>
        </table:table-row>
        <table:table-row table:style-name="ro1">
          <table:table-cell office:value-type="float" office:value="0.895740985870361" calcext:value-type="float">
            <text:p>0.895740985870361</text:p>
          </table:table-cell>
          <table:table-cell table:number-columns-repeated="2"/>
        </table:table-row>
        <table:table-row table:style-name="ro1">
          <table:table-cell office:value-type="float" office:value="0.890902757644653" calcext:value-type="float">
            <text:p>0.890902757644653</text:p>
          </table:table-cell>
          <table:table-cell table:number-columns-repeated="2"/>
        </table:table-row>
        <table:table-row table:style-name="ro1">
          <table:table-cell office:value-type="float" office:value="0.887407839298248" calcext:value-type="float">
            <text:p>0.887407839298248</text:p>
          </table:table-cell>
          <table:table-cell table:number-columns-repeated="2"/>
        </table:table-row>
        <table:table-row table:style-name="ro1">
          <table:table-cell office:value-type="float" office:value="0.90974622964859" calcext:value-type="float">
            <text:p>0.90974622964859</text:p>
          </table:table-cell>
          <table:table-cell table:number-columns-repeated="2"/>
        </table:table-row>
        <table:table-row table:style-name="ro1">
          <table:table-cell office:value-type="float" office:value="0.89401638507843" calcext:value-type="float">
            <text:p>0.89401638507843</text:p>
          </table:table-cell>
          <table:table-cell table:number-columns-repeated="2"/>
        </table:table-row>
        <table:table-row table:style-name="ro1">
          <table:table-cell office:value-type="float" office:value="0.913298308849335" calcext:value-type="float">
            <text:p>0.913298308849335</text:p>
          </table:table-cell>
          <table:table-cell table:number-columns-repeated="2"/>
        </table:table-row>
        <table:table-row table:style-name="ro1">
          <table:table-cell office:value-type="float" office:value="0.907301485538483" calcext:value-type="float">
            <text:p>0.907301485538483</text:p>
          </table:table-cell>
          <table:table-cell table:number-columns-repeated="2"/>
        </table:table-row>
        <table:table-row table:style-name="ro1">
          <table:table-cell office:value-type="float" office:value="0.839712142944336" calcext:value-type="float">
            <text:p>0.839712142944336</text:p>
          </table:table-cell>
          <table:table-cell table:number-columns-repeated="2"/>
        </table:table-row>
        <table:table-row table:style-name="ro1">
          <table:table-cell office:value-type="float" office:value="0.892826020717621" calcext:value-type="float">
            <text:p>0.892826020717621</text:p>
          </table:table-cell>
          <table:table-cell table:number-columns-repeated="2"/>
        </table:table-row>
        <table:table-row table:style-name="ro1">
          <table:table-cell office:value-type="float" office:value="0.855436146259308" calcext:value-type="float">
            <text:p>0.855436146259308</text:p>
          </table:table-cell>
          <table:table-cell table:number-columns-repeated="2"/>
        </table:table-row>
        <table:table-row table:style-name="ro1">
          <table:table-cell office:value-type="float" office:value="0.889543533325195" calcext:value-type="float">
            <text:p>0.889543533325195</text:p>
          </table:table-cell>
          <table:table-cell table:number-columns-repeated="2"/>
        </table:table-row>
        <table:table-row table:style-name="ro1">
          <table:table-cell office:value-type="float" office:value="0.877069592475891" calcext:value-type="float">
            <text:p>0.877069592475891</text:p>
          </table:table-cell>
          <table:table-cell table:number-columns-repeated="2"/>
        </table:table-row>
        <table:table-row table:style-name="ro1">
          <table:table-cell office:value-type="float" office:value="0.858211576938629" calcext:value-type="float">
            <text:p>0.858211576938629</text:p>
          </table:table-cell>
          <table:table-cell table:number-columns-repeated="2"/>
        </table:table-row>
        <table:table-row table:style-name="ro1">
          <table:table-cell office:value-type="float" office:value="0.899389028549194" calcext:value-type="float">
            <text:p>0.899389028549194</text:p>
          </table:table-cell>
          <table:table-cell table:number-columns-repeated="2"/>
        </table:table-row>
        <table:table-row table:style-name="ro1">
          <table:table-cell office:value-type="float" office:value="0.912285804748535" calcext:value-type="float">
            <text:p>0.912285804748535</text:p>
          </table:table-cell>
          <table:table-cell table:number-columns-repeated="2"/>
        </table:table-row>
        <table:table-row table:style-name="ro1">
          <table:table-cell office:value-type="float" office:value="0.92195999622345" calcext:value-type="float">
            <text:p>0.92195999622345</text:p>
          </table:table-cell>
          <table:table-cell table:number-columns-repeated="2"/>
        </table:table-row>
        <table:table-row table:style-name="ro1">
          <table:table-cell office:value-type="float" office:value="0.926155626773834" calcext:value-type="float">
            <text:p>0.926155626773834</text:p>
          </table:table-cell>
          <table:table-cell table:number-columns-repeated="2"/>
        </table:table-row>
        <table:table-row table:style-name="ro1">
          <table:table-cell office:value-type="float" office:value="0.931462645530701" calcext:value-type="float">
            <text:p>0.931462645530701</text:p>
          </table:table-cell>
          <table:table-cell table:number-columns-repeated="2"/>
        </table:table-row>
        <table:table-row table:style-name="ro1">
          <table:table-cell office:value-type="float" office:value="0.939667582511902" calcext:value-type="float">
            <text:p>0.939667582511902</text:p>
          </table:table-cell>
          <table:table-cell table:number-columns-repeated="2"/>
        </table:table-row>
        <table:table-row table:style-name="ro1">
          <table:table-cell office:value-type="float" office:value="0.941218137741089" calcext:value-type="float">
            <text:p>0.941218137741089</text:p>
          </table:table-cell>
          <table:table-cell table:number-columns-repeated="2"/>
        </table:table-row>
        <table:table-row table:style-name="ro1">
          <table:table-cell office:value-type="float" office:value="0.942895412445068" calcext:value-type="float">
            <text:p>0.942895412445068</text:p>
          </table:table-cell>
          <table:table-cell table:number-columns-repeated="2"/>
        </table:table-row>
        <table:table-row table:style-name="ro1">
          <table:table-cell office:value-type="float" office:value="0.94452178478241" calcext:value-type="float">
            <text:p>0.94452178478241</text:p>
          </table:table-cell>
          <table:table-cell table:number-columns-repeated="2"/>
        </table:table-row>
        <table:table-row table:style-name="ro1">
          <table:table-cell office:value-type="float" office:value="0.944992184638977" calcext:value-type="float">
            <text:p>0.944992184638977</text:p>
          </table:table-cell>
          <table:table-cell table:number-columns-repeated="2"/>
        </table:table-row>
        <table:table-row table:style-name="ro1">
          <table:table-cell office:value-type="float" office:value="0.945277094841003" calcext:value-type="float">
            <text:p>0.945277094841003</text:p>
          </table:table-cell>
          <table:table-cell table:number-columns-repeated="2"/>
        </table:table-row>
        <table:table-row table:style-name="ro1">
          <table:table-cell office:value-type="float" office:value="0.945893108844757" calcext:value-type="float">
            <text:p>0.945893108844757</text:p>
          </table:table-cell>
          <table:table-cell table:number-columns-repeated="2"/>
        </table:table-row>
        <table:table-row table:style-name="ro1">
          <table:table-cell office:value-type="float" office:value="0.946421027183533" calcext:value-type="float">
            <text:p>0.946421027183533</text:p>
          </table:table-cell>
          <table:table-cell table:number-columns-repeated="2"/>
        </table:table-row>
        <table:table-row table:style-name="ro1">
          <table:table-cell office:value-type="float" office:value="0.946755290031433" calcext:value-type="float">
            <text:p>0.946755290031433</text:p>
          </table:table-cell>
          <table:table-cell table:number-columns-repeated="2"/>
        </table:table-row>
        <table:table-row table:style-name="ro1">
          <table:table-cell office:value-type="float" office:value="0.945310711860657" calcext:value-type="float">
            <text:p>0.945310711860657</text:p>
          </table:table-cell>
          <table:table-cell table:number-columns-repeated="2"/>
        </table:table-row>
        <table:table-row table:style-name="ro1">
          <table:table-cell office:value-type="float" office:value="0.939443469047546" calcext:value-type="float">
            <text:p>0.939443469047546</text:p>
          </table:table-cell>
          <table:table-cell table:number-columns-repeated="2"/>
        </table:table-row>
        <table:table-row table:style-name="ro1">
          <table:table-cell office:value-type="float" office:value="0.922258555889129" calcext:value-type="float">
            <text:p>0.922258555889129</text:p>
          </table:table-cell>
          <table:table-cell table:number-columns-repeated="2"/>
        </table:table-row>
        <table:table-row table:style-name="ro1">
          <table:table-cell office:value-type="float" office:value="0.908204078674316" calcext:value-type="float">
            <text:p>0.908204078674316</text:p>
          </table:table-cell>
          <table:table-cell table:number-columns-repeated="2"/>
        </table:table-row>
        <table:table-row table:style-name="ro1">
          <table:table-cell office:value-type="float" office:value="0.902776122093201" calcext:value-type="float">
            <text:p>0.902776122093201</text:p>
          </table:table-cell>
          <table:table-cell table:number-columns-repeated="2"/>
        </table:table-row>
        <table:table-row table:style-name="ro1">
          <table:table-cell office:value-type="float" office:value="0.909004926681519" calcext:value-type="float">
            <text:p>0.909004926681519</text:p>
          </table:table-cell>
          <table:table-cell table:number-columns-repeated="2"/>
        </table:table-row>
        <table:table-row table:style-name="ro1">
          <table:table-cell office:value-type="float" office:value="0.91083812713623" calcext:value-type="float">
            <text:p>0.91083812713623</text:p>
          </table:table-cell>
          <table:table-cell table:number-columns-repeated="2"/>
        </table:table-row>
        <table:table-row table:style-name="ro1">
          <table:table-cell office:value-type="float" office:value="0.894341289997101" calcext:value-type="float">
            <text:p>0.894341289997101</text:p>
          </table:table-cell>
          <table:table-cell table:number-columns-repeated="2"/>
        </table:table-row>
        <table:table-row table:style-name="ro1">
          <table:table-cell office:value-type="float" office:value="0.898709714412689" calcext:value-type="float">
            <text:p>0.898709714412689</text:p>
          </table:table-cell>
          <table:table-cell table:number-columns-repeated="2"/>
        </table:table-row>
        <table:table-row table:style-name="ro1">
          <table:table-cell office:value-type="float" office:value="0.910113513469696" calcext:value-type="float">
            <text:p>0.910113513469696</text:p>
          </table:table-cell>
          <table:table-cell table:number-columns-repeated="2"/>
        </table:table-row>
        <table:table-row table:style-name="ro1">
          <table:table-cell office:value-type="float" office:value="0.923209488391876" calcext:value-type="float">
            <text:p>0.923209488391876</text:p>
          </table:table-cell>
          <table:table-cell table:number-columns-repeated="2"/>
        </table:table-row>
        <table:table-row table:style-name="ro1">
          <table:table-cell office:value-type="float" office:value="0.896288394927979" calcext:value-type="float">
            <text:p>0.896288394927979</text:p>
          </table:table-cell>
          <table:table-cell table:number-columns-repeated="2"/>
        </table:table-row>
        <table:table-row table:style-name="ro1">
          <table:table-cell office:value-type="float" office:value="0.903796076774597" calcext:value-type="float">
            <text:p>0.903796076774597</text:p>
          </table:table-cell>
          <table:table-cell table:number-columns-repeated="2"/>
        </table:table-row>
        <table:table-row table:style-name="ro1">
          <table:table-cell office:value-type="float" office:value="0.919532716274262" calcext:value-type="float">
            <text:p>0.919532716274262</text:p>
          </table:table-cell>
          <table:table-cell table:number-columns-repeated="2"/>
        </table:table-row>
        <table:table-row table:style-name="ro1">
          <table:table-cell office:value-type="float" office:value="0.908555865287781" calcext:value-type="float">
            <text:p>0.908555865287781</text:p>
          </table:table-cell>
          <table:table-cell table:number-columns-repeated="2"/>
        </table:table-row>
        <table:table-row table:style-name="ro1">
          <table:table-cell office:value-type="float" office:value="0.888615310192108" calcext:value-type="float">
            <text:p>0.888615310192108</text:p>
          </table:table-cell>
          <table:table-cell table:number-columns-repeated="2"/>
        </table:table-row>
        <table:table-row table:style-name="ro1">
          <table:table-cell office:value-type="float" office:value="0.903182625770569" calcext:value-type="float">
            <text:p>0.903182625770569</text:p>
          </table:table-cell>
          <table:table-cell table:number-columns-repeated="2"/>
        </table:table-row>
        <table:table-row table:style-name="ro1">
          <table:table-cell office:value-type="float" office:value="0.888938069343567" calcext:value-type="float">
            <text:p>0.888938069343567</text:p>
          </table:table-cell>
          <table:table-cell table:number-columns-repeated="2"/>
        </table:table-row>
        <table:table-row table:style-name="ro1">
          <table:table-cell office:value-type="float" office:value="0.871355473995209" calcext:value-type="float">
            <text:p>0.871355473995209</text:p>
          </table:table-cell>
          <table:table-cell table:number-columns-repeated="2"/>
        </table:table-row>
        <table:table-row table:style-name="ro1">
          <table:table-cell office:value-type="float" office:value="0.667768955230713" calcext:value-type="float">
            <text:p>0.667768955230713</text:p>
          </table:table-cell>
          <table:table-cell table:number-columns-repeated="2"/>
        </table:table-row>
        <table:table-row table:style-name="ro1">
          <table:table-cell office:value-type="float" office:value="0.501899242401123" calcext:value-type="float">
            <text:p>0.501899242401123</text:p>
          </table:table-cell>
          <table:table-cell table:number-columns-repeated="2"/>
        </table:table-row>
        <table:table-row table:style-name="ro1">
          <table:table-cell office:value-type="float" office:value="0.789053916931152" calcext:value-type="float">
            <text:p>0.789053916931152</text:p>
          </table:table-cell>
          <table:table-cell table:number-columns-repeated="2"/>
        </table:table-row>
        <table:table-row table:style-name="ro1">
          <table:table-cell office:value-type="float" office:value="0.857862651348114" calcext:value-type="float">
            <text:p>0.857862651348114</text:p>
          </table:table-cell>
          <table:table-cell table:number-columns-repeated="2"/>
        </table:table-row>
        <table:table-row table:style-name="ro1">
          <table:table-cell office:value-type="float" office:value="0.887070536613464" calcext:value-type="float">
            <text:p>0.887070536613464</text:p>
          </table:table-cell>
          <table:table-cell table:number-columns-repeated="2"/>
        </table:table-row>
        <table:table-row table:style-name="ro1">
          <table:table-cell office:value-type="float" office:value="0.839212477207184" calcext:value-type="float">
            <text:p>0.839212477207184</text:p>
          </table:table-cell>
          <table:table-cell table:number-columns-repeated="2"/>
        </table:table-row>
        <table:table-row table:style-name="ro1">
          <table:table-cell office:value-type="float" office:value="0.880527377128601" calcext:value-type="float">
            <text:p>0.880527377128601</text:p>
          </table:table-cell>
          <table:table-cell table:number-columns-repeated="2"/>
        </table:table-row>
        <table:table-row table:style-name="ro1">
          <table:table-cell office:value-type="float" office:value="0.894401788711548" calcext:value-type="float">
            <text:p>0.894401788711548</text:p>
          </table:table-cell>
          <table:table-cell table:number-columns-repeated="2"/>
        </table:table-row>
        <table:table-row table:style-name="ro1">
          <table:table-cell office:value-type="float" office:value="0.891346216201782" calcext:value-type="float">
            <text:p>0.891346216201782</text:p>
          </table:table-cell>
          <table:table-cell table:number-columns-repeated="2"/>
        </table:table-row>
        <table:table-row table:style-name="ro1">
          <table:table-cell office:value-type="float" office:value="0.863463580608368" calcext:value-type="float">
            <text:p>0.863463580608368</text:p>
          </table:table-cell>
          <table:table-cell table:number-columns-repeated="2"/>
        </table:table-row>
        <table:table-row table:style-name="ro1">
          <table:table-cell office:value-type="float" office:value="0.910516440868378" calcext:value-type="float">
            <text:p>0.910516440868378</text:p>
          </table:table-cell>
          <table:table-cell table:number-columns-repeated="2"/>
        </table:table-row>
        <table:table-row table:style-name="ro1">
          <table:table-cell office:value-type="float" office:value="0.905191540718079" calcext:value-type="float">
            <text:p>0.905191540718079</text:p>
          </table:table-cell>
          <table:table-cell table:number-columns-repeated="2"/>
        </table:table-row>
        <table:table-row table:style-name="ro1">
          <table:table-cell office:value-type="float" office:value="0.885061919689178" calcext:value-type="float">
            <text:p>0.885061919689178</text:p>
          </table:table-cell>
          <table:table-cell table:number-columns-repeated="2"/>
        </table:table-row>
        <table:table-row table:style-name="ro1">
          <table:table-cell office:value-type="float" office:value="0.876128733158112" calcext:value-type="float">
            <text:p>0.876128733158112</text:p>
          </table:table-cell>
          <table:table-cell table:number-columns-repeated="2"/>
        </table:table-row>
        <table:table-row table:style-name="ro1">
          <table:table-cell office:value-type="float" office:value="0.760710120201111" calcext:value-type="float">
            <text:p>0.760710120201111</text:p>
          </table:table-cell>
          <table:table-cell table:number-columns-repeated="2"/>
        </table:table-row>
        <table:table-row table:style-name="ro1">
          <table:table-cell office:value-type="float" office:value="0.687103152275085" calcext:value-type="float">
            <text:p>0.687103152275085</text:p>
          </table:table-cell>
          <table:table-cell table:number-columns-repeated="2"/>
        </table:table-row>
        <table:table-row table:style-name="ro1">
          <table:table-cell office:value-type="float" office:value="0.361289530992508" calcext:value-type="float">
            <text:p>0.361289530992508</text:p>
          </table:table-cell>
          <table:table-cell table:number-columns-repeated="2"/>
        </table:table-row>
        <table:table-row table:style-name="ro1">
          <table:table-cell office:value-type="float" office:value="0.802629053592682" calcext:value-type="float">
            <text:p>0.802629053592682</text:p>
          </table:table-cell>
          <table:table-cell table:number-columns-repeated="2"/>
        </table:table-row>
        <table:table-row table:style-name="ro1">
          <table:table-cell office:value-type="float" office:value="0.803975343704224" calcext:value-type="float">
            <text:p>0.803975343704224</text:p>
          </table:table-cell>
          <table:table-cell table:number-columns-repeated="2"/>
        </table:table-row>
        <table:table-row table:style-name="ro1">
          <table:table-cell office:value-type="float" office:value="0.810916543006897" calcext:value-type="float">
            <text:p>0.810916543006897</text:p>
          </table:table-cell>
          <table:table-cell table:number-columns-repeated="2"/>
        </table:table-row>
        <table:table-row table:style-name="ro1">
          <table:table-cell office:value-type="float" office:value="0.841740727424622" calcext:value-type="float">
            <text:p>0.841740727424622</text:p>
          </table:table-cell>
          <table:table-cell table:number-columns-repeated="2"/>
        </table:table-row>
        <table:table-row table:style-name="ro1">
          <table:table-cell office:value-type="float" office:value="0.776238918304443" calcext:value-type="float">
            <text:p>0.776238918304443</text:p>
          </table:table-cell>
          <table:table-cell table:number-columns-repeated="2"/>
        </table:table-row>
        <table:table-row table:style-name="ro1">
          <table:table-cell office:value-type="float" office:value="0.780070126056671" calcext:value-type="float">
            <text:p>0.780070126056671</text:p>
          </table:table-cell>
          <table:table-cell table:number-columns-repeated="2"/>
        </table:table-row>
        <table:table-row table:style-name="ro1">
          <table:table-cell office:value-type="float" office:value="0.808214008808136" calcext:value-type="float">
            <text:p>0.808214008808136</text:p>
          </table:table-cell>
          <table:table-cell table:number-columns-repeated="2"/>
        </table:table-row>
        <table:table-row table:style-name="ro1">
          <table:table-cell office:value-type="float" office:value="0.871737539768219" calcext:value-type="float">
            <text:p>0.871737539768219</text:p>
          </table:table-cell>
          <table:table-cell table:number-columns-repeated="2"/>
        </table:table-row>
        <table:table-row table:style-name="ro1">
          <table:table-cell office:value-type="float" office:value="0.888830721378326" calcext:value-type="float">
            <text:p>0.888830721378326</text:p>
          </table:table-cell>
          <table:table-cell table:number-columns-repeated="2"/>
        </table:table-row>
        <table:table-row table:style-name="ro1">
          <table:table-cell office:value-type="float" office:value="0.878424286842346" calcext:value-type="float">
            <text:p>0.878424286842346</text:p>
          </table:table-cell>
          <table:table-cell table:number-columns-repeated="2"/>
        </table:table-row>
        <table:table-row table:style-name="ro1">
          <table:table-cell office:value-type="float" office:value="0.88047593832016" calcext:value-type="float">
            <text:p>0.88047593832016</text:p>
          </table:table-cell>
          <table:table-cell table:number-columns-repeated="2"/>
        </table:table-row>
        <table:table-row table:style-name="ro1">
          <table:table-cell office:value-type="float" office:value="0.857005774974823" calcext:value-type="float">
            <text:p>0.857005774974823</text:p>
          </table:table-cell>
          <table:table-cell table:number-columns-repeated="2"/>
        </table:table-row>
        <table:table-row table:style-name="ro1">
          <table:table-cell office:value-type="float" office:value="0.838295876979828" calcext:value-type="float">
            <text:p>0.838295876979828</text:p>
          </table:table-cell>
          <table:table-cell table:number-columns-repeated="2"/>
        </table:table-row>
        <table:table-row table:style-name="ro1">
          <table:table-cell office:value-type="float" office:value="0.783271908760071" calcext:value-type="float">
            <text:p>0.783271908760071</text:p>
          </table:table-cell>
          <table:table-cell table:number-columns-repeated="2"/>
        </table:table-row>
        <table:table-row table:style-name="ro1">
          <table:table-cell office:value-type="float" office:value="0.778250277042389" calcext:value-type="float">
            <text:p>0.778250277042389</text:p>
          </table:table-cell>
          <table:table-cell table:number-columns-repeated="2"/>
        </table:table-row>
        <table:table-row table:style-name="ro1">
          <table:table-cell office:value-type="float" office:value="0.787846744060516" calcext:value-type="float">
            <text:p>0.787846744060516</text:p>
          </table:table-cell>
          <table:table-cell table:number-columns-repeated="2"/>
        </table:table-row>
        <table:table-row table:style-name="ro1">
          <table:table-cell office:value-type="float" office:value="0.872672498226166" calcext:value-type="float">
            <text:p>0.872672498226166</text:p>
          </table:table-cell>
          <table:table-cell table:number-columns-repeated="2"/>
        </table:table-row>
        <table:table-row table:style-name="ro1">
          <table:table-cell office:value-type="float" office:value="0.875182688236237" calcext:value-type="float">
            <text:p>0.875182688236237</text:p>
          </table:table-cell>
          <table:table-cell table:number-columns-repeated="2"/>
        </table:table-row>
        <table:table-row table:style-name="ro1">
          <table:table-cell office:value-type="float" office:value="0.870427250862122" calcext:value-type="float">
            <text:p>0.870427250862122</text:p>
          </table:table-cell>
          <table:table-cell table:number-columns-repeated="2"/>
        </table:table-row>
        <table:table-row table:style-name="ro1">
          <table:table-cell office:value-type="float" office:value="0.872782588005066" calcext:value-type="float">
            <text:p>0.872782588005066</text:p>
          </table:table-cell>
          <table:table-cell table:number-columns-repeated="2"/>
        </table:table-row>
        <table:table-row table:style-name="ro1">
          <table:table-cell office:value-type="float" office:value="0.878218233585358" calcext:value-type="float">
            <text:p>0.878218233585358</text:p>
          </table:table-cell>
          <table:table-cell table:number-columns-repeated="2"/>
        </table:table-row>
        <table:table-row table:style-name="ro1">
          <table:table-cell office:value-type="float" office:value="0.886690855026245" calcext:value-type="float">
            <text:p>0.886690855026245</text:p>
          </table:table-cell>
          <table:table-cell table:number-columns-repeated="2"/>
        </table:table-row>
        <table:table-row table:style-name="ro1">
          <table:table-cell office:value-type="float" office:value="0.890571653842926" calcext:value-type="float">
            <text:p>0.890571653842926</text:p>
          </table:table-cell>
          <table:table-cell table:number-columns-repeated="2"/>
        </table:table-row>
        <table:table-row table:style-name="ro1">
          <table:table-cell office:value-type="float" office:value="0.870731234550476" calcext:value-type="float">
            <text:p>0.870731234550476</text:p>
          </table:table-cell>
          <table:table-cell table:number-columns-repeated="2"/>
        </table:table-row>
        <table:table-row table:style-name="ro1">
          <table:table-cell office:value-type="float" office:value="0.837563753128052" calcext:value-type="float">
            <text:p>0.837563753128052</text:p>
          </table:table-cell>
          <table:table-cell table:number-columns-repeated="2"/>
        </table:table-row>
        <table:table-row table:style-name="ro1">
          <table:table-cell office:value-type="float" office:value="0.898171305656433" calcext:value-type="float">
            <text:p>0.898171305656433</text:p>
          </table:table-cell>
          <table:table-cell table:number-columns-repeated="2"/>
        </table:table-row>
        <table:table-row table:style-name="ro1">
          <table:table-cell office:value-type="float" office:value="0.838191151618958" calcext:value-type="float">
            <text:p>0.838191151618958</text:p>
          </table:table-cell>
          <table:table-cell table:number-columns-repeated="2"/>
        </table:table-row>
        <table:table-row table:style-name="ro1">
          <table:table-cell office:value-type="float" office:value="0.859607994556427" calcext:value-type="float">
            <text:p>0.859607994556427</text:p>
          </table:table-cell>
          <table:table-cell table:number-columns-repeated="2"/>
        </table:table-row>
        <table:table-row table:style-name="ro1">
          <table:table-cell office:value-type="float" office:value="0.862387239933014" calcext:value-type="float">
            <text:p>0.862387239933014</text:p>
          </table:table-cell>
          <table:table-cell table:number-columns-repeated="2"/>
        </table:table-row>
        <table:table-row table:style-name="ro1">
          <table:table-cell office:value-type="float" office:value="0.881942689418793" calcext:value-type="float">
            <text:p>0.881942689418793</text:p>
          </table:table-cell>
          <table:table-cell table:number-columns-repeated="2"/>
        </table:table-row>
        <table:table-row table:style-name="ro1">
          <table:table-cell office:value-type="float" office:value="0.850372731685638" calcext:value-type="float">
            <text:p>0.850372731685638</text:p>
          </table:table-cell>
          <table:table-cell table:number-columns-repeated="2"/>
        </table:table-row>
        <table:table-row table:style-name="ro1">
          <table:table-cell office:value-type="float" office:value="0.831918060779572" calcext:value-type="float">
            <text:p>0.831918060779572</text:p>
          </table:table-cell>
          <table:table-cell table:number-columns-repeated="2"/>
        </table:table-row>
        <table:table-row table:style-name="ro1">
          <table:table-cell office:value-type="float" office:value="0.803320705890656" calcext:value-type="float">
            <text:p>0.803320705890656</text:p>
          </table:table-cell>
          <table:table-cell table:number-columns-repeated="2"/>
        </table:table-row>
        <table:table-row table:style-name="ro1">
          <table:table-cell office:value-type="float" office:value="0.820881605148315" calcext:value-type="float">
            <text:p>0.820881605148315</text:p>
          </table:table-cell>
          <table:table-cell table:number-columns-repeated="2"/>
        </table:table-row>
        <table:table-row table:style-name="ro1">
          <table:table-cell office:value-type="float" office:value="0.865120530128479" calcext:value-type="float">
            <text:p>0.865120530128479</text:p>
          </table:table-cell>
          <table:table-cell table:number-columns-repeated="2"/>
        </table:table-row>
        <table:table-row table:style-name="ro1">
          <table:table-cell office:value-type="float" office:value="0.83558189868927" calcext:value-type="float">
            <text:p>0.83558189868927</text:p>
          </table:table-cell>
          <table:table-cell table:number-columns-repeated="2"/>
        </table:table-row>
        <table:table-row table:style-name="ro1">
          <table:table-cell office:value-type="float" office:value="0.895544409751892" calcext:value-type="float">
            <text:p>0.895544409751892</text:p>
          </table:table-cell>
          <table:table-cell table:number-columns-repeated="2"/>
        </table:table-row>
        <table:table-row table:style-name="ro1">
          <table:table-cell office:value-type="float" office:value="0.910913407802582" calcext:value-type="float">
            <text:p>0.910913407802582</text:p>
          </table:table-cell>
          <table:table-cell table:number-columns-repeated="2"/>
        </table:table-row>
        <table:table-row table:style-name="ro1">
          <table:table-cell office:value-type="float" office:value="0.882918238639831" calcext:value-type="float">
            <text:p>0.882918238639831</text:p>
          </table:table-cell>
          <table:table-cell table:number-columns-repeated="2"/>
        </table:table-row>
        <table:table-row table:style-name="ro1">
          <table:table-cell office:value-type="float" office:value="0.886974811553955" calcext:value-type="float">
            <text:p>0.886974811553955</text:p>
          </table:table-cell>
          <table:table-cell table:number-columns-repeated="2"/>
        </table:table-row>
        <table:table-row table:style-name="ro1">
          <table:table-cell office:value-type="float" office:value="0.904349148273468" calcext:value-type="float">
            <text:p>0.904349148273468</text:p>
          </table:table-cell>
          <table:table-cell table:number-columns-repeated="2"/>
        </table:table-row>
        <table:table-row table:style-name="ro1">
          <table:table-cell office:value-type="float" office:value="0.911085367202759" calcext:value-type="float">
            <text:p>0.911085367202759</text:p>
          </table:table-cell>
          <table:table-cell table:number-columns-repeated="2"/>
        </table:table-row>
        <table:table-row table:style-name="ro1">
          <table:table-cell office:value-type="float" office:value="0.89754045009613" calcext:value-type="float">
            <text:p>0.89754045009613</text:p>
          </table:table-cell>
          <table:table-cell table:number-columns-repeated="2"/>
        </table:table-row>
        <table:table-row table:style-name="ro1">
          <table:table-cell office:value-type="float" office:value="0.898436188697815" calcext:value-type="float">
            <text:p>0.898436188697815</text:p>
          </table:table-cell>
          <table:table-cell table:number-columns-repeated="2"/>
        </table:table-row>
        <table:table-row table:style-name="ro1">
          <table:table-cell office:value-type="float" office:value="0.899030268192291" calcext:value-type="float">
            <text:p>0.899030268192291</text:p>
          </table:table-cell>
          <table:table-cell table:number-columns-repeated="2"/>
        </table:table-row>
        <table:table-row table:style-name="ro1">
          <table:table-cell office:value-type="float" office:value="0.902813136577606" calcext:value-type="float">
            <text:p>0.902813136577606</text:p>
          </table:table-cell>
          <table:table-cell table:number-columns-repeated="2"/>
        </table:table-row>
        <table:table-row table:style-name="ro1">
          <table:table-cell office:value-type="float" office:value="0.906345129013062" calcext:value-type="float">
            <text:p>0.906345129013062</text:p>
          </table:table-cell>
          <table:table-cell table:number-columns-repeated="2"/>
        </table:table-row>
        <table:table-row table:style-name="ro1">
          <table:table-cell office:value-type="float" office:value="0.90653645992279" calcext:value-type="float">
            <text:p>0.90653645992279</text:p>
          </table:table-cell>
          <table:table-cell table:number-columns-repeated="2"/>
        </table:table-row>
        <table:table-row table:style-name="ro1">
          <table:table-cell office:value-type="float" office:value="0.897413551807404" calcext:value-type="float">
            <text:p>0.897413551807404</text:p>
          </table:table-cell>
          <table:table-cell table:number-columns-repeated="2"/>
        </table:table-row>
        <table:table-row table:style-name="ro1">
          <table:table-cell office:value-type="float" office:value="0.882547378540039" calcext:value-type="float">
            <text:p>0.882547378540039</text:p>
          </table:table-cell>
          <table:table-cell table:number-columns-repeated="2"/>
        </table:table-row>
        <table:table-row table:style-name="ro1">
          <table:table-cell office:value-type="float" office:value="0.910549938678741" calcext:value-type="float">
            <text:p>0.910549938678741</text:p>
          </table:table-cell>
          <table:table-cell table:number-columns-repeated="2"/>
        </table:table-row>
        <table:table-row table:style-name="ro1">
          <table:table-cell office:value-type="float" office:value="0.90680718421936" calcext:value-type="float">
            <text:p>0.90680718421936</text:p>
          </table:table-cell>
          <table:table-cell table:number-columns-repeated="2"/>
        </table:table-row>
        <table:table-row table:style-name="ro1">
          <table:table-cell office:value-type="float" office:value="0.904588639736176" calcext:value-type="float">
            <text:p>0.904588639736176</text:p>
          </table:table-cell>
          <table:table-cell table:number-columns-repeated="2"/>
        </table:table-row>
        <table:table-row table:style-name="ro1">
          <table:table-cell office:value-type="float" office:value="0.903894245624542" calcext:value-type="float">
            <text:p>0.903894245624542</text:p>
          </table:table-cell>
          <table:table-cell table:number-columns-repeated="2"/>
        </table:table-row>
        <table:table-row table:style-name="ro1">
          <table:table-cell office:value-type="float" office:value="0.902534008026123" calcext:value-type="float">
            <text:p>0.902534008026123</text:p>
          </table:table-cell>
          <table:table-cell table:number-columns-repeated="2"/>
        </table:table-row>
        <table:table-row table:style-name="ro1">
          <table:table-cell office:value-type="float" office:value="0.906122982501983" calcext:value-type="float">
            <text:p>0.906122982501983</text:p>
          </table:table-cell>
          <table:table-cell table:number-columns-repeated="2"/>
        </table:table-row>
        <table:table-row table:style-name="ro1">
          <table:table-cell office:value-type="float" office:value="0.901789367198944" calcext:value-type="float">
            <text:p>0.901789367198944</text:p>
          </table:table-cell>
          <table:table-cell table:number-columns-repeated="2"/>
        </table:table-row>
        <table:table-row table:style-name="ro1">
          <table:table-cell office:value-type="float" office:value="0.902267336845398" calcext:value-type="float">
            <text:p>0.902267336845398</text:p>
          </table:table-cell>
          <table:table-cell table:number-columns-repeated="2"/>
        </table:table-row>
        <table:table-row table:style-name="ro1">
          <table:table-cell office:value-type="float" office:value="0.896728098392487" calcext:value-type="float">
            <text:p>0.896728098392487</text:p>
          </table:table-cell>
          <table:table-cell table:number-columns-repeated="2"/>
        </table:table-row>
        <table:table-row table:style-name="ro1">
          <table:table-cell office:value-type="float" office:value="0.878556191921234" calcext:value-type="float">
            <text:p>0.878556191921234</text:p>
          </table:table-cell>
          <table:table-cell table:number-columns-repeated="2"/>
        </table:table-row>
        <table:table-row table:style-name="ro1">
          <table:table-cell office:value-type="float" office:value="0.901030719280243" calcext:value-type="float">
            <text:p>0.901030719280243</text:p>
          </table:table-cell>
          <table:table-cell table:number-columns-repeated="2"/>
        </table:table-row>
        <table:table-row table:style-name="ro1">
          <table:table-cell office:value-type="float" office:value="0.901226699352264" calcext:value-type="float">
            <text:p>0.901226699352264</text:p>
          </table:table-cell>
          <table:table-cell table:number-columns-repeated="2"/>
        </table:table-row>
        <table:table-row table:style-name="ro1">
          <table:table-cell office:value-type="float" office:value="0.903712570667267" calcext:value-type="float">
            <text:p>0.903712570667267</text:p>
          </table:table-cell>
          <table:table-cell table:number-columns-repeated="2"/>
        </table:table-row>
        <table:table-row table:style-name="ro1">
          <table:table-cell office:value-type="float" office:value="0.891608476638794" calcext:value-type="float">
            <text:p>0.891608476638794</text:p>
          </table:table-cell>
          <table:table-cell table:number-columns-repeated="2"/>
        </table:table-row>
        <table:table-row table:style-name="ro1">
          <table:table-cell office:value-type="float" office:value="0.879833877086639" calcext:value-type="float">
            <text:p>0.879833877086639</text:p>
          </table:table-cell>
          <table:table-cell table:number-columns-repeated="2"/>
        </table:table-row>
        <table:table-row table:style-name="ro1">
          <table:table-cell office:value-type="float" office:value="0.878162324428558" calcext:value-type="float">
            <text:p>0.878162324428558</text:p>
          </table:table-cell>
          <table:table-cell table:number-columns-repeated="2"/>
        </table:table-row>
        <table:table-row table:style-name="ro1">
          <table:table-cell office:value-type="float" office:value="0.880625069141388" calcext:value-type="float">
            <text:p>0.880625069141388</text:p>
          </table:table-cell>
          <table:table-cell table:number-columns-repeated="2"/>
        </table:table-row>
        <table:table-row table:style-name="ro1">
          <table:table-cell office:value-type="float" office:value="0.878357112407684" calcext:value-type="float">
            <text:p>0.878357112407684</text:p>
          </table:table-cell>
          <table:table-cell table:number-columns-repeated="2"/>
        </table:table-row>
        <table:table-row table:style-name="ro1">
          <table:table-cell office:value-type="float" office:value="0.861875534057617" calcext:value-type="float">
            <text:p>0.861875534057617</text:p>
          </table:table-cell>
          <table:table-cell table:number-columns-repeated="2"/>
        </table:table-row>
        <table:table-row table:style-name="ro1">
          <table:table-cell office:value-type="float" office:value="0.840095698833466" calcext:value-type="float">
            <text:p>0.840095698833466</text:p>
          </table:table-cell>
          <table:table-cell table:number-columns-repeated="2"/>
        </table:table-row>
        <table:table-row table:style-name="ro1">
          <table:table-cell office:value-type="float" office:value="0.850588262081146" calcext:value-type="float">
            <text:p>0.850588262081146</text:p>
          </table:table-cell>
          <table:table-cell table:number-columns-repeated="2"/>
        </table:table-row>
        <table:table-row table:style-name="ro1">
          <table:table-cell office:value-type="float" office:value="0.891177117824554" calcext:value-type="float">
            <text:p>0.891177117824554</text:p>
          </table:table-cell>
          <table:table-cell table:number-columns-repeated="2"/>
        </table:table-row>
        <table:table-row table:style-name="ro1">
          <table:table-cell office:value-type="float" office:value="0.91754812002182" calcext:value-type="float">
            <text:p>0.91754812002182</text:p>
          </table:table-cell>
          <table:table-cell table:number-columns-repeated="2"/>
        </table:table-row>
        <table:table-row table:style-name="ro1">
          <table:table-cell office:value-type="float" office:value="0.909968495368958" calcext:value-type="float">
            <text:p>0.909968495368958</text:p>
          </table:table-cell>
          <table:table-cell/>
          <table:table-cell table:formula="of:=AVERAGE([.A1:.A1084])" office:value-type="float" office:value="0.856747418064693" calcext:value-type="float">
            <text:p>0.856747418064693</text:p>
          </table:table-cell>
        </table:table-row>
        <table:table-row table:style-name="ro1">
          <table:table-cell office:value-type="float" office:value="0.899839699268341" calcext:value-type="float">
            <text:p>0.899839699268341</text:p>
          </table:table-cell>
          <table:table-cell table:number-columns-repeated="2"/>
        </table:table-row>
        <table:table-row table:style-name="ro1">
          <table:table-cell office:value-type="float" office:value="0.914789795875549" calcext:value-type="float">
            <text:p>0.914789795875549</text:p>
          </table:table-cell>
          <table:table-cell table:number-columns-repeated="2"/>
        </table:table-row>
        <table:table-row table:style-name="ro1">
          <table:table-cell office:value-type="float" office:value="0.913176596164703" calcext:value-type="float">
            <text:p>0.913176596164703</text:p>
          </table:table-cell>
          <table:table-cell table:number-columns-repeated="2"/>
        </table:table-row>
        <table:table-row table:style-name="ro1">
          <table:table-cell office:value-type="float" office:value="0.895513772964477" calcext:value-type="float">
            <text:p>0.895513772964477</text:p>
          </table:table-cell>
          <table:table-cell table:number-columns-repeated="2"/>
        </table:table-row>
        <table:table-row table:style-name="ro1">
          <table:table-cell office:value-type="float" office:value="0.892370164394379" calcext:value-type="float">
            <text:p>0.892370164394379</text:p>
          </table:table-cell>
          <table:table-cell table:number-columns-repeated="2"/>
        </table:table-row>
        <table:table-row table:style-name="ro1">
          <table:table-cell office:value-type="float" office:value="0.891709446907043" calcext:value-type="float">
            <text:p>0.891709446907043</text:p>
          </table:table-cell>
          <table:table-cell table:number-columns-repeated="2"/>
        </table:table-row>
        <table:table-row table:style-name="ro1">
          <table:table-cell office:value-type="float" office:value="0.849292278289795" calcext:value-type="float">
            <text:p>0.849292278289795</text:p>
          </table:table-cell>
          <table:table-cell table:number-columns-repeated="2"/>
        </table:table-row>
        <table:table-row table:style-name="ro1">
          <table:table-cell office:value-type="float" office:value="0.831917941570282" calcext:value-type="float">
            <text:p>0.831917941570282</text:p>
          </table:table-cell>
          <table:table-cell table:number-columns-repeated="2"/>
        </table:table-row>
        <table:table-row table:style-name="ro1">
          <table:table-cell office:value-type="float" office:value="0.89184433221817" calcext:value-type="float">
            <text:p>0.89184433221817</text:p>
          </table:table-cell>
          <table:table-cell table:number-columns-repeated="2"/>
        </table:table-row>
        <table:table-row table:style-name="ro1">
          <table:table-cell office:value-type="float" office:value="0.906579554080963" calcext:value-type="float">
            <text:p>0.906579554080963</text:p>
          </table:table-cell>
          <table:table-cell table:number-columns-repeated="2"/>
        </table:table-row>
        <table:table-row table:style-name="ro1">
          <table:table-cell office:value-type="float" office:value="0.898155868053436" calcext:value-type="float">
            <text:p>0.898155868053436</text:p>
          </table:table-cell>
          <table:table-cell table:number-columns-repeated="2"/>
        </table:table-row>
        <table:table-row table:style-name="ro1">
          <table:table-cell office:value-type="float" office:value="0.912531435489654" calcext:value-type="float">
            <text:p>0.912531435489654</text:p>
          </table:table-cell>
          <table:table-cell table:number-columns-repeated="2"/>
        </table:table-row>
        <table:table-row table:style-name="ro1">
          <table:table-cell office:value-type="float" office:value="0.914806127548218" calcext:value-type="float">
            <text:p>0.914806127548218</text:p>
          </table:table-cell>
          <table:table-cell table:number-columns-repeated="2"/>
        </table:table-row>
        <table:table-row table:style-name="ro1">
          <table:table-cell office:value-type="float" office:value="0.899919271469116" calcext:value-type="float">
            <text:p>0.899919271469116</text:p>
          </table:table-cell>
          <table:table-cell table:number-columns-repeated="2"/>
        </table:table-row>
        <table:table-row table:style-name="ro1">
          <table:table-cell office:value-type="float" office:value="0.887650191783905" calcext:value-type="float">
            <text:p>0.887650191783905</text:p>
          </table:table-cell>
          <table:table-cell table:number-columns-repeated="2"/>
        </table:table-row>
        <table:table-row table:style-name="ro1">
          <table:table-cell office:value-type="float" office:value="0.92309182882309" calcext:value-type="float">
            <text:p>0.92309182882309</text:p>
          </table:table-cell>
          <table:table-cell table:number-columns-repeated="2"/>
        </table:table-row>
        <table:table-row table:style-name="ro1">
          <table:table-cell office:value-type="float" office:value="0.910155236721039" calcext:value-type="float">
            <text:p>0.910155236721039</text:p>
          </table:table-cell>
          <table:table-cell table:number-columns-repeated="2"/>
        </table:table-row>
        <table:table-row table:style-name="ro1">
          <table:table-cell office:value-type="float" office:value="0.90572589635849" calcext:value-type="float">
            <text:p>0.90572589635849</text:p>
          </table:table-cell>
          <table:table-cell table:number-columns-repeated="2"/>
        </table:table-row>
        <table:table-row table:style-name="ro1">
          <table:table-cell office:value-type="float" office:value="0.886479020118713" calcext:value-type="float">
            <text:p>0.886479020118713</text:p>
          </table:table-cell>
          <table:table-cell table:number-columns-repeated="2"/>
        </table:table-row>
        <table:table-row table:style-name="ro1">
          <table:table-cell office:value-type="float" office:value="0.895578622817993" calcext:value-type="float">
            <text:p>0.895578622817993</text:p>
          </table:table-cell>
          <table:table-cell table:number-columns-repeated="2"/>
        </table:table-row>
        <table:table-row table:style-name="ro1">
          <table:table-cell office:value-type="float" office:value="0.908328294754028" calcext:value-type="float">
            <text:p>0.908328294754028</text:p>
          </table:table-cell>
          <table:table-cell table:number-columns-repeated="2"/>
        </table:table-row>
        <table:table-row table:style-name="ro1">
          <table:table-cell office:value-type="float" office:value="0.904475092887878" calcext:value-type="float">
            <text:p>0.904475092887878</text:p>
          </table:table-cell>
          <table:table-cell table:number-columns-repeated="2"/>
        </table:table-row>
        <table:table-row table:style-name="ro1">
          <table:table-cell office:value-type="float" office:value="0.903929114341736" calcext:value-type="float">
            <text:p>0.903929114341736</text:p>
          </table:table-cell>
          <table:table-cell table:number-columns-repeated="2"/>
        </table:table-row>
        <table:table-row table:style-name="ro1">
          <table:table-cell office:value-type="float" office:value="0.882498443126678" calcext:value-type="float">
            <text:p>0.88249844312667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6T09:35:40.169714147</dc:date>
    <meta:editing-duration>PT1M42S</meta:editing-duration>
    <meta:editing-cycles>1</meta:editing-cycles>
    <meta:document-statistic meta:table-count="1" meta:cell-count="1085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5cm" svg:y="4.148cm" style:legend-expansion="high" chart:style-name="ch2"/>
        <chart:plot-area chart:style-name="ch3" table:cell-range-address="20230216_092939conf_memo.A1:20230216_092939conf_memo.A1084" svg:x="0.32cm" svg:y="0.18cm" svg:width="13.255cm" svg:height="8.64cm">
          <chartooo:coordinate-region svg:x="1.047cm" svg:y="0.38cm" svg:width="12.15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0230216_092939conf_memo.A1:20230216_092939conf_memo.A1084" chart:class="chart:scatter">
            <chart:data-point chart:repeated="108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770717382431">
                <text:p>0.88770717382431</text:p>
                <draw:g>
                  <svg:desc>20230216_092939conf_memo.A1:20230216_092939conf_memo.A10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91654670238495">
                <text:p>0.891654670238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91800940036774">
                <text:p>0.891800940036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7040057182312">
                <text:p>0.847040057182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6663725376129">
                <text:p>0.8966637253761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09752726554871">
                <text:p>0.909752726554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6743297576904">
                <text:p>0.8967432975769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828403711319">
                <text:p>0.878284037113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91656339168549">
                <text:p>0.8916563391685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9324688911438">
                <text:p>0.893246889114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86900126934052">
                <text:p>0.8869001269340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3015811443329">
                <text:p>0.8830158114433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85711193084717">
                <text:p>0.8857111930847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89528572559357">
                <text:p>0.8895285725593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5877001285553">
                <text:p>0.858770012855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78835678100586">
                <text:p>0.8788356781005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7701028585434">
                <text:p>0.877010285854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7974767684937">
                <text:p>0.8579747676849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63240003585815">
                <text:p>0.863240003585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81197035312653">
                <text:p>0.881197035312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11513602733612">
                <text:p>0.8115136027336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90026092529297">
                <text:p>0.8900260925292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75745534896851">
                <text:p>0.8757455348968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28578114509583">
                <text:p>0.8285781145095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67140984535217">
                <text:p>0.7671409845352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86046171188355">
                <text:p>0.8860461711883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58395040035248">
                <text:p>0.8583950400352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02391016483307">
                <text:p>0.9023910164833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37608993053436">
                <text:p>0.8376089930534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9303058385849">
                <text:p>0.893030583858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00435924530029">
                <text:p>0.9004359245300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04691159725189">
                <text:p>0.9046911597251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77677738666534">
                <text:p>0.8776777386665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7906140089035">
                <text:p>0.879061400890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92728626728058">
                <text:p>0.8927286267280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553786754608">
                <text:p>0.8755537867546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9302784204483">
                <text:p>0.893027842044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88564348220825">
                <text:p>0.8885643482208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90563070774078">
                <text:p>0.8905630707740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92196118831635">
                <text:p>0.8921961188316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91423642635345">
                <text:p>0.8914236426353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90252888202667">
                <text:p>0.890252888202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91952514648438">
                <text:p>0.8919525146484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93203675746918">
                <text:p>0.8932036757469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95769774913788">
                <text:p>0.8957697749137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85987281799316">
                <text:p>0.8859872817993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7775844335556">
                <text:p>0.877758443355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9552491903305">
                <text:p>0.895524919033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91599714756012">
                <text:p>0.8915997147560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89355838298798">
                <text:p>0.8893558382987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8762640953064">
                <text:p>0.887626409530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90326857566834">
                <text:p>0.8903268575668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93916606903076">
                <text:p>0.8939166069030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0079927444458">
                <text:p>0.900799274444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98479342460632">
                <text:p>0.8984793424606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9242434501648">
                <text:p>0.892424345016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90147984027862">
                <text:p>0.8901479840278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98112893104553">
                <text:p>0.8981128931045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95679116249085">
                <text:p>0.8956791162490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83952558040619">
                <text:p>0.8839525580406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85258316993713">
                <text:p>0.8852583169937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83992850780487">
                <text:p>0.8839928507804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83352160453796">
                <text:p>0.8833521604537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75603079795837">
                <text:p>0.8756030797958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76582384109497">
                <text:p>0.8765823841094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72713625431061">
                <text:p>0.8727136254310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7689995765686">
                <text:p>0.876899957656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7256920337677">
                <text:p>0.872569203376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74426484107971">
                <text:p>0.8744264841079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73573124408722">
                <text:p>0.8735731244087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67227613925934">
                <text:p>0.8672276139259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66791129112244">
                <text:p>0.8667911291122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87941360473633">
                <text:p>0.8879413604736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81123304367065">
                <text:p>0.8811233043670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93102526664734">
                <text:p>0.8931025266647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82797122001648">
                <text:p>0.8827971220016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86879861354828">
                <text:p>0.8868798613548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94316256046295">
                <text:p>0.8943162560462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5472655296326">
                <text:p>0.8854726552963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83012473583221">
                <text:p>0.8830124735832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7520569562912">
                <text:p>0.875205695629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85199368000031">
                <text:p>0.8851993680000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80658626556397">
                <text:p>0.8806586265563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80074203014374">
                <text:p>0.8800742030143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96153748035431">
                <text:p>0.8961537480354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8039368391037">
                <text:p>0.880393683910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9491994380951">
                <text:p>0.8694919943809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47127974033356">
                <text:p>0.8471279740333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61982822418213">
                <text:p>0.8619828224182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86156857013702">
                <text:p>0.8861568570137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94102156162262">
                <text:p>0.8941021561622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84021103382111">
                <text:p>0.8840211033821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98433208465576">
                <text:p>0.8984332084655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99390280246735">
                <text:p>0.8993902802467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12543475627899">
                <text:p>0.9125434756278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09317672252655">
                <text:p>0.9093176722526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90763998031616">
                <text:p>0.8907639980316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94878566265106">
                <text:p>0.8948785662651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79668533802033">
                <text:p>0.8796685338020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87891232967377">
                <text:p>0.8878912329673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10381019115448">
                <text:p>0.9103810191154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07160401344299">
                <text:p>0.9071604013442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13255751132965">
                <text:p>0.9132557511329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80760848522186">
                <text:p>0.8807608485221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89265894889831">
                <text:p>0.8892658948898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89336585998535">
                <text:p>0.8893365859985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02301907539368">
                <text:p>0.9023019075393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04627859592438">
                <text:p>0.9046278595924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06907320022583">
                <text:p>0.9069073200225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84701073169708">
                <text:p>0.8847010731697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0755957365036">
                <text:p>0.907559573650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14771497249603">
                <text:p>0.9147714972496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11182701587677">
                <text:p>0.9111827015876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01091873645782">
                <text:p>0.9010918736457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97441744804382">
                <text:p>0.8974417448043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3213278055191">
                <text:p>0.932132780551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11794662475586">
                <text:p>0.9117946624755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05102431774139">
                <text:p>0.9051024317741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83331120014191">
                <text:p>0.8833311200141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68661522865295">
                <text:p>0.8686615228652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41615259647369">
                <text:p>0.8416152596473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99555921554565">
                <text:p>0.8995559215545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874272108078">
                <text:p>0.88742721080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55269372463226">
                <text:p>0.8552693724632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07324314117431">
                <text:p>0.9073243141174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69778573513031">
                <text:p>0.8697785735130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996222615242">
                <text:p>0.89962226152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92989039421081">
                <text:p>0.8929890394210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89615178108215">
                <text:p>0.8896151781082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08942937850952">
                <text:p>0.9089429378509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07880187034607">
                <text:p>0.9078801870346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13306176662445">
                <text:p>0.9133061766624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23406958580017">
                <text:p>0.9234069585800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17272686958313">
                <text:p>0.9172726869583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23531770706177">
                <text:p>0.9235317707061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22946691513062">
                <text:p>0.9229466915130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19850051403046">
                <text:p>0.9198500514030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1763699054718">
                <text:p>0.917636990547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19592022895813">
                <text:p>0.9195920228958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21066343784332">
                <text:p>0.9210663437843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31514859199524">
                <text:p>0.9315148591995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32813346385956">
                <text:p>0.9328133463859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40414071083069">
                <text:p>0.9404140710830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37498569488525">
                <text:p>0.9374985694885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16039526462555">
                <text:p>0.9160395264625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12079274654388">
                <text:p>0.9120792746543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1234415769577">
                <text:p>0.912344157695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18487191200256">
                <text:p>0.9184871912002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14782106876373">
                <text:p>0.9147821068763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20979857444763">
                <text:p>0.9209798574447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33447122573852">
                <text:p>0.9334471225738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39461410045624">
                <text:p>0.9394614100456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48274374008179">
                <text:p>0.9482743740081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5772796869278">
                <text:p>0.957727968692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23515617847443">
                <text:p>0.9235156178474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30464088916779">
                <text:p>0.9304640889167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26074981689453">
                <text:p>0.9260749816894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08895909786224">
                <text:p>0.9088959097862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32474136352539">
                <text:p>0.9324741363525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13622379302978">
                <text:p>0.9136223793029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95972073078156">
                <text:p>0.8959720730781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93576323986053">
                <text:p>0.8935763239860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02402102947235">
                <text:p>0.9024021029472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93060266971588">
                <text:p>0.8930602669715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29306626319885">
                <text:p>0.9293066263198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04293239116669">
                <text:p>0.9042932391166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23360824584961">
                <text:p>0.9233608245849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05580222606659">
                <text:p>0.9055802226066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02897357940674">
                <text:p>0.9028973579406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95260334014893">
                <text:p>0.8952603340148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59299778938293">
                <text:p>0.8592997789382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66408824920654">
                <text:p>0.8664088249206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94534111022949">
                <text:p>0.8945341110229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90765011310577">
                <text:p>0.8907650113105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71553242206574">
                <text:p>0.8715532422065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56355369091034">
                <text:p>0.8563553690910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77517998218536">
                <text:p>0.8775179982185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89791429042816">
                <text:p>0.8897914290428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95784437656403">
                <text:p>0.8957844376564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06951367855072">
                <text:p>0.9069513678550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0615302324295">
                <text:p>0.906153023242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04432058334351">
                <text:p>0.9044320583343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02938425540924">
                <text:p>0.9029384255409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20746147632599">
                <text:p>0.9207461476325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03726816177368">
                <text:p>0.9037268161773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05834138393402">
                <text:p>0.9058341383934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28009927272797">
                <text:p>0.9280099272727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0839296579361">
                <text:p>0.908392965793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08749878406525">
                <text:p>0.9087498784065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7660434246063">
                <text:p>0.8976604342460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919828414917">
                <text:p>0.909198284149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94156754016876">
                <text:p>0.8941567540168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37048351764679">
                <text:p>0.8370483517646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09702634811401">
                <text:p>0.8097026348114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89641225337982">
                <text:p>0.8896412253379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1090190410614">
                <text:p>0.910901904106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94186198711395">
                <text:p>0.8941861987113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03968572616577">
                <text:p>0.9039685726165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86134684085846">
                <text:p>0.8861346840858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86305212974548">
                <text:p>0.8863052129745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08536374568939">
                <text:p>0.9085363745689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01710331439972">
                <text:p>0.9017103314399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12124454975128">
                <text:p>0.9121244549751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04655456542969">
                <text:p>0.9046554565429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09506559371948">
                <text:p>0.9095065593719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09566462039948">
                <text:p>0.9095664620399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00444090366364">
                <text:p>0.9004440903663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00456607341766">
                <text:p>0.9004566073417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98961246013641">
                <text:p>0.8989612460136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92312169075012">
                <text:p>0.8923121690750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83256793022156">
                <text:p>0.8832567930221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74680936336517">
                <text:p>0.8746809363365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67268025875092">
                <text:p>0.8672680258750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78800928592682">
                <text:p>0.8788009285926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84143173694611">
                <text:p>0.8841431736946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74967813491821">
                <text:p>0.8749678134918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71203601360321">
                <text:p>0.8712036013603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76631259918213">
                <text:p>0.8766312599182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8584166765213">
                <text:p>0.885841667652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04283583164215">
                <text:p>0.9042835831642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13701176643372">
                <text:p>0.9137011766433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05356109142303">
                <text:p>0.9053561091423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99610638618469">
                <text:p>0.8996106386184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06527042388916">
                <text:p>0.9065270423889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15597856044769">
                <text:p>0.9155978560447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02986407279968">
                <text:p>0.9029864072799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0203046798706">
                <text:p>0.902030467987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9627468585968">
                <text:p>0.896274685859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97146224975586">
                <text:p>0.8971462249755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99844408035278">
                <text:p>0.8998444080352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95394504070282">
                <text:p>0.8953945040702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88490200042725">
                <text:p>0.8884902000427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81860554218292">
                <text:p>0.8818605542182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82856070995331">
                <text:p>0.8828560709953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97247612476349">
                <text:p>0.8972476124763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18934643268585">
                <text:p>0.9189346432685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2108029127121">
                <text:p>0.921080291271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97479891777039">
                <text:p>0.89747989177703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08658623695374">
                <text:p>0.9086586236953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00566637516022">
                <text:p>0.9005666375160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96480083465576">
                <text:p>0.8964800834655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884227693080902">
                <text:p>0.8842276930809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859650135040283">
                <text:p>0.8596501350402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896792411804199">
                <text:p>0.8967924118041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895291805267334">
                <text:p>0.8952918052673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91334712505341">
                <text:p>0.8913347125053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822049856185913">
                <text:p>0.8220498561859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01467311382294">
                <text:p>0.6014673113822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00752127170563">
                <text:p>0.9007521271705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04783844947815">
                <text:p>0.9047838449478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12465214729309">
                <text:p>0.91246521472930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96571934223175">
                <text:p>0.8965719342231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07231509685516">
                <text:p>0.9072315096855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8471257686615">
                <text:p>0.884712576866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01491403579712">
                <text:p>0.9014914035797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90479028224945">
                <text:p>0.8904790282249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93398344516754">
                <text:p>0.8933983445167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6506587266922">
                <text:p>0.8650658726692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1470593214035">
                <text:p>0.914705932140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03957784175873">
                <text:p>0.90395778417587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1916012763977">
                <text:p>0.919160127639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07177269458771">
                <text:p>0.9071772694587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89491319656372">
                <text:p>0.8894913196563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18165266513824">
                <text:p>0.9181652665138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77132833003998">
                <text:p>0.8771328330039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96994650363922">
                <text:p>0.8969946503639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08978939056396">
                <text:p>0.9089789390563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1088604927063">
                <text:p>0.910886049270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89757335186004">
                <text:p>0.8897573351860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9234071969986">
                <text:p>0.892340719699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02564346790314">
                <text:p>0.9025643467903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95793318748474">
                <text:p>0.8957933187484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98574829101563">
                <text:p>0.8985748291015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98295164108276">
                <text:p>0.8982951641082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02075946331024">
                <text:p>0.9020759463310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05690789222717">
                <text:p>0.9056907892227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07336711883545">
                <text:p>0.9073367118835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03501510620117">
                <text:p>0.9035015106201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95740747451782">
                <text:p>0.89574074745178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96639585494995">
                <text:p>0.89663958549499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86311650276184">
                <text:p>0.8863116502761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79938900470733">
                <text:p>0.8799389004707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59125256538391">
                <text:p>0.8591252565383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49069356918335">
                <text:p>0.8490693569183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13058471679688">
                <text:p>0.7130584716796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628649175167084">
                <text:p>0.6286491751670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46684396266937">
                <text:p>0.8466843962669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73133361339569">
                <text:p>0.87313336133956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00509297847748">
                <text:p>0.90050929784774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896149158477783">
                <text:p>0.8961491584777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04365479946136">
                <text:p>0.9043654799461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89760076999664">
                <text:p>0.8897600769996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01049971580505">
                <text:p>0.9010499715805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82121503353119">
                <text:p>0.8821215033531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08237516880035">
                <text:p>0.9082375168800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893778681755066">
                <text:p>0.8937786817550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12287890911102">
                <text:p>0.9122878909111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06843781471252">
                <text:p>0.9068437814712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98054540157318">
                <text:p>0.8980545401573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01517629623413">
                <text:p>0.9015176296234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892115473747253">
                <text:p>0.89211547374725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93077254295349">
                <text:p>0.89307725429534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886304140090942">
                <text:p>0.8863041400909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871971607208252">
                <text:p>0.8719716072082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881687998771668">
                <text:p>0.8816879987716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876643419265747">
                <text:p>0.87664341926574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888289630413055">
                <text:p>0.8882896304130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886080741882324">
                <text:p>0.88608074188232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886467576026917">
                <text:p>0.8864675760269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890536725521088">
                <text:p>0.89053672552108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07405257225037">
                <text:p>0.9074052572250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08434927463532">
                <text:p>0.9084349274635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852786242961883">
                <text:p>0.85278624296188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0546178817749">
                <text:p>0.9054617881774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74767303466797">
                <text:p>0.8747673034667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0141761302948">
                <text:p>0.9014176130294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883118331432343">
                <text:p>0.88311833143234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75960648059845">
                <text:p>0.8759606480598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844921410083771">
                <text:p>0.84492141008377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865593016147614">
                <text:p>0.8655930161476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6136394739151">
                <text:p>0.861363947391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883102297782898">
                <text:p>0.8831022977828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860882222652435">
                <text:p>0.86088222265243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07100117206574">
                <text:p>0.80710011720657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868190228939056">
                <text:p>0.86819022893905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843904852867126">
                <text:p>0.8439048528671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43788325786591">
                <text:p>0.8437883257865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861421883106232">
                <text:p>0.8614218831062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8848477602005">
                <text:p>0.8884847760200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897329688072205">
                <text:p>0.89732968807220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897481203079224">
                <text:p>0.8974812030792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897094130516052">
                <text:p>0.89709413051605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79921436309814">
                <text:p>0.8799214363098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54169070720673">
                <text:p>0.85416907072067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54766130447388">
                <text:p>0.8547661304473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857016384601593">
                <text:p>0.85701638460159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850239336490631">
                <text:p>0.85023933649063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81590336561203">
                <text:p>0.8159033656120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810075163841248">
                <text:p>0.8100751638412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868575811386108">
                <text:p>0.8685758113861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895009517669678">
                <text:p>0.8950095176696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11563575267791">
                <text:p>0.9115635752677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13045644760132">
                <text:p>0.91304564476013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05316591262817">
                <text:p>0.9053165912628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84916478395462">
                <text:p>0.849164783954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11639392375946">
                <text:p>0.91163939237594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01040136814117">
                <text:p>0.9010401368141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869820952415466">
                <text:p>0.86982095241546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03961360454559">
                <text:p>0.90396136045455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881487071514129">
                <text:p>0.8814870715141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09067809581757">
                <text:p>0.90906780958175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3037748336792">
                <text:p>0.9303774833679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99639248847961">
                <text:p>0.8996392488479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12911355495453">
                <text:p>0.9129113554954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895032167434692">
                <text:p>0.8950321674346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10006046295166">
                <text:p>0.91000604629516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896407783031464">
                <text:p>0.89640778303146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14779007434845">
                <text:p>0.9147790074348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0454488992691">
                <text:p>0.904544889926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05903160572052">
                <text:p>0.9059031605720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25389111042023">
                <text:p>0.9253891110420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16160047054291">
                <text:p>0.9161600470542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04289484024048">
                <text:p>0.90428948402404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894621014595032">
                <text:p>0.8946210145950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895606160163879">
                <text:p>0.89560616016387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88865864276886">
                <text:p>0.8886586427688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81877899169922">
                <text:p>0.8818778991699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03949916362762">
                <text:p>0.90394991636276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02981281280518">
                <text:p>0.9029812812805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09190237522125">
                <text:p>0.9091902375221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898565649986267">
                <text:p>0.8985656499862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899746656417847">
                <text:p>0.89974665641784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06244993209839">
                <text:p>0.90624499320983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842576563358307">
                <text:p>0.84257656335830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899041771888733">
                <text:p>0.8990417718887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896777093410492">
                <text:p>0.89677709341049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17454719543457">
                <text:p>0.9174547195434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12428617477417">
                <text:p>0.9124286174774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90434563159943">
                <text:p>0.89043456315994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05177593231201">
                <text:p>0.9051775932312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898055732250214">
                <text:p>0.89805573225021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890802919864654">
                <text:p>0.89080291986465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876229703426361">
                <text:p>0.87622970342636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892804384231567">
                <text:p>0.8928043842315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893767416477203">
                <text:p>0.89376741647720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887821972370148">
                <text:p>0.88782197237014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884533762931824">
                <text:p>0.8845337629318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872419238090515">
                <text:p>0.8724192380905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10971879959106">
                <text:p>0.91097187995910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02179896831512">
                <text:p>0.9021798968315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00927364826202">
                <text:p>0.9009273648262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13979232311249">
                <text:p>0.91397923231124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09180104732513">
                <text:p>0.9091801047325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03831660747528">
                <text:p>0.9038316607475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895661354064941">
                <text:p>0.89566135406494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899090647697449">
                <text:p>0.89909064769744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887537658214569">
                <text:p>0.88753765821456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868391871452331">
                <text:p>0.86839187145233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01273012161255">
                <text:p>0.9012730121612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0479701757431">
                <text:p>0.9047970175743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89663028717041">
                <text:p>0.8966302871704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893471539020538">
                <text:p>0.89347153902053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923262238502502">
                <text:p>0.9232622385025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92798501253128">
                <text:p>0.9279850125312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09647047519684">
                <text:p>0.9096470475196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8759446144104">
                <text:p>0.875944614410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863402128219605">
                <text:p>0.8634021282196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04295027256012">
                <text:p>0.9042950272560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11161780357361">
                <text:p>0.91116178035736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887178301811218">
                <text:p>0.88717830181121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859597086906433">
                <text:p>0.8595970869064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815379798412323">
                <text:p>0.81537979841232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879642009735107">
                <text:p>0.87964200973510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56271743774414">
                <text:p>0.8562717437744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859458327293396">
                <text:p>0.8594583272933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884823322296143">
                <text:p>0.88482332229614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884616434574127">
                <text:p>0.88461643457412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900866031646728">
                <text:p>0.90086603164672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15755093097687">
                <text:p>0.91575509309768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07855272293091">
                <text:p>0.90785527229309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873161792755127">
                <text:p>0.8731617927551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853803932666779">
                <text:p>0.85380393266677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768457889556885">
                <text:p>0.76845788955688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78709214925766">
                <text:p>0.7870921492576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797600030899048">
                <text:p>0.79760003089904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900794923305512">
                <text:p>0.9007949233055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892959833145142">
                <text:p>0.89295983314514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890919983386993">
                <text:p>0.89091998338699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895501732826233">
                <text:p>0.8955017328262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91853511333466">
                <text:p>0.8918535113334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900026381015778">
                <text:p>0.90002638101577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015052318573">
                <text:p>0.901505231857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898289680480957">
                <text:p>0.89828968048095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892307102680206">
                <text:p>0.89230710268020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07552659511566">
                <text:p>0.90755265951156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88140732049942">
                <text:p>0.8814073204994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849011719226837">
                <text:p>0.84901171922683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881728112697601">
                <text:p>0.88172811269760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06760394573212">
                <text:p>0.90676039457321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898883759975433">
                <text:p>0.89888375997543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895500242710114">
                <text:p>0.8955002427101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89841890335083">
                <text:p>0.8984189033508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912919163703918">
                <text:p>0.91291916370391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884104311466217">
                <text:p>0.8841043114662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896960973739624">
                <text:p>0.8969609737396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85829496383667">
                <text:p>0.858294963836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920532643795013">
                <text:p>0.9205326437950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02084469795227">
                <text:p>0.90208446979522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850476443767548">
                <text:p>0.85047644376754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908937156200409">
                <text:p>0.90893715620040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84379768371582">
                <text:p>0.843797683715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880540192127228">
                <text:p>0.88054019212722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776461899280548">
                <text:p>0.77646189928054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77962064743042">
                <text:p>0.7796206474304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735021829605103">
                <text:p>0.73502182960510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83250218629837">
                <text:p>0.8325021862983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670755803585053">
                <text:p>0.67075580358505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834103345870972">
                <text:p>0.83410334587097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888319075107574">
                <text:p>0.88831907510757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11878883838654">
                <text:p>0.91187888383865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892821311950684">
                <text:p>0.89282131195068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901467382907867">
                <text:p>0.9014673829078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891899168491364">
                <text:p>0.8918991684913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883414387702942">
                <text:p>0.88341438770294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873968005180359">
                <text:p>0.87396800518035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855223655700684">
                <text:p>0.85522365570068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838513731956482">
                <text:p>0.83851373195648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08686852455139">
                <text:p>0.80868685245513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799503028392792">
                <text:p>0.79950302839279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819408059120178">
                <text:p>0.81940805912017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860848426818848">
                <text:p>0.86084842681884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873428702354431">
                <text:p>0.87342870235443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874846041202545">
                <text:p>0.87484604120254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833871424198151">
                <text:p>0.83387142419815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725812017917633">
                <text:p>0.72581201791763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594963729381561">
                <text:p>0.59496372938156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58358633518219">
                <text:p>0.5835863351821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619626641273499">
                <text:p>0.61962664127349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555405735969543">
                <text:p>0.55540573596954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789536893367767">
                <text:p>0.78953689336776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44517493247986">
                <text:p>0.44451749324798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38287952542305">
                <text:p>0.3828795254230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789340496063232">
                <text:p>0.78934049606323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691245317459106">
                <text:p>0.69124531745910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853847205638886">
                <text:p>0.85384720563888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878087818622589">
                <text:p>0.87808781862258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876369059085846">
                <text:p>0.87636905908584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834045946598053">
                <text:p>0.83404594659805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825721561908722">
                <text:p>0.82572156190872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879603862762451">
                <text:p>0.87960386276245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863214254379272">
                <text:p>0.86321425437927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859792053699493">
                <text:p>0.85979205369949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807056128978729">
                <text:p>0.80705612897872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519222378730774">
                <text:p>0.51922237873077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670227110385895">
                <text:p>0.6702271103858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349129647016525">
                <text:p>0.3491296470165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302685171365738">
                <text:p>0.30268517136573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307482093572617">
                <text:p>0.30748209357261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03404384851456">
                <text:p>0.40340438485145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344808340072632">
                <text:p>0.3448083400726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54836493730545">
                <text:p>0.35483649373054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30232760310173">
                <text:p>0.3023276031017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337176084518433">
                <text:p>0.33717608451843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358827531337738">
                <text:p>0.35882753133773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30624747276306">
                <text:p>0.53062474727630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78943312168121">
                <text:p>0.57894331216812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551451921463013">
                <text:p>0.55145192146301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81329941749573">
                <text:p>0.58132994174957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62316358089447">
                <text:p>0.56231635808944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8488917350769">
                <text:p>0.5848891735076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606236338615418">
                <text:p>0.60623633861541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602373242378235">
                <text:p>0.60237324237823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83871126174927">
                <text:p>0.58387112617492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643747448921204">
                <text:p>0.64374744892120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636750757694244">
                <text:p>0.63675075769424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647908210754395">
                <text:p>0.64790821075439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634092628955841">
                <text:p>0.63409262895584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632109522819519">
                <text:p>0.63210952281951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639719247817993">
                <text:p>0.63971924781799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64501827955246">
                <text:p>0.6450182795524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647439360618591">
                <text:p>0.64743936061859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646610736846924">
                <text:p>0.64661073684692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665271878242493">
                <text:p>0.66527187824249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669177234172821">
                <text:p>0.66917723417282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674549102783203">
                <text:p>0.67454910278320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674618363380432">
                <text:p>0.67461836338043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685915291309357">
                <text:p>0.68591529130935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694295227527618">
                <text:p>0.69429522752761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683574020862579">
                <text:p>0.68357402086257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698356091976166">
                <text:p>0.69835609197616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687232673168182">
                <text:p>0.68723267316818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668390870094299">
                <text:p>0.66839087009429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665852189064026">
                <text:p>0.66585218906402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697821915149689">
                <text:p>0.69782191514968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767945766448975">
                <text:p>0.76794576644897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744094133377075">
                <text:p>0.7440941333770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714767277240753">
                <text:p>0.71476727724075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774931013584137">
                <text:p>0.77493101358413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814844250679016">
                <text:p>0.8148442506790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806436777114868">
                <text:p>0.80643677711486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785805702209473">
                <text:p>0.78580570220947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721812069416046">
                <text:p>0.72181206941604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813182294368744">
                <text:p>0.81318229436874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825181841850281">
                <text:p>0.82518184185028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822951316833496">
                <text:p>0.82295131683349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831225335597992">
                <text:p>0.83122533559799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824553966522217">
                <text:p>0.82455396652221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826810956001282">
                <text:p>0.82681095600128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833039402961731">
                <text:p>0.83303940296173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832445502281189">
                <text:p>0.83244550228118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83357161283493">
                <text:p>0.8335716128349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837008118629456">
                <text:p>0.83700811862945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838941931724548">
                <text:p>0.83894193172454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828613996505737">
                <text:p>0.82861399650573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833093643188477">
                <text:p>0.83309364318847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829114258289337">
                <text:p>0.82911425828933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828563213348389">
                <text:p>0.82856321334838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830792963504791">
                <text:p>0.83079296350479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832292079925537">
                <text:p>0.83229207992553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82943457365036">
                <text:p>0.8294345736503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830015778541565">
                <text:p>0.83001577854156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825571596622467">
                <text:p>0.82557159662246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819955885410309">
                <text:p>0.81995588541030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845036447048187">
                <text:p>0.84503644704818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849073708057404">
                <text:p>0.84907370805740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849160373210907">
                <text:p>0.84916037321090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850741565227508">
                <text:p>0.85074156522750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851125597953796">
                <text:p>0.85112559795379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852325081825256">
                <text:p>0.85232508182525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853116512298584">
                <text:p>0.85311651229858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848692655563355">
                <text:p>0.84869265556335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848930776119232">
                <text:p>0.84893077611923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84864068031311">
                <text:p>0.8486406803131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848225831985474">
                <text:p>0.84822583198547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848448634147644">
                <text:p>0.84844863414764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847851634025574">
                <text:p>0.84785163402557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838741064071655">
                <text:p>0.83874106407165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846809685230255">
                <text:p>0.84680968523025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876298129558563">
                <text:p>0.87629812955856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874762117862701">
                <text:p>0.87476211786270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857747435569763">
                <text:p>0.85774743556976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780193567276001">
                <text:p>0.78019356727600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813957452774048">
                <text:p>0.81395745277404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523845314979553">
                <text:p>0.52384531497955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26039519906044">
                <text:p>0.2603951990604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279393076896667">
                <text:p>0.27939307689666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284505397081375">
                <text:p>0.2845053970813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298058807849884">
                <text:p>0.29805880784988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285564094781876">
                <text:p>0.28556409478187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295655339956284">
                <text:p>0.29565533995628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295192033052444">
                <text:p>0.29519203305244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294923394918442">
                <text:p>0.29492339491844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270579129457474">
                <text:p>0.27057912945747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260288268327713">
                <text:p>0.26028826832771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37007629871368">
                <text:p>0.53700762987136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840279877185822">
                <text:p>0.84027987718582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880512535572052">
                <text:p>0.88051253557205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851952910423279">
                <text:p>0.85195291042327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829570353031158">
                <text:p>0.82957035303115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903282582759857">
                <text:p>0.90328258275985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898337304592133">
                <text:p>0.89833730459213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876785159111023">
                <text:p>0.87678515911102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884188413619995">
                <text:p>0.88418841361999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869206428527832">
                <text:p>0.86920642852783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895546078681946">
                <text:p>0.89554607868194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908961653709412">
                <text:p>0.90896165370941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902096569538116">
                <text:p>0.90209656953811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900233209133148">
                <text:p>0.90023320913314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877000629901886">
                <text:p>0.87700062990188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897295117378235">
                <text:p>0.89729511737823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845517039299011">
                <text:p>0.84551703929901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87361466884613">
                <text:p>0.8736146688461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765027403831482">
                <text:p>0.76502740383148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884405672550201">
                <text:p>0.88440567255020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863299131393433">
                <text:p>0.86329913139343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89850389957428">
                <text:p>0.8985038995742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890977382659912">
                <text:p>0.89097738265991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882803976535797">
                <text:p>0.88280397653579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891876995563507">
                <text:p>0.89187699556350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862602412700653">
                <text:p>0.86260241270065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900459885597229">
                <text:p>0.90045988559722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869389295578003">
                <text:p>0.86938929557800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837782084941864">
                <text:p>0.8377820849418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877372920513153">
                <text:p>0.87737292051315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867949724197388">
                <text:p>0.86794972419738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885087788105011">
                <text:p>0.88508778810501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9034024477005">
                <text:p>0.903402447700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840735733509064">
                <text:p>0.84073573350906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90166699886322">
                <text:p>0.9016669988632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902941107749939">
                <text:p>0.90294110774993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888925015926361">
                <text:p>0.88892501592636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887290418148041">
                <text:p>0.88729041814804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890741169452667">
                <text:p>0.89074116945266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908838450908661">
                <text:p>0.90883845090866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902203261852264">
                <text:p>0.90220326185226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902548670768738">
                <text:p>0.90254867076873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904075920581818">
                <text:p>0.90407592058181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898508131504059">
                <text:p>0.89850813150405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911981582641602">
                <text:p>0.91198158264160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908248782157898">
                <text:p>0.90824878215789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906729400157928">
                <text:p>0.90672940015792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899029076099396">
                <text:p>0.89902907609939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892095029354095">
                <text:p>0.89209502935409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908623039722443">
                <text:p>0.90862303972244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890603065490723">
                <text:p>0.89060306549072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900240659713745">
                <text:p>0.90024065971374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883952498435974">
                <text:p>0.88395249843597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874563872814178">
                <text:p>0.87456387281417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826477825641632">
                <text:p>0.82647782564163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779936790466309">
                <text:p>0.77993679046630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522544026374817">
                <text:p>0.52254402637481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494179278612137">
                <text:p>0.49417927861213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299277812242508">
                <text:p>0.29927781224250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627977907657623">
                <text:p>0.62797790765762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43307426571846">
                <text:p>0.4330742657184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535066604614258">
                <text:p>0.53506660461425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822231888771057">
                <text:p>0.82223188877105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840292513370514">
                <text:p>0.84029251337051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848012685775757">
                <text:p>0.84801268577575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865584909915924">
                <text:p>0.86558490991592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902456402778626">
                <text:p>0.90245640277862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914977788925171">
                <text:p>0.91497778892517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908764123916626">
                <text:p>0.90876412391662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901719927787781">
                <text:p>0.90171992778778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903340280056">
                <text:p>0.90334028005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898313522338867">
                <text:p>0.89831352233886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907770276069641">
                <text:p>0.90777027606964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87056314945221">
                <text:p>0.8705631494522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896000981330872">
                <text:p>0.89600098133087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895007967948914">
                <text:p>0.89500796794891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892956018447876">
                <text:p>0.89295601844787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88421642780304">
                <text:p>0.8842164278030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889810383319855">
                <text:p>0.88981038331985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915108025074005">
                <text:p>0.91510802507400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921618223190308">
                <text:p>0.92161822319030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920538902282715">
                <text:p>0.92053890228271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91957688331604">
                <text:p>0.9195768833160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915434837341309">
                <text:p>0.91543483734130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913479685783386">
                <text:p>0.91347968578338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913480639457702">
                <text:p>0.91348063945770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912957549095154">
                <text:p>0.91295754909515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9129918217659">
                <text:p>0.912991821765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911724090576172">
                <text:p>0.91172409057617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911622047424316">
                <text:p>0.91162204742431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9100501537323">
                <text:p>0.910050153732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911004364490509">
                <text:p>0.91100436449050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91217166185379">
                <text:p>0.9121716618537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910356879234314">
                <text:p>0.91035687923431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908650875091553">
                <text:p>0.90865087509155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909215867519379">
                <text:p>0.90921586751937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908383429050446">
                <text:p>0.90838342905044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908733069896698">
                <text:p>0.90873306989669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905836522579193">
                <text:p>0.90583652257919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90825343132019">
                <text:p>0.9082534313201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906811952590942">
                <text:p>0.90681195259094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90779572725296">
                <text:p>0.9077957272529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906542956829071">
                <text:p>0.90654295682907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903693199157715">
                <text:p>0.90369319915771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898759067058563">
                <text:p>0.89875906705856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896954119205475">
                <text:p>0.89695411920547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89786034822464">
                <text:p>0.8978603482246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898298263549805">
                <text:p>0.89829826354980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899125814437866">
                <text:p>0.89912581443786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899277746677399">
                <text:p>0.89927774667739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904235184192658">
                <text:p>0.90423518419265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912007033824921">
                <text:p>0.91200703382492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909301578998566">
                <text:p>0.90930157899856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906652629375458">
                <text:p>0.90665262937545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907730162143707">
                <text:p>0.90773016214370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904797315597534">
                <text:p>0.90479731559753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905316591262817">
                <text:p>0.90531659126281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904538571834564">
                <text:p>0.90453857183456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91825395822525">
                <text:p>0.9182539582252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920605421066284">
                <text:p>0.92060542106628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909138739109039">
                <text:p>0.90913873910903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907754123210907">
                <text:p>0.90775412321090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909530937671661">
                <text:p>0.90953093767166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910121202468872">
                <text:p>0.91012120246887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914125621318817">
                <text:p>0.91412562131881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915233790874481">
                <text:p>0.91523379087448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92417049407959">
                <text:p>0.9241704940795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92613697052002">
                <text:p>0.9261369705200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919198632240295">
                <text:p>0.91919863224029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899593949317932">
                <text:p>0.89959394931793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901537477970123">
                <text:p>0.90153747797012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898717224597931">
                <text:p>0.89871722459793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897828280925751">
                <text:p>0.89782828092575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898881256580353">
                <text:p>0.89888125658035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898986518383026">
                <text:p>0.89898651838302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896816194057465">
                <text:p>0.89681619405746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896598219871521">
                <text:p>0.89659821987152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897611320018768">
                <text:p>0.89761132001876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89835399389267">
                <text:p>0.8983539938926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898503601551056">
                <text:p>0.89850360155105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898417532444">
                <text:p>0.89841753244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897794127464294">
                <text:p>0.89779412746429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89812582731247">
                <text:p>0.8981258273124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898279011249542">
                <text:p>0.89827901124954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89922958612442">
                <text:p>0.8992295861244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899535596370697">
                <text:p>0.89953559637069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89983457326889">
                <text:p>0.8998345732688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899863421916962">
                <text:p>0.89986342191696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90004950761795">
                <text:p>0.9000495076179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900295197963715">
                <text:p>0.90029519796371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900310575962067">
                <text:p>0.90031057596206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900087177753449">
                <text:p>0.90008717775344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900224983692169">
                <text:p>0.90022498369216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899916291236877">
                <text:p>0.89991629123687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900058448314667">
                <text:p>0.90005844831466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900162816047668">
                <text:p>0.90016281604766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900114476680756">
                <text:p>0.90011447668075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90041309595108">
                <text:p>0.9004130959510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900249004364014">
                <text:p>0.90024900436401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900884449481964">
                <text:p>0.90088444948196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900611758232117">
                <text:p>0.90061175823211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901260733604431">
                <text:p>0.90126073360443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901043236255646">
                <text:p>0.90104323625564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901716291904449">
                <text:p>0.90171629190444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901839673519134">
                <text:p>0.90183967351913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901719152927399">
                <text:p>0.90171915292739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902044534683228">
                <text:p>0.90204453468322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902277290821075">
                <text:p>0.90227729082107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902707040309906">
                <text:p>0.90270704030990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902982592582702">
                <text:p>0.90298259258270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903109610080719">
                <text:p>0.90310961008071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903040170669556">
                <text:p>0.90304017066955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90334278345108">
                <text:p>0.903342783451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90321695804596">
                <text:p>0.9032169580459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903404533863068">
                <text:p>0.90340453386306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90337598323822">
                <text:p>0.9033759832382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903284251689911">
                <text:p>0.90328425168991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902724981307983">
                <text:p>0.90272498130798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902920126914978">
                <text:p>0.90292012691497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902697086334228">
                <text:p>0.90269708633422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902436017990112">
                <text:p>0.90243601799011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902535259723663">
                <text:p>0.90253525972366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902478575706482">
                <text:p>0.90247857570648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902379751205444">
                <text:p>0.90237975120544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902503788471222">
                <text:p>0.90250378847122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902517259120941">
                <text:p>0.90251725912094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9023517370224">
                <text:p>0.902351737022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902470231056213">
                <text:p>0.90247023105621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902472078800201">
                <text:p>0.90247207880020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902490735054016">
                <text:p>0.90249073505401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902755200862884">
                <text:p>0.90275520086288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90278947353363">
                <text:p>0.9027894735336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902611911296844">
                <text:p>0.90261191129684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902948200702667">
                <text:p>0.90294820070266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903052389621735">
                <text:p>0.90305238962173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903089284896851">
                <text:p>0.90308928489685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902646124362946">
                <text:p>0.90264612436294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90271383523941">
                <text:p>0.9027138352394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902411818504334">
                <text:p>0.90241181850433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902637839317322">
                <text:p>0.90263783931732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902921140193939">
                <text:p>0.90292114019393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90432220697403">
                <text:p>0.9043222069740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903767228126526">
                <text:p>0.90376722812652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903863310813904">
                <text:p>0.90386331081390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90369188785553">
                <text:p>0.9036918878555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903524398803711">
                <text:p>0.90352439880371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903941750526428">
                <text:p>0.90394175052642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903838515281677">
                <text:p>0.90383851528167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906478881835938">
                <text:p>0.90647888183593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907056510448456">
                <text:p>0.90705651044845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899680256843567">
                <text:p>0.89968025684356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90944254398346">
                <text:p>0.9094425439834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917841017246246">
                <text:p>0.91784101724624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912467300891876">
                <text:p>0.91246730089187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913900971412659">
                <text:p>0.91390097141265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915318489074707">
                <text:p>0.91531848907470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916688084602356">
                <text:p>0.91668808460235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919959366321564">
                <text:p>0.91995936632156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908337593078613">
                <text:p>0.90833759307861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890082716941834">
                <text:p>0.89008271694183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887639820575714">
                <text:p>0.88763982057571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891802608966827">
                <text:p>0.89180260896682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89808064699173">
                <text:p>0.8980806469917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9064502120018">
                <text:p>0.906450212001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909161746501923">
                <text:p>0.90916174650192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909278810024262">
                <text:p>0.90927881002426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893815517425537">
                <text:p>0.89381551742553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891878664493561">
                <text:p>0.89187866449356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90837013721466">
                <text:p>0.9083701372146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911873519420624">
                <text:p>0.91187351942062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912200391292572">
                <text:p>0.91220039129257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915233492851257">
                <text:p>0.91523349285125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917664706707001">
                <text:p>0.91766470670700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919463574886322">
                <text:p>0.91946357488632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919232904911041">
                <text:p>0.91923290491104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919073522090912">
                <text:p>0.91907352209091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918395936489105">
                <text:p>0.91839593648910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918479859828949">
                <text:p>0.91847985982894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918097972869873">
                <text:p>0.91809797286987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917069911956787">
                <text:p>0.91706991195678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917747378349304">
                <text:p>0.91774737834930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917104363441467">
                <text:p>0.91710436344146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917206823825836">
                <text:p>0.91720682382583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91596394777298">
                <text:p>0.9159639477729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916659414768219">
                <text:p>0.91665941476821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915130615234375">
                <text:p>0.91513061523437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913443386554718">
                <text:p>0.91344338655471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901171624660492">
                <text:p>0.90117162466049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902631938457489">
                <text:p>0.90263193845748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908182084560394">
                <text:p>0.90818208456039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906021893024445">
                <text:p>0.90602189302444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895438969135284">
                <text:p>0.89543896913528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912936925888062">
                <text:p>0.91293692588806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884249091148376">
                <text:p>0.88424909114837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881344556808472">
                <text:p>0.88134455680847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85453581809998">
                <text:p>0.88545358180999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896075189113617">
                <text:p>0.89607518911361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878786146640778">
                <text:p>0.87878614664077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893182992935181">
                <text:p>0.89318299293518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898199915885925">
                <text:p>0.89819991588592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886427879333496">
                <text:p>0.88642787933349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86514538526535">
                <text:p>0.8651453852653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809564352035522">
                <text:p>0.80956435203552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833016872406006">
                <text:p>0.83301687240600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866936504840851">
                <text:p>0.86693650484085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884626626968384">
                <text:p>0.88462662696838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870105683803558">
                <text:p>0.87010568380355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883220136165619">
                <text:p>0.88322013616561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897278189659119">
                <text:p>0.89727818965911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90063738822937">
                <text:p>0.9006373882293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901598334312439">
                <text:p>0.90159833431243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903409600257874">
                <text:p>0.90340960025787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883074283599854">
                <text:p>0.88307428359985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876974582672119">
                <text:p>0.87697458267211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83474588394165">
                <text:p>0.88347458839416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897872626781464">
                <text:p>0.89787262678146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904372990131378">
                <text:p>0.90437299013137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900619804859161">
                <text:p>0.90061980485916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911755442619324">
                <text:p>0.91175544261932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899807512760162">
                <text:p>0.89980751276016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8905890583992">
                <text:p>0.890589058399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898969113826752">
                <text:p>0.89896911382675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889389634132385">
                <text:p>0.88938963413238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90590071678162">
                <text:p>0.89059007167816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887142300605774">
                <text:p>0.88714230060577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892332553863525">
                <text:p>0.89233255386352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9218020439148">
                <text:p>0.8921802043914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898461818695068">
                <text:p>0.89846181869506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93382549285889">
                <text:p>0.89338254928588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891296029090881">
                <text:p>0.89129602909088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8527101278305">
                <text:p>0.8852710127830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882554590702057">
                <text:p>0.88255459070205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8049191236496">
                <text:p>0.8804919123649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889578998088837">
                <text:p>0.88957899808883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906003415584564">
                <text:p>0.90600341558456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886351585388184">
                <text:p>0.88635158538818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90191525220871">
                <text:p>0.9019152522087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898605883121491">
                <text:p>0.89860588312149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892236292362213">
                <text:p>0.89223629236221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903309762477875">
                <text:p>0.90330976247787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901038885116577">
                <text:p>0.90103888511657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894176602363586">
                <text:p>0.89417660236358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856841444969177">
                <text:p>0.85684144496917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805864930152893">
                <text:p>0.80586493015289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862266600131989">
                <text:p>0.86226660013198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849594831466675">
                <text:p>0.84959483146667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763177335262299">
                <text:p>0.76317733526229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480661183595657">
                <text:p>0.48066118359565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303529232740402">
                <text:p>0.30352923274040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312545359134674">
                <text:p>0.31254535913467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37303227186203">
                <text:p>0.3730322718620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637623727321625">
                <text:p>0.63762372732162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418333530426025">
                <text:p>0.41833353042602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326777100563049">
                <text:p>0.32677710056304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530078947544098">
                <text:p>0.53007894754409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609952747821808">
                <text:p>0.60995274782180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502208828926086">
                <text:p>0.50220882892608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642078697681427">
                <text:p>0.64207869768142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648457527160645">
                <text:p>0.64845752716064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760489106178284">
                <text:p>0.76048910617828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80303966999054">
                <text:p>0.8030396699905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84918475151062">
                <text:p>0.8491847515106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524912476539612">
                <text:p>0.52491247653961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823664546012878">
                <text:p>0.82366454601287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785205662250519">
                <text:p>0.78520566225051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801236748695374">
                <text:p>0.80123674869537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85448282957077">
                <text:p>0.8544828295707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88952910900116">
                <text:p>0.8895291090011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91461181640625">
                <text:p>0.9146118164062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895740985870361">
                <text:p>0.89574098587036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890902757644653">
                <text:p>0.89090275764465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887407839298248">
                <text:p>0.88740783929824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90974622964859">
                <text:p>0.9097462296485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89401638507843">
                <text:p>0.8940163850784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913298308849335">
                <text:p>0.91329830884933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907301485538483">
                <text:p>0.90730148553848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839712142944336">
                <text:p>0.83971214294433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892826020717621">
                <text:p>0.89282602071762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855436146259308">
                <text:p>0.85543614625930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889543533325195">
                <text:p>0.88954353332519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877069592475891">
                <text:p>0.87706959247589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858211576938629">
                <text:p>0.85821157693862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899389028549194">
                <text:p>0.89938902854919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912285804748535">
                <text:p>0.91228580474853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92195999622345">
                <text:p>0.9219599962234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926155626773834">
                <text:p>0.92615562677383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931462645530701">
                <text:p>0.93146264553070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939667582511902">
                <text:p>0.93966758251190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941218137741089">
                <text:p>0.94121813774108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942895412445068">
                <text:p>0.94289541244506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94452178478241">
                <text:p>0.9445217847824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944992184638977">
                <text:p>0.94499218463897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945277094841003">
                <text:p>0.94527709484100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945893108844757">
                <text:p>0.94589310884475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946421027183533">
                <text:p>0.94642102718353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946755290031433">
                <text:p>0.94675529003143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945310711860657">
                <text:p>0.94531071186065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939443469047546">
                <text:p>0.93944346904754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922258555889129">
                <text:p>0.92225855588912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908204078674316">
                <text:p>0.90820407867431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902776122093201">
                <text:p>0.90277612209320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909004926681519">
                <text:p>0.90900492668151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91083812713623">
                <text:p>0.9108381271362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894341289997101">
                <text:p>0.89434128999710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898709714412689">
                <text:p>0.89870971441268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910113513469696">
                <text:p>0.91011351346969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923209488391876">
                <text:p>0.92320948839187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896288394927979">
                <text:p>0.89628839492797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903796076774597">
                <text:p>0.90379607677459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919532716274262">
                <text:p>0.91953271627426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908555865287781">
                <text:p>0.90855586528778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888615310192108">
                <text:p>0.88861531019210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903182625770569">
                <text:p>0.90318262577056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888938069343567">
                <text:p>0.88893806934356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871355473995209">
                <text:p>0.87135547399520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667768955230713">
                <text:p>0.66776895523071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501899242401123">
                <text:p>0.50189924240112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789053916931152">
                <text:p>0.78905391693115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857862651348114">
                <text:p>0.85786265134811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887070536613464">
                <text:p>0.88707053661346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839212477207184">
                <text:p>0.83921247720718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880527377128601">
                <text:p>0.88052737712860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894401788711548">
                <text:p>0.89440178871154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891346216201782">
                <text:p>0.89134621620178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863463580608368">
                <text:p>0.86346358060836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910516440868378">
                <text:p>0.91051644086837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905191540718079">
                <text:p>0.90519154071807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885061919689178">
                <text:p>0.88506191968917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876128733158112">
                <text:p>0.87612873315811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760710120201111">
                <text:p>0.76071012020111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687103152275085">
                <text:p>0.68710315227508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361289530992508">
                <text:p>0.36128953099250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802629053592682">
                <text:p>0.80262905359268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803975343704224">
                <text:p>0.80397534370422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810916543006897">
                <text:p>0.81091654300689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841740727424622">
                <text:p>0.84174072742462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776238918304443">
                <text:p>0.77623891830444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780070126056671">
                <text:p>0.78007012605667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808214008808136">
                <text:p>0.80821400880813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871737539768219">
                <text:p>0.87173753976821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888830721378326">
                <text:p>0.88883072137832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878424286842346">
                <text:p>0.87842428684234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88047593832016">
                <text:p>0.8804759383201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857005774974823">
                <text:p>0.85700577497482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838295876979828">
                <text:p>0.83829587697982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783271908760071">
                <text:p>0.78327190876007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778250277042389">
                <text:p>0.77825027704238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787846744060516">
                <text:p>0.78784674406051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872672498226166">
                <text:p>0.87267249822616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875182688236237">
                <text:p>0.87518268823623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870427250862122">
                <text:p>0.87042725086212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872782588005066">
                <text:p>0.87278258800506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878218233585358">
                <text:p>0.87821823358535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886690855026245">
                <text:p>0.88669085502624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890571653842926">
                <text:p>0.89057165384292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870731234550476">
                <text:p>0.87073123455047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837563753128052">
                <text:p>0.83756375312805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898171305656433">
                <text:p>0.89817130565643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838191151618958">
                <text:p>0.83819115161895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859607994556427">
                <text:p>0.85960799455642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862387239933014">
                <text:p>0.86238723993301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881942689418793">
                <text:p>0.88194268941879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850372731685638">
                <text:p>0.85037273168563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831918060779572">
                <text:p>0.83191806077957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803320705890656">
                <text:p>0.80332070589065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820881605148315">
                <text:p>0.82088160514831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865120530128479">
                <text:p>0.86512053012847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83558189868927">
                <text:p>0.8355818986892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895544409751892">
                <text:p>0.89554440975189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910913407802582">
                <text:p>0.91091340780258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882918238639831">
                <text:p>0.88291823863983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886974811553955">
                <text:p>0.88697481155395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904349148273468">
                <text:p>0.90434914827346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911085367202759">
                <text:p>0.91108536720275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89754045009613">
                <text:p>0.8975404500961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898436188697815">
                <text:p>0.89843618869781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899030268192291">
                <text:p>0.89903026819229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902813136577606">
                <text:p>0.90281313657760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906345129013062">
                <text:p>0.90634512901306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90653645992279">
                <text:p>0.9065364599227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897413551807404">
                <text:p>0.89741355180740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882547378540039">
                <text:p>0.88254737854003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910549938678741">
                <text:p>0.91054993867874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90680718421936">
                <text:p>0.9068071842193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904588639736176">
                <text:p>0.90458863973617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903894245624542">
                <text:p>0.90389424562454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902534008026123">
                <text:p>0.90253400802612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906122982501983">
                <text:p>0.90612298250198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901789367198944">
                <text:p>0.90178936719894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902267336845398">
                <text:p>0.90226733684539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896728098392487">
                <text:p>0.89672809839248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878556191921234">
                <text:p>0.87855619192123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901030719280243">
                <text:p>0.90103071928024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901226699352264">
                <text:p>0.90122669935226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903712570667267">
                <text:p>0.90371257066726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891608476638794">
                <text:p>0.89160847663879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879833877086639">
                <text:p>0.87983387708663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878162324428558">
                <text:p>0.87816232442855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880625069141388">
                <text:p>0.88062506914138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878357112407684">
                <text:p>0.87835711240768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861875534057617">
                <text:p>0.86187553405761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840095698833466">
                <text:p>0.84009569883346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850588262081146">
                <text:p>0.85058826208114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891177117824554">
                <text:p>0.89117711782455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91754812002182">
                <text:p>0.9175481200218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909968495368958">
                <text:p>0.90996849536895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899839699268341">
                <text:p>0.89983969926834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914789795875549">
                <text:p>0.91478979587554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913176596164703">
                <text:p>0.91317659616470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895513772964477">
                <text:p>0.89551377296447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892370164394379">
                <text:p>0.89237016439437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891709446907043">
                <text:p>0.89170944690704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849292278289795">
                <text:p>0.84929227828979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831917941570282">
                <text:p>0.83191794157028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89184433221817">
                <text:p>0.8918443322181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906579554080963">
                <text:p>0.90657955408096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898155868053436">
                <text:p>0.89815586805343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912531435489654">
                <text:p>0.91253143548965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914806127548218">
                <text:p>0.91480612754821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899919271469116">
                <text:p>0.89991927146911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887650191783905">
                <text:p>0.88765019178390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92309182882309">
                <text:p>0.9230918288230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910155236721039">
                <text:p>0.91015523672103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90572589635849">
                <text:p>0.9057258963584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886479020118713">
                <text:p>0.88647902011871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895578622817993">
                <text:p>0.89557862281799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908328294754028">
                <text:p>0.90832829475402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904475092887878">
                <text:p>0.90447509288787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903929114341736">
                <text:p>0.90392911434173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882498443126678">
                <text:p>0.8824984431266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